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dvGulliv-R" svg:font-family="AdvGulliv-R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03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35cm"/>
    </style:style>
    <style:style style:name="co8" style:family="table-column">
      <style:table-column-properties fo:break-before="auto" style:column-width="1.695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2.459cm"/>
    </style:style>
    <style:style style:name="co17" style:family="table-column">
      <style:table-column-properties fo:break-before="auto" style:column-width="0.988cm"/>
    </style:style>
    <style:style style:name="co18" style:family="table-column">
      <style:table-column-properties fo:break-before="auto" style:column-width="1.369cm"/>
    </style:style>
    <style:style style:name="co19" style:family="table-column">
      <style:table-column-properties fo:break-before="auto" style:column-width="1.833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506cm"/>
    </style:style>
    <style:style style:name="co22" style:family="table-column">
      <style:table-column-properties fo:break-before="auto" style:column-width="1.397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921cm"/>
    </style:style>
    <style:style style:name="co26" style:family="table-column">
      <style:table-column-properties fo:break-before="auto" style:column-width="3.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 style:data-style-name="N107">
      <style:text-properties fo:font-weight="bold" style:font-weight-asian="bold" style:font-weight-complex="bold"/>
    </style:style>
    <style:style style:name="ce14" style:family="table-cell" style:parent-style-name="Default" style:data-style-name="N107"/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ce28" style:family="table-cell" style:parent-style-name="Default" style:data-style-name="N2">
      <style:table-cell-properties fo:background-color="#999999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ackground-color="#9999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o - B&amp;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number-columns-repeated="4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ance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11"/>
          <table:table-cell table:style-name="ce1" office:value-type="string" calcext:value-type="string" table:number-columns-spanned="8" table:number-rows-spanned="1">
            <text:p>B&amp;C</text:p>
          </table:table-cell>
          <table:covered-table-cell table:number-columns-repeated="7" table:style-name="ce11"/>
          <table:table-cell table:style-name="ce1" office:value-type="string" calcext:value-type="string" table:number-columns-spanned="3" table:number-rows-spanned="1">
            <text:p>Manual</text:p>
          </table:table-cell>
          <table:covered-table-cell/>
          <table:covered-table-cell table:style-name="ce5"/>
          <table:table-cell table:style-name="ce11" table:number-columns-repeated="48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K</text:p>
          </table:table-cell>
          <table:table-cell table:style-name="ce11" office:value-type="string" calcext:value-type="string">
            <text:p>ILSc</text:p>
          </table:table-cell>
          <table:table-cell table:style-name="ce11" office:value-type="string" calcext:value-type="string">
            <text:p>ILSt</text:p>
          </table:table-cell>
          <table:table-cell table:style-name="ce11" office:value-type="string" calcext:value-type="string">
            <text:p>Rtt</text:p>
          </table:table-cell>
          <table:table-cell table:style-name="ce11" office:value-type="string" calcext:value-type="string">
            <text:p><text:s/>BnCc</text:p>
          </table:table-cell>
          <table:table-cell table:style-name="ce11" office:value-type="string" calcext:value-type="string">
            <text:p><text:s/>Nds</text:p>
          </table:table-cell>
          <table:table-cell table:style-name="ce11" office:value-type="string" calcext:value-type="string">
            <text:p><text:s/>BnCt</text:p>
          </table:table-cell>
          <table:table-cell table:style-name="ce11" office:value-type="string" calcext:value-type="string">
            <text:p><text:s/>SEPt</text:p>
          </table:table-cell>
          <table:table-cell table:style-name="ce11" office:value-type="string" calcext:value-type="string">
            <text:p><text:s/>Pgn</text:p>
          </table:table-cell>
          <table:table-cell table:style-name="ce11" office:value-type="string" calcext:value-type="string">
            <text:p><text:s/>zAct</text:p>
          </table:table-cell>
          <table:table-cell table:style-name="ce11" office:value-type="string" calcext:value-type="string">
            <text:p><text:s/>f Act</text:p>
          </table:table-cell>
          <table:table-cell table:style-name="ce11" office:value-type="string" calcext:value-type="string">
            <text:p>Manualc</text:p>
          </table:table-cell>
          <table:table-cell table:style-name="ce11" office:value-type="string" calcext:value-type="string">
            <text:p>ILSc* </text:p>
          </table:table-cell>
          <table:table-cell table:style-name="ce15" office:value-type="string" calcext:value-type="string">
            <text:p>GAP%</text:p>
          </table:table-cell>
          <table:table-cell table:style-name="ce11" table:number-columns-repeated="48"/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71.85" calcext:value-type="float">
            <text:p>971.85</text:p>
          </table:table-cell>
          <table:table-cell office:value-type="float" office:value="0.09" calcext:value-type="float">
            <text:p>0.09</text:p>
          </table:table-cell>
          <table:table-cell office:value-type="float" office:value="0.35" calcext:value-type="float">
            <text:p>0.35</text:p>
          </table:table-cell>
          <table:table-cell office:value-type="float" office:value="971.85" calcext:value-type="float">
            <text:p>971.85</text:p>
          </table:table-cell>
          <table:table-cell office:value-type="float" office:value="459" calcext:value-type="float">
            <text:p>459</text:p>
          </table:table-cell>
          <table:table-cell office:value-type="float" office:value="9.02" calcext:value-type="float">
            <text:p>9.02</text:p>
          </table:table-cell>
          <table:table-cell office:value-type="float" office:value="0.05" calcext:value-type="float">
            <text:p>0.05</text:p>
          </table:table-cell>
          <table:table-cell office:value-type="float" office:value="216" calcext:value-type="float">
            <text:p>216</text:p>
          </table:table-cell>
          <table:table-cell office:value-type="float" office:value="506" calcext:value-type="float">
            <text:p>506</text:p>
          </table:table-cell>
          <table:table-cell office:value-type="float" office:value="365" calcext:value-type="float">
            <text:p>365</text:p>
          </table:table-cell>
          <table:table-cell table:style-name="ce6" office:value-type="float" office:value="1728.57" calcext:value-type="float">
            <text:p>1728.57</text:p>
          </table:table-cell>
          <table:table-cell office:value-type="float" office:value="1155.22" calcext:value-type="float">
            <text:p>1155.22</text:p>
          </table:table-cell>
          <table:table-cell table:formula="of:=100*([.N3]-[.O3])/[.N3]" office:value-type="float" office:value="33.169035676889" calcext:value-type="float">
            <text:p>33.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82.43" calcext:value-type="float">
            <text:p>1082.43</text:p>
          </table:table-cell>
          <table:table-cell office:value-type="float" office:value="0.07" calcext:value-type="float">
            <text:p>0.07</text:p>
          </table:table-cell>
          <table:table-cell office:value-type="float" office:value="0.28" calcext:value-type="float">
            <text:p>0.28</text:p>
          </table:table-cell>
          <table:table-cell office:value-type="float" office:value="1082.43" calcext:value-type="float">
            <text:p>1082.43</text:p>
          </table:table-cell>
          <table:table-cell office:value-type="float" office:value="624" calcext:value-type="float">
            <text:p>624</text:p>
          </table:table-cell>
          <table:table-cell office:value-type="float" office:value="9.38" calcext:value-type="float">
            <text:p>9.38</text:p>
          </table:table-cell>
          <table:table-cell office:value-type="float" office:value="0.05" calcext:value-type="float">
            <text:p>0.05</text:p>
          </table:table-cell>
          <table:table-cell office:value-type="float" office:value="399" calcext:value-type="float">
            <text:p>399</text:p>
          </table:table-cell>
          <table:table-cell office:value-type="float" office:value="508" calcext:value-type="float">
            <text:p>508</text:p>
          </table:table-cell>
          <table:table-cell office:value-type="float" office:value="332" calcext:value-type="float">
            <text:p>332</text:p>
          </table:table-cell>
          <table:table-cell table:style-name="ce6" office:value-type="float" office:value="1815.62" calcext:value-type="float">
            <text:p>1815.62</text:p>
          </table:table-cell>
          <table:table-cell office:value-type="float" office:value="1109.65" calcext:value-type="float">
            <text:p>1109.65</text:p>
          </table:table-cell>
          <table:table-cell table:formula="of:=100*([.N4]-[.O4])/[.N4]" office:value-type="float" office:value="38.8831363391018" calcext:value-type="float">
            <text:p>38.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0.11" calcext:value-type="float">
            <text:p>0.11</text:p>
          </table:table-cell>
          <table:table-cell office:value-type="float" office:value="1.96" calcext:value-type="float">
            <text:p>1.96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618" calcext:value-type="float">
            <text:p>618</text:p>
          </table:table-cell>
          <table:table-cell office:value-type="float" office:value="37.82" calcext:value-type="float">
            <text:p>37.82</text:p>
          </table:table-cell>
          <table:table-cell office:value-type="float" office:value="0.12" calcext:value-type="float">
            <text:p>0.12</text:p>
          </table:table-cell>
          <table:table-cell office:value-type="float" office:value="1024" calcext:value-type="float">
            <text:p>1024</text:p>
          </table:table-cell>
          <table:table-cell office:value-type="float" office:value="1469" calcext:value-type="float">
            <text:p>1469</text:p>
          </table:table-cell>
          <table:table-cell office:value-type="float" office:value="1751" calcext:value-type="float">
            <text:p>1751</text:p>
          </table:table-cell>
          <table:table-cell table:style-name="ce6" office:value-type="float" office:value="4063.72" calcext:value-type="float">
            <text:p>4063.72</text:p>
          </table:table-cell>
          <table:table-cell office:value-type="float" office:value="1756.57" calcext:value-type="float">
            <text:p>1756.57</text:p>
          </table:table-cell>
          <table:table-cell table:formula="of:=100*([.N5]-[.O5])/[.N5]" office:value-type="float" office:value="56.7743348459047" calcext:value-type="float">
            <text:p>56.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33.61" calcext:value-type="float">
            <text:p>1433.61</text:p>
          </table:table-cell>
          <table:table-cell office:value-type="float" office:value="0.09" calcext:value-type="float">
            <text:p>0.09</text:p>
          </table:table-cell>
          <table:table-cell office:value-type="float" office:value="1.41" calcext:value-type="float">
            <text:p>1.41</text:p>
          </table:table-cell>
          <table:table-cell office:value-type="float" office:value="1433.61" calcext:value-type="float">
            <text:p>1433.61</text:p>
          </table:table-cell>
          <table:table-cell office:value-type="float" office:value="662" calcext:value-type="float">
            <text:p>662</text:p>
          </table:table-cell>
          <table:table-cell office:value-type="float" office:value="28.29" calcext:value-type="float">
            <text:p>28.29</text:p>
          </table:table-cell>
          <table:table-cell office:value-type="float" office:value="0.09" calcext:value-type="float">
            <text:p>0.09</text:p>
          </table:table-cell>
          <table:table-cell office:value-type="float" office:value="802" calcext:value-type="float">
            <text:p>802</text:p>
          </table:table-cell>
          <table:table-cell office:value-type="float" office:value="915" calcext:value-type="float">
            <text:p>915</text:p>
          </table:table-cell>
          <table:table-cell office:value-type="float" office:value="781" calcext:value-type="float">
            <text:p>781</text:p>
          </table:table-cell>
          <table:table-cell table:style-name="ce6" office:value-type="float" office:value="3217.05" calcext:value-type="float">
            <text:p>3217.05</text:p>
          </table:table-cell>
          <table:table-cell table:style-name="ce6" office:value-type="float" office:value="1605.1" calcext:value-type="float">
            <text:p>1605.10</text:p>
          </table:table-cell>
          <table:table-cell table:formula="of:=100*([.N6]-[.O6])/[.N6]" office:value-type="float" office:value="50.1064639965186" calcext:value-type="float">
            <text:p>50.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43.73" calcext:value-type="float">
            <text:p>1843.73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1843.73" calcext:value-type="float">
            <text:p>1843.7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style-name="ce6" office:value-type="float" office:value="2540.67" calcext:value-type="float">
            <text:p>2540.67</text:p>
          </table:table-cell>
          <table:table-cell office:value-type="float" office:value="1622.85" calcext:value-type="float">
            <text:p>1622.85</text:p>
          </table:table-cell>
          <table:table-cell table:formula="of:=100*([.N7]-[.O7])/[.N7]" office:value-type="float" office:value="36.1251166031008" calcext:value-type="float">
            <text:p>36.1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29.24" calcext:value-type="float">
            <text:p>1529.24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529.24" calcext:value-type="float">
            <text:p>1529.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table:style-name="ce6" office:value-type="float" office:value="4254.67" calcext:value-type="float">
            <text:p>4254.67</text:p>
          </table:table-cell>
          <table:table-cell office:value-type="float" office:value="2473.11" calcext:value-type="float">
            <text:p>2473.11</text:p>
          </table:table-cell>
          <table:table-cell table:formula="of:=100*([.N8]-[.O8])/[.N8]" office:value-type="float" office:value="41.8730477334317" calcext:value-type="float">
            <text:p>41.8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56.93" calcext:value-type="float">
            <text:p>1356.93</text:p>
          </table:table-cell>
          <table:table-cell office:value-type="float" office:value="0.08" calcext:value-type="float">
            <text:p>0.08</text:p>
          </table:table-cell>
          <table:table-cell office:value-type="float" office:value="0.83" calcext:value-type="float">
            <text:p>0.83</text:p>
          </table:table-cell>
          <table:table-cell office:value-type="float" office:value="1356.93" calcext:value-type="float">
            <text:p>1356.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table:style-name="ce6" office:value-type="float" office:value="1923.8" calcext:value-type="float">
            <text:p>1923.80</text:p>
          </table:table-cell>
          <table:table-cell office:value-type="float" office:value="1613.26" calcext:value-type="float">
            <text:p>1613.26</text:p>
          </table:table-cell>
          <table:table-cell table:formula="of:=100*([.N9]-[.O9])/[.N9]" office:value-type="float" office:value="16.1420106040129" calcext:value-type="float">
            <text:p>16.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0.96" calcext:value-type="float">
            <text:p>1190.9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190.96" calcext:value-type="float">
            <text:p>1190.9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style-name="ce6" office:value-type="float" office:value="1355.64" calcext:value-type="float">
            <text:p>1355.64</text:p>
          </table:table-cell>
          <table:table-cell office:value-type="float" office:value="1155.56" calcext:value-type="float">
            <text:p>1155.56</text:p>
          </table:table-cell>
          <table:table-cell table:formula="of:=100*([.N10]-[.O10])/[.N10]" office:value-type="float" office:value="14.7590805818654" calcext:value-type="float">
            <text:p>14.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2.57" calcext:value-type="float">
            <text:p>1672.57</text:p>
          </table:table-cell>
          <table:table-cell office:value-type="float" office:value="0.11" calcext:value-type="float">
            <text:p>0.11</text:p>
          </table:table-cell>
          <table:table-cell office:value-type="float" office:value="1.74" calcext:value-type="float">
            <text:p>1.74</text:p>
          </table:table-cell>
          <table:table-cell office:value-type="float" office:value="1672.57" calcext:value-type="float">
            <text:p>1672.57</text:p>
          </table:table-cell>
          <table:table-cell office:value-type="float" office:value="920" calcext:value-type="float">
            <text:p>920</text:p>
          </table:table-cell>
          <table:table-cell office:value-type="float" office:value="39.06" calcext:value-type="float">
            <text:p>39.06</text:p>
          </table:table-cell>
          <table:table-cell office:value-type="float" office:value="0.13" calcext:value-type="float">
            <text:p>0.13</text:p>
          </table:table-cell>
          <table:table-cell office:value-type="float" office:value="1024" calcext:value-type="float">
            <text:p>1024</text:p>
          </table:table-cell>
          <table:table-cell office:value-type="float" office:value="1590" calcext:value-type="float">
            <text:p>1590</text:p>
          </table:table-cell>
          <table:table-cell office:value-type="float" office:value="1830" calcext:value-type="float">
            <text:p>1830</text:p>
          </table:table-cell>
          <table:table-cell table:style-name="ce6" office:value-type="float" office:value="2079.79" calcext:value-type="float">
            <text:p>2079.79</text:p>
          </table:table-cell>
          <table:table-cell office:value-type="float" office:value="1884.52" calcext:value-type="float">
            <text:p>1884.52</text:p>
          </table:table-cell>
          <table:table-cell table:formula="of:=100*([.N11]-[.O11])/[.N11]" office:value-type="float" office:value="9.38892868991581" calcext:value-type="float">
            <text:p>9.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number-columns-repeated="2"/>
          <table:table-cell table:style-name="ce15" table:formula="of:=AVERAGE([.D3:.D11])" office:value-type="float" office:value="1413.61111111111" calcext:value-type="float">
            <text:p>1413.61</text:p>
          </table:table-cell>
          <table:table-cell table:style-name="ce15" table:formula="of:=AVERAGE([.E3:.E11])" office:value-type="float" office:value="0.0766666666666667" calcext:value-type="float">
            <text:p>0.08</text:p>
          </table:table-cell>
          <table:table-cell table:style-name="ce15" table:formula="of:=AVERAGE([.F3:.F11])" office:value-type="float" office:value="0.817777777777778" calcext:value-type="float">
            <text:p>0.82</text:p>
          </table:table-cell>
          <table:table-cell table:style-name="ce15" table:formula="of:=AVERAGE([.G3:.G11])" office:value-type="float" office:value="1413.61111111111" calcext:value-type="float">
            <text:p>1413.61</text:p>
          </table:table-cell>
          <table:table-cell table:style-name="ce15" table:formula="of:=AVERAGE([.H3:.H11])" office:value-type="float" office:value="364.888888888889" calcext:value-type="float">
            <text:p>364.89</text:p>
          </table:table-cell>
          <table:table-cell table:style-name="ce15" table:formula="of:=AVERAGE([.I3:.I11])" office:value-type="float" office:value="14.2722222222222" calcext:value-type="float">
            <text:p>14.27</text:p>
          </table:table-cell>
          <table:table-cell table:style-name="ce15" table:formula="of:=AVERAGE([.J3:.J11])" office:value-type="float" office:value="0.0488888888888889" calcext:value-type="float">
            <text:p>0.05</text:p>
          </table:table-cell>
          <table:table-cell table:style-name="ce15" table:formula="of:=AVERAGE([.K3:.K11])" office:value-type="float" office:value="485.555555555556" calcext:value-type="float">
            <text:p>485.56</text:p>
          </table:table-cell>
          <table:table-cell table:style-name="ce15" table:formula="of:=AVERAGE([.L3:.L11])" office:value-type="float" office:value="698.444444444445" calcext:value-type="float">
            <text:p>698.44</text:p>
          </table:table-cell>
          <table:table-cell table:style-name="ce15" table:formula="of:=AVERAGE([.M3:.M11])" office:value-type="float" office:value="705.888888888889" calcext:value-type="float">
            <text:p>705.89</text:p>
          </table:table-cell>
          <table:table-cell table:style-name="ce15" table:formula="of:=AVERAGE([.N3:.N11])" office:value-type="float" office:value="2553.28111111111" calcext:value-type="float">
            <text:p>2553.28</text:p>
          </table:table-cell>
          <table:table-cell table:style-name="ce15" table:formula="of:=AVERAGE([.O3:.O11])" office:value-type="float" office:value="1597.31555555556" calcext:value-type="float">
            <text:p>1597.32</text:p>
          </table:table-cell>
          <table:table-cell table:style-name="ce15" table:formula="of:=AVERAGE([.P3:.P11])" office:value-type="float" office:value="33.0245727856378" calcext:value-type="float">
            <text:p>33.02</text:p>
          </table:table-cell>
          <table:table-cell table:style-name="ce11" table:number-columns-repeated="48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4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ig 50 B&amp;C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47" table:default-cell-style-name="Default"/>
        <table:table-row table:style-name="ro1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Rigs</text:p>
          </table:table-cell>
          <table:table-cell table:style-name="ce11" office:value-type="string" calcext:value-type="string">
            <text:p>MSH_cost</text:p>
          </table:table-cell>
          <table:table-cell table:style-name="ce13" office:value-type="string" calcext:value-type="string">
            <text:p>MSH_T(s)</text:p>
          </table:table-cell>
          <table:table-cell table:style-name="ce11" office:value-type="string" calcext:value-type="string">
            <text:p>Phase_1 T(s)</text:p>
          </table:table-cell>
          <table:table-cell table:style-name="ce13" office:value-type="string" calcext:value-type="string">
            <text:p>BnC_cost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Nodes</text:p>
          </table:table-cell>
          <table:table-cell table:style-name="ce13" office:value-type="string" calcext:value-type="string">
            <text:p>BnC_T(s)</text:p>
          </table:table-cell>
          <table:table-cell table:style-name="ce11" office:value-type="string" calcext:value-type="string">
            <text:p>Sep_T(s)</text:p>
          </table:table-cell>
          <table:table-cell table:style-name="ce11" office:value-type="string" calcext:value-type="string">
            <text:p>Pigeon</text:p>
          </table:table-cell>
          <table:table-cell table:style-name="ce11" office:value-type="string" calcext:value-type="string">
            <text:p>Strans</text:p>
          </table:table-cell>
          <table:table-cell table:style-name="ce11" office:value-type="string" calcext:value-type="string">
            <text:p>Ztrans</text:p>
          </table:table-cell>
          <table:table-cell table:style-name="ce11" office:value-type="string" calcext:value-type="string">
            <text:p>Zij</text:p>
          </table:table-cell>
          <table:table-cell table:style-name="ce11" office:value-type="string" calcext:value-type="string">
            <text:p>Fact</text:p>
          </table:table-cell>
          <table:table-cell table:style-name="ce11" office:value-type="string" calcext:value-type="string">
            <text:p>Finc</text:p>
          </table:table-cell>
          <table:table-cell table:style-name="ce11" office:value-type="string" calcext:value-type="string">
            <text:p>Lazy</text:p>
          </table:table-cell>
          <table:table-cell table:style-name="ce1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82.12" calcext:value-type="float">
            <text:p>42682.12</text:p>
          </table:table-cell>
          <table:table-cell office:value-type="float" office:value="0.88" calcext:value-type="float">
            <text:p>0.88</text:p>
          </table:table-cell>
          <table:table-cell office:value-type="float" office:value="370.99" calcext:value-type="float">
            <text:p>370.99</text:p>
          </table:table-cell>
          <table:table-cell table:style-name="ce14" office:value-type="float" office:value="42682.12" calcext:value-type="float">
            <text:p>42682.1</text:p>
          </table:table-cell>
          <table:table-cell office:value-type="float" office:value="4.235" calcext:value-type="float">
            <text:p>4.24</text:p>
          </table:table-cell>
          <table:table-cell office:value-type="float" office:value="197" calcext:value-type="float">
            <text:p>197</text:p>
          </table:table-cell>
          <table:table-cell office:value-type="float" office:value="7201.16" calcext:value-type="float">
            <text:p>7201.16</text:p>
          </table:table-cell>
          <table:table-cell office:value-type="float" office:value="3.32" calcext:value-type="float">
            <text:p>3.32</text:p>
          </table:table-cell>
          <table:table-cell office:value-type="float" office:value="20400" calcext:value-type="float">
            <text:p>20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76" calcext:value-type="float">
            <text:p>5676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516.36" calcext:value-type="float">
            <text:p>45516.36</text:p>
          </table:table-cell>
          <table:table-cell table:style-name="ce12" office:value-type="float" office:value="0.89" calcext:value-type="float">
            <text:p>0.89</text:p>
          </table:table-cell>
          <table:table-cell office:value-type="float" office:value="311.18" calcext:value-type="float">
            <text:p>311.18</text:p>
          </table:table-cell>
          <table:table-cell table:style-name="ce14" office:value-type="float" office:value="45516.36" calcext:value-type="float">
            <text:p>45516.4</text:p>
          </table:table-cell>
          <table:table-cell office:value-type="float" office:value="3.257" calcext:value-type="float">
            <text:p>3.26</text:p>
          </table:table-cell>
          <table:table-cell office:value-type="float" office:value="963" calcext:value-type="float">
            <text:p>963</text:p>
          </table:table-cell>
          <table:table-cell office:value-type="float" office:value="7200.95" calcext:value-type="float">
            <text:p>7200.95</text:p>
          </table:table-cell>
          <table:table-cell office:value-type="float" office:value="15.61" calcext:value-type="float">
            <text:p>15.61</text:p>
          </table:table-cell>
          <table:table-cell office:value-type="float" office:value="70312" calcext:value-type="float">
            <text:p>7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5" calcext:value-type="float">
            <text:p>16745</text:p>
          </table:table-cell>
          <table:table-cell office:value-type="float" office:value="20678" calcext:value-type="float">
            <text:p>20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622.72" calcext:value-type="float">
            <text:p>41622.72</text:p>
          </table:table-cell>
          <table:table-cell office:value-type="float" office:value="0.95" calcext:value-type="float">
            <text:p>0.95</text:p>
          </table:table-cell>
          <table:table-cell office:value-type="float" office:value="430.34" calcext:value-type="float">
            <text:p>430.34</text:p>
          </table:table-cell>
          <table:table-cell table:style-name="ce14" office:value-type="float" office:value="41622.72" calcext:value-type="float">
            <text:p>41622.7</text:p>
          </table:table-cell>
          <table:table-cell office:value-type="float" office:value="4.025" calcext:value-type="float">
            <text:p>4.03</text:p>
          </table:table-cell>
          <table:table-cell office:value-type="float" office:value="223" calcext:value-type="float">
            <text:p>223</text:p>
          </table:table-cell>
          <table:table-cell office:value-type="float" office:value="7201.85" calcext:value-type="float">
            <text:p>7201.85</text:p>
          </table:table-cell>
          <table:table-cell office:value-type="float" office:value="4.08" calcext:value-type="float">
            <text:p>4.08</text:p>
          </table:table-cell>
          <table:table-cell office:value-type="float" office:value="26190" calcext:value-type="float">
            <text:p>26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75" calcext:value-type="float">
            <text:p>7275</text:p>
          </table:table-cell>
          <table:table-cell office:value-type="float" office:value="6301" calcext:value-type="float">
            <text:p>6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524.17" calcext:value-type="float">
            <text:p>40524.17</text:p>
          </table:table-cell>
          <table:table-cell office:value-type="float" office:value="0.82" calcext:value-type="float">
            <text:p>0.82</text:p>
          </table:table-cell>
          <table:table-cell office:value-type="float" office:value="281.93" calcext:value-type="float">
            <text:p>281.93</text:p>
          </table:table-cell>
          <table:table-cell table:style-name="ce14" office:value-type="float" office:value="40524.17" calcext:value-type="float">
            <text:p>40524.2</text:p>
          </table:table-cell>
          <table:table-cell office:value-type="float" office:value="0" calcext:value-type="float">
            <text:p>0.00</text:p>
          </table:table-cell>
          <table:table-cell office:value-type="float" office:value="1180" calcext:value-type="float">
            <text:p>1180</text:p>
          </table:table-cell>
          <table:table-cell office:value-type="float" office:value="5398.13" calcext:value-type="float">
            <text:p>5398.13</text:p>
          </table:table-cell>
          <table:table-cell office:value-type="float" office:value="8.42" calcext:value-type="float">
            <text:p>8.42</text:p>
          </table:table-cell>
          <table:table-cell office:value-type="float" office:value="32058" calcext:value-type="float">
            <text:p>32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1" calcext:value-type="float">
            <text:p>5031</text:p>
          </table:table-cell>
          <table:table-cell office:value-type="float" office:value="3687" calcext:value-type="float">
            <text:p>3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2785.74" calcext:value-type="float">
            <text:p>42785.74</text:p>
          </table:table-cell>
          <table:table-cell office:value-type="float" office:value="1.03" calcext:value-type="float">
            <text:p>1.03</text:p>
          </table:table-cell>
          <table:table-cell office:value-type="float" office:value="370.07" calcext:value-type="float">
            <text:p>370.07</text:p>
          </table:table-cell>
          <table:table-cell table:style-name="ce14" office:value-type="float" office:value="42785.74" calcext:value-type="float">
            <text:p>42785.7</text:p>
          </table:table-cell>
          <table:table-cell office:value-type="float" office:value="3.199" calcext:value-type="float">
            <text:p>3.20</text:p>
          </table:table-cell>
          <table:table-cell office:value-type="float" office:value="713" calcext:value-type="float">
            <text:p>713</text:p>
          </table:table-cell>
          <table:table-cell office:value-type="float" office:value="7201.33" calcext:value-type="float">
            <text:p>7201.33</text:p>
          </table:table-cell>
          <table:table-cell office:value-type="float" office:value="10.55" calcext:value-type="float">
            <text:p>10.55</text:p>
          </table:table-cell>
          <table:table-cell office:value-type="float" office:value="35683" calcext:value-type="float">
            <text:p>3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34" calcext:value-type="float">
            <text:p>8234</text:p>
          </table:table-cell>
          <table:table-cell office:value-type="float" office:value="9801" calcext:value-type="float">
            <text:p>9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682.51" calcext:value-type="float">
            <text:p>44682.51</text:p>
          </table:table-cell>
          <table:table-cell office:value-type="float" office:value="0.85" calcext:value-type="float">
            <text:p>0.85</text:p>
          </table:table-cell>
          <table:table-cell office:value-type="float" office:value="331.83" calcext:value-type="float">
            <text:p>331.83</text:p>
          </table:table-cell>
          <table:table-cell table:style-name="ce14" office:value-type="float" office:value="44682.51" calcext:value-type="float">
            <text:p>44682.5</text:p>
          </table:table-cell>
          <table:table-cell office:value-type="float" office:value="2.708" calcext:value-type="float">
            <text:p>2.71</text:p>
          </table:table-cell>
          <table:table-cell office:value-type="float" office:value="282" calcext:value-type="float">
            <text:p>282</text:p>
          </table:table-cell>
          <table:table-cell office:value-type="float" office:value="7200.92" calcext:value-type="float">
            <text:p>7200.92</text:p>
          </table:table-cell>
          <table:table-cell office:value-type="float" office:value="5.59" calcext:value-type="float">
            <text:p>5.59</text:p>
          </table:table-cell>
          <table:table-cell office:value-type="float" office:value="27595" calcext:value-type="float">
            <text:p>27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4" calcext:value-type="float">
            <text:p>5544</text:p>
          </table:table-cell>
          <table:table-cell office:value-type="float" office:value="4533" calcext:value-type="float">
            <text:p>4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554.44" calcext:value-type="float">
            <text:p>51554.44</text:p>
          </table:table-cell>
          <table:table-cell office:value-type="float" office:value="0.8" calcext:value-type="float">
            <text:p>0.8</text:p>
          </table:table-cell>
          <table:table-cell office:value-type="float" office:value="169.51" calcext:value-type="float">
            <text:p>169.51</text:p>
          </table:table-cell>
          <table:table-cell table:style-name="ce14" office:value-type="float" office:value="51554.44" calcext:value-type="float">
            <text:p>51554.4</text:p>
          </table:table-cell>
          <table:table-cell office:value-type="float" office:value="0" calcext:value-type="float">
            <text:p>0.00</text:p>
          </table:table-cell>
          <table:table-cell office:value-type="float" office:value="113" calcext:value-type="float">
            <text:p>113</text:p>
          </table:table-cell>
          <table:table-cell office:value-type="float" office:value="491.02" calcext:value-type="float">
            <text:p>491.02</text:p>
          </table:table-cell>
          <table:table-cell office:value-type="float" office:value="0.73" calcext:value-type="float">
            <text:p>0.73</text:p>
          </table:table-cell>
          <table:table-cell office:value-type="float" office:value="13917" calcext:value-type="float">
            <text:p>13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8" calcext:value-type="float">
            <text:p>3258</text:p>
          </table:table-cell>
          <table:table-cell office:value-type="float" office:value="2526" calcext:value-type="float">
            <text:p>2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665.35" calcext:value-type="float">
            <text:p>37665.35</text:p>
          </table:table-cell>
          <table:table-cell office:value-type="float" office:value="0.77" calcext:value-type="float">
            <text:p>0.77</text:p>
          </table:table-cell>
          <table:table-cell office:value-type="float" office:value="246.88" calcext:value-type="float">
            <text:p>246.88</text:p>
          </table:table-cell>
          <table:table-cell table:style-name="ce14" office:value-type="float" office:value="37665.35" calcext:value-type="float">
            <text:p>37665.4</text:p>
          </table:table-cell>
          <table:table-cell office:value-type="float" office:value="2.111" calcext:value-type="float">
            <text:p>2.11</text:p>
          </table:table-cell>
          <table:table-cell office:value-type="float" office:value="708" calcext:value-type="float">
            <text:p>708</text:p>
          </table:table-cell>
          <table:table-cell office:value-type="float" office:value="7201.24" calcext:value-type="float">
            <text:p>7201.24</text:p>
          </table:table-cell>
          <table:table-cell office:value-type="float" office:value="9.18" calcext:value-type="float">
            <text:p>9.18</text:p>
          </table:table-cell>
          <table:table-cell office:value-type="float" office:value="31003" calcext:value-type="float">
            <text:p>3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6" calcext:value-type="float">
            <text:p>4736</text:p>
          </table:table-cell>
          <table:table-cell office:value-type="float" office:value="3232" calcext:value-type="float">
            <text:p>3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3498.26" calcext:value-type="float">
            <text:p>43498.26</text:p>
          </table:table-cell>
          <table:table-cell office:value-type="float" office:value="0.98" calcext:value-type="float">
            <text:p>0.98</text:p>
          </table:table-cell>
          <table:table-cell office:value-type="float" office:value="266.52" calcext:value-type="float">
            <text:p>266.52</text:p>
          </table:table-cell>
          <table:table-cell table:style-name="ce14" office:value-type="float" office:value="43498.26" calcext:value-type="float">
            <text:p>43498.3</text:p>
          </table:table-cell>
          <table:table-cell office:value-type="float" office:value="0.557" calcext:value-type="float">
            <text:p>0.56</text:p>
          </table:table-cell>
          <table:table-cell office:value-type="float" office:value="1288" calcext:value-type="float">
            <text:p>1288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11.29" calcext:value-type="float">
            <text:p>11.29</text:p>
          </table:table-cell>
          <table:table-cell office:value-type="float" office:value="26722" calcext:value-type="float">
            <text:p>26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4" calcext:value-type="float">
            <text:p>4204</text:p>
          </table:table-cell>
          <table:table-cell office:value-type="float" office:value="3332" calcext:value-type="float">
            <text:p>3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2970.28" calcext:value-type="float">
            <text:p>42970.28</text:p>
          </table:table-cell>
          <table:table-cell office:value-type="float" office:value="0.93" calcext:value-type="float">
            <text:p>0.93</text:p>
          </table:table-cell>
          <table:table-cell office:value-type="float" office:value="324" calcext:value-type="float">
            <text:p>324</text:p>
          </table:table-cell>
          <table:table-cell table:style-name="ce14" office:value-type="float" office:value="42970.28" calcext:value-type="float">
            <text:p>42970.3</text:p>
          </table:table-cell>
          <table:table-cell office:value-type="float" office:value="1.915" calcext:value-type="float">
            <text:p>1.92</text:p>
          </table:table-cell>
          <table:table-cell office:value-type="float" office:value="396" calcext:value-type="float">
            <text:p>396</text:p>
          </table:table-cell>
          <table:table-cell office:value-type="float" office:value="7201.16" calcext:value-type="float">
            <text:p>7201.16</text:p>
          </table:table-cell>
          <table:table-cell office:value-type="float" office:value="6.37" calcext:value-type="float">
            <text:p>6.37</text:p>
          </table:table-cell>
          <table:table-cell office:value-type="float" office:value="29205" calcext:value-type="float">
            <text:p>29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0" calcext:value-type="float">
            <text:p>5620</text:p>
          </table:table-cell>
          <table:table-cell office:value-type="float" office:value="4034" calcext:value-type="float">
            <text:p>40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2:.D11])" office:value-type="float" office:value="0.89" calcext:value-type="float">
            <text:p>0.89</text:p>
          </table:table-cell>
          <table:table-cell table:style-name="ce11" table:formula="of:=AVERAGE([.E2:.E11])" office:value-type="float" office:value="310.325" calcext:value-type="float">
            <text:p>310.325</text:p>
          </table:table-cell>
          <table:table-cell table:style-name="ce13"/>
          <table:table-cell table:style-name="ce11" table:formula="of:=AVERAGE([.G2:.G11])" office:value-type="float" office:value="2.2007" calcext:value-type="float">
            <text:p>2.2007</text:p>
          </table:table-cell>
          <table:table-cell table:style-name="ce11"/>
          <table:table-cell table:style-name="ce11" table:formula="of:=AVERAGE([.I2:.I11])" office:value-type="float" office:value="6349.881" calcext:value-type="float">
            <text:p>6349.881</text:p>
          </table:table-cell>
          <table:table-cell table:style-name="ce11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486.13" calcext:value-type="float">
            <text:p>30486.13</text:p>
          </table:table-cell>
          <table:table-cell office:value-type="float" office:value="1.84" calcext:value-type="float">
            <text:p>1.84</text:p>
          </table:table-cell>
          <table:table-cell office:value-type="float" office:value="167.96" calcext:value-type="float">
            <text:p>167.96</text:p>
          </table:table-cell>
          <table:table-cell table:style-name="ce14" office:value-type="float" office:value="30486.13" calcext:value-type="float">
            <text:p>30486.1</text:p>
          </table:table-cell>
          <table:table-cell office:value-type="float" office:value="0.497" calcext:value-type="float">
            <text:p>0.50</text:p>
          </table:table-cell>
          <table:table-cell office:value-type="float" office:value="1277" calcext:value-type="float">
            <text:p>1277</text:p>
          </table:table-cell>
          <table:table-cell office:value-type="float" office:value="7202.07" calcext:value-type="float">
            <text:p>7202.07</text:p>
          </table:table-cell>
          <table:table-cell office:value-type="float" office:value="12.85" calcext:value-type="float">
            <text:p>12.85</text:p>
          </table:table-cell>
          <table:table-cell office:value-type="float" office:value="19383" calcext:value-type="float">
            <text:p>19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2" calcext:value-type="float">
            <text:p>2542</text:p>
          </table:table-cell>
          <table:table-cell office:value-type="float" office:value="2263" calcext:value-type="float">
            <text:p>2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933.87" calcext:value-type="float">
            <text:p>30933.87</text:p>
          </table:table-cell>
          <table:table-cell office:value-type="float" office:value="1.31" calcext:value-type="float">
            <text:p>1.31</text:p>
          </table:table-cell>
          <table:table-cell office:value-type="float" office:value="117.65" calcext:value-type="float">
            <text:p>117.65</text:p>
          </table:table-cell>
          <table:table-cell table:style-name="ce14" office:value-type="float" office:value="30933.87" calcext:value-type="float">
            <text:p>30933.9</text:p>
          </table:table-cell>
          <table:table-cell office:value-type="float" office:value="2.408" calcext:value-type="float">
            <text:p>2.41</text:p>
          </table:table-cell>
          <table:table-cell office:value-type="float" office:value="543" calcext:value-type="float">
            <text:p>543</text:p>
          </table:table-cell>
          <table:table-cell office:value-type="float" office:value="7201.57" calcext:value-type="float">
            <text:p>7201.57</text:p>
          </table:table-cell>
          <table:table-cell office:value-type="float" office:value="11.02" calcext:value-type="float">
            <text:p>11.02</text:p>
          </table:table-cell>
          <table:table-cell office:value-type="float" office:value="18411" calcext:value-type="float">
            <text:p>1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7" calcext:value-type="float">
            <text:p>1837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352.94" calcext:value-type="float">
            <text:p>29352.94</text:p>
          </table:table-cell>
          <table:table-cell office:value-type="float" office:value="1.6" calcext:value-type="float">
            <text:p>1.6</text:p>
          </table:table-cell>
          <table:table-cell office:value-type="float" office:value="145.08" calcext:value-type="float">
            <text:p>145.08</text:p>
          </table:table-cell>
          <table:table-cell table:style-name="ce14" office:value-type="float" office:value="29352.94" calcext:value-type="float">
            <text:p>29352.9</text:p>
          </table:table-cell>
          <table:table-cell office:value-type="float" office:value="0" calcext:value-type="float">
            <text:p>0.00</text:p>
          </table:table-cell>
          <table:table-cell office:value-type="float" office:value="1736" calcext:value-type="float">
            <text:p>1736</text:p>
          </table:table-cell>
          <table:table-cell office:value-type="float" office:value="5088.07" calcext:value-type="float">
            <text:p>5088.07</text:p>
          </table:table-cell>
          <table:table-cell office:value-type="float" office:value="11.92" calcext:value-type="float">
            <text:p>11.92</text:p>
          </table:table-cell>
          <table:table-cell office:value-type="float" office:value="18890" calcext:value-type="float">
            <text:p>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6" calcext:value-type="float">
            <text:p>2536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8826.23" calcext:value-type="float">
            <text:p>28826.23</text:p>
          </table:table-cell>
          <table:table-cell office:value-type="float" office:value="1.43" calcext:value-type="float">
            <text:p>1.43</text:p>
          </table:table-cell>
          <table:table-cell office:value-type="float" office:value="149.35" calcext:value-type="float">
            <text:p>149.35</text:p>
          </table:table-cell>
          <table:table-cell table:style-name="ce14" office:value-type="float" office:value="28826.23" calcext:value-type="float">
            <text:p>28826.2</text:p>
          </table:table-cell>
          <table:table-cell office:value-type="float" office:value="1.315" calcext:value-type="float">
            <text:p>1.32</text:p>
          </table:table-cell>
          <table:table-cell office:value-type="float" office:value="1031" calcext:value-type="float">
            <text:p>1031</text:p>
          </table:table-cell>
          <table:table-cell office:value-type="float" office:value="7203.8" calcext:value-type="float">
            <text:p>7203.8</text:p>
          </table:table-cell>
          <table:table-cell office:value-type="float" office:value="13.58" calcext:value-type="float">
            <text:p>13.58</text:p>
          </table:table-cell>
          <table:table-cell office:value-type="float" office:value="22930" calcext:value-type="float">
            <text:p>22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348.4" calcext:value-type="float">
            <text:p>29348.4</text:p>
          </table:table-cell>
          <table:table-cell office:value-type="float" office:value="1.46" calcext:value-type="float">
            <text:p>1.46</text:p>
          </table:table-cell>
          <table:table-cell office:value-type="float" office:value="195.64" calcext:value-type="float">
            <text:p>195.64</text:p>
          </table:table-cell>
          <table:table-cell table:style-name="ce14" office:value-type="float" office:value="29348.4" calcext:value-type="float">
            <text:p>29348.4</text:p>
          </table:table-cell>
          <table:table-cell office:value-type="float" office:value="2.034" calcext:value-type="float">
            <text:p>2.03</text:p>
          </table:table-cell>
          <table:table-cell office:value-type="float" office:value="1025" calcext:value-type="float">
            <text:p>1025</text:p>
          </table:table-cell>
          <table:table-cell office:value-type="float" office:value="7201.5" calcext:value-type="float">
            <text:p>7201.5</text:p>
          </table:table-cell>
          <table:table-cell office:value-type="float" office:value="17.04" calcext:value-type="float">
            <text:p>17.04</text:p>
          </table:table-cell>
          <table:table-cell office:value-type="float" office:value="27287" calcext:value-type="float">
            <text:p>27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4" calcext:value-type="float">
            <text:p>3064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462.58" calcext:value-type="float">
            <text:p>30462.58</text:p>
          </table:table-cell>
          <table:table-cell office:value-type="float" office:value="1.71" calcext:value-type="float">
            <text:p>1.71</text:p>
          </table:table-cell>
          <table:table-cell office:value-type="float" office:value="95.36" calcext:value-type="float">
            <text:p>95.36</text:p>
          </table:table-cell>
          <table:table-cell table:style-name="ce14" office:value-type="float" office:value="30462.58" calcext:value-type="float">
            <text:p>30462.6</text:p>
          </table:table-cell>
          <table:table-cell office:value-type="float" office:value="0" calcext:value-type="float">
            <text:p>0.00</text:p>
          </table:table-cell>
          <table:table-cell office:value-type="float" office:value="1842" calcext:value-type="float">
            <text:p>1842</text:p>
          </table:table-cell>
          <table:table-cell office:value-type="float" office:value="3781.27" calcext:value-type="float">
            <text:p>3781.27</text:p>
          </table:table-cell>
          <table:table-cell office:value-type="float" office:value="16.8" calcext:value-type="float">
            <text:p>16.8</text:p>
          </table:table-cell>
          <table:table-cell office:value-type="float" office:value="36906" calcext:value-type="float">
            <text:p>3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5" calcext:value-type="float">
            <text:p>3115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502.23" calcext:value-type="float">
            <text:p>37502.23</text:p>
          </table:table-cell>
          <table:table-cell office:value-type="float" office:value="1.56" calcext:value-type="float">
            <text:p>1.56</text:p>
          </table:table-cell>
          <table:table-cell office:value-type="float" office:value="103.97" calcext:value-type="float">
            <text:p>103.97</text:p>
          </table:table-cell>
          <table:table-cell table:style-name="ce14" office:value-type="float" office:value="37502.23" calcext:value-type="float">
            <text:p>37502.2</text:p>
          </table:table-cell>
          <table:table-cell office:value-type="float" office:value="0" calcext:value-type="float">
            <text:p>0.00</text:p>
          </table:table-cell>
          <table:table-cell office:value-type="float" office:value="910" calcext:value-type="float">
            <text:p>910</text:p>
          </table:table-cell>
          <table:table-cell office:value-type="float" office:value="808.93" calcext:value-type="float">
            <text:p>808.93</text:p>
          </table:table-cell>
          <table:table-cell office:value-type="float" office:value="5.27" calcext:value-type="float">
            <text:p>5.27</text:p>
          </table:table-cell>
          <table:table-cell office:value-type="float" office:value="11485" calcext:value-type="float">
            <text:p>11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0" calcext:value-type="float">
            <text:p>1830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451.65" calcext:value-type="float">
            <text:p>26451.65</text:p>
          </table:table-cell>
          <table:table-cell office:value-type="float" office:value="1.6" calcext:value-type="float">
            <text:p>1.6</text:p>
          </table:table-cell>
          <table:table-cell office:value-type="float" office:value="130.86" calcext:value-type="float">
            <text:p>130.86</text:p>
          </table:table-cell>
          <table:table-cell table:style-name="ce14" office:value-type="float" office:value="26451.65" calcext:value-type="float">
            <text:p>26451.7</text:p>
          </table:table-cell>
          <table:table-cell office:value-type="float" office:value="1.534" calcext:value-type="float">
            <text:p>1.53</text:p>
          </table:table-cell>
          <table:table-cell office:value-type="float" office:value="1108" calcext:value-type="float">
            <text:p>1108</text:p>
          </table:table-cell>
          <table:table-cell office:value-type="float" office:value="7201.63" calcext:value-type="float">
            <text:p>7201.63</text:p>
          </table:table-cell>
          <table:table-cell office:value-type="float" office:value="14.21" calcext:value-type="float">
            <text:p>14.21</text:p>
          </table:table-cell>
          <table:table-cell office:value-type="float" office:value="18464" calcext:value-type="float">
            <text:p>1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1" calcext:value-type="float">
            <text:p>2341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350.39" calcext:value-type="float">
            <text:p>31350.39</text:p>
          </table:table-cell>
          <table:table-cell office:value-type="float" office:value="1.64" calcext:value-type="float">
            <text:p>1.64</text:p>
          </table:table-cell>
          <table:table-cell office:value-type="float" office:value="108.71" calcext:value-type="float">
            <text:p>108.71</text:p>
          </table:table-cell>
          <table:table-cell table:style-name="ce14" office:value-type="float" office:value="31350.39" calcext:value-type="float">
            <text:p>31350.4</text:p>
          </table:table-cell>
          <table:table-cell office:value-type="float" office:value="0" calcext:value-type="float">
            <text:p>0.00</text:p>
          </table:table-cell>
          <table:table-cell office:value-type="float" office:value="1331" calcext:value-type="float">
            <text:p>1331</text:p>
          </table:table-cell>
          <table:table-cell office:value-type="float" office:value="4589.38" calcext:value-type="float">
            <text:p>4589.38</text:p>
          </table:table-cell>
          <table:table-cell office:value-type="float" office:value="12.99" calcext:value-type="float">
            <text:p>12.99</text:p>
          </table:table-cell>
          <table:table-cell office:value-type="float" office:value="20254" calcext:value-type="float">
            <text:p>2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office:value-type="float" office:value="1788" calcext:value-type="float">
            <text:p>1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office:value-type="float" office:value="29825.7" calcext:value-type="float">
            <text:p>29825.7</text:p>
          </table:table-cell>
          <table:table-cell office:value-type="float" office:value="1.69" calcext:value-type="float">
            <text:p>1.69</text:p>
          </table:table-cell>
          <table:table-cell office:value-type="float" office:value="144.43" calcext:value-type="float">
            <text:p>144.43</text:p>
          </table:table-cell>
          <table:table-cell table:style-name="ce14" office:value-type="float" office:value="29825.7" calcext:value-type="float">
            <text:p>29825.7</text:p>
          </table:table-cell>
          <table:table-cell office:value-type="float" office:value="1.153" calcext:value-type="float">
            <text:p>1.15</text:p>
          </table:table-cell>
          <table:table-cell office:value-type="float" office:value="1988" calcext:value-type="float">
            <text:p>1988</text:p>
          </table:table-cell>
          <table:table-cell office:value-type="float" office:value="7201.95" calcext:value-type="float">
            <text:p>7201.95</text:p>
          </table:table-cell>
          <table:table-cell office:value-type="float" office:value="20.75" calcext:value-type="float">
            <text:p>20.75</text:p>
          </table:table-cell>
          <table:table-cell office:value-type="float" office:value="14142" calcext:value-type="float">
            <text:p>14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office:value-type="float" office:value="1808" calcext:value-type="float">
            <text:p>18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1" table:number-columns-repeated="2"/>
          <table:table-cell table:style-name="ce11" table:formula="of:=AVERAGE([.D13:.D22])" office:value-type="float" office:value="1.584" calcext:value-type="float">
            <text:p>1.584</text:p>
          </table:table-cell>
          <table:table-cell table:style-name="ce11" table:formula="of:=AVERAGE([.E13:.E22])" office:value-type="float" office:value="135.901" calcext:value-type="float">
            <text:p>135.901</text:p>
          </table:table-cell>
          <table:table-cell table:style-name="ce11"/>
          <table:table-cell table:style-name="ce11" table:formula="of:=AVERAGE([.G13:.G22])" office:value-type="float" office:value="0.8941" calcext:value-type="float">
            <text:p>0.8941</text:p>
          </table:table-cell>
          <table:table-cell table:style-name="ce11"/>
          <table:table-cell table:style-name="ce11" table:formula="of:=AVERAGE([.I13:.I22])" office:value-type="float" office:value="5748.017" calcext:value-type="float">
            <text:p>5748.017</text:p>
          </table:table-cell>
          <table:table-cell table:style-name="ce11" table:number-columns-repeated="55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5"/>
          <table:table-cell table:style-name="ce14"/>
          <table:table-cell table:number-columns-repeated="58"/>
        </table:table-row>
        <table:table-row table:style-name="ro1">
          <table:table-cell table:number-columns-repeated="5"/>
          <table:table-cell table:style-name="ce14"/>
          <table:table-cell table:style-name="ce8"/>
          <table:table-cell table:number-columns-repeated="57"/>
        </table:table-row>
        <table:table-row table:style-name="ro1">
          <table:table-cell table:number-columns-repeated="5"/>
          <table:table-cell table:style-name="ce14"/>
          <table:table-cell table:number-columns-repeated="58"/>
        </table:table-row>
        <table:table-row table:style-name="ro1" table:number-rows-repeated="16">
          <table:table-cell table:number-columns-repeated="6"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 table:number-columns-repeated="55"/>
        </table:table-row>
        <table:table-row table:style-name="ro1" table:number-rows-repeated="46">
          <table:table-cell table:number-columns-repeated="6"/>
          <table:table-cell table:style-name="Default"/>
          <table:table-cell table:number-columns-repeated="57"/>
        </table:table-row>
        <table:table-row table:style-name="ro1" table:number-rows-repeated="10484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ig 50 100 500 - ILS" table:style-name="ta1">
        <table:table-column table:style-name="co10" table:number-columns-repeated="6" table:default-cell-style-name="Default"/>
        <table:table-column table:style-name="co10" table:number-columns-repeated="2" table:default-cell-style-name="ce6"/>
        <table:table-column table:style-name="co10" table:number-columns-repeated="56" table:default-cell-style-name="Default"/>
        <table:table-row table:style-name="ro1">
          <table:table-cell table:style-name="ce11" table:number-columns-repeated="3"/>
          <table:table-cell table:style-name="ce1" office:value-type="string" calcext:value-type="string" table:number-columns-spanned="3" table:number-rows-spanned="1">
            <text:p><text:s text:c="8"/>cost</text:p>
          </table:table-cell>
          <table:covered-table-cell table:number-columns-repeated="2" table:style-name="ce11"/>
          <table:table-cell table:style-name="ce22" office:value-type="string" calcext:value-type="string" table:number-columns-spanned="3" table:number-rows-spanned="1">
            <text:p><text:s text:c="5"/>time</text:p>
          </table:table-cell>
          <table:covered-table-cell table:style-name="ce15"/>
          <table:covered-table-cell table:style-name="ce11"/>
          <table:table-cell table:style-name="ce11" table:number-columns-repeated="55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<text:s text:c="9"/>min</text:p>
          </table:table-cell>
          <table:table-cell table:style-name="ce11" office:value-type="string" calcext:value-type="string">
            <text:p><text:s text:c="9"/>mean</text:p>
          </table:table-cell>
          <table:table-cell table:style-name="ce11" office:value-type="string" calcext:value-type="string">
            <text:p><text:s text:c="9"/>max</text:p>
          </table:table-cell>
          <table:table-cell table:style-name="ce15" office:value-type="string" calcext:value-type="string">
            <text:p><text:s text:c="11"/>std</text:p>
          </table:table-cell>
          <table:table-cell table:style-name="ce15" office:value-type="string" calcext:value-type="string">
            <text:p>%std</text:p>
          </table:table-cell>
          <table:table-cell table:style-name="ce11" office:value-type="string" calcext:value-type="string">
            <text:p><text:s text:c="6"/>min</text:p>
          </table:table-cell>
          <table:table-cell table:style-name="ce11" table:number-columns-repeated="55"/>
        </table:table-row>
        <table:table-row table:style-name="ro1"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rig</text:p>
          </table:table-cell>
          <table:table-cell table:style-name="ce11" office:value-type="string" calcext:value-type="string">
            <text:p>inst</text:p>
          </table:table-cell>
          <table:table-cell table:style-name="ce11" table:number-columns-repeated="3"/>
          <table:table-cell table:style-name="ce15" table:number-columns-repeated="2"/>
          <table:table-cell table:style-name="ce11" table:number-columns-repeated="56"/>
        </table:table-row>
        <table:table-row table:style-name="ro1">
          <table:table-cell table:style-name="ce23" office:value-type="float" office:value="50" calcext:value-type="float" table:number-columns-spanned="1" table:number-rows-spanned="20">
            <text:p>5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2682.12" calcext:value-type="float">
            <text:p>42682.12</text:p>
          </table:table-cell>
          <table:table-cell office:value-type="float" office:value="0" calcext:value-type="float">
            <text:p>0.00</text:p>
          </table:table-cell>
          <table:table-cell table:formula="of:=100*[.G4]/[.E4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45516.36" calcext:value-type="float">
            <text:p>45516.36</text:p>
          </table:table-cell>
          <table:table-cell office:value-type="float" office:value="0" calcext:value-type="float">
            <text:p>0.00</text:p>
          </table:table-cell>
          <table:table-cell table:formula="of:=100*[.G5]/[.E5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41622.72" calcext:value-type="float">
            <text:p>41622.72</text:p>
          </table:table-cell>
          <table:table-cell office:value-type="float" office:value="0" calcext:value-type="float">
            <text:p>0.00</text:p>
          </table:table-cell>
          <table:table-cell table:formula="of:=100*[.G6]/[.E6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40524.17" calcext:value-type="float">
            <text:p>40524.17</text:p>
          </table:table-cell>
          <table:table-cell office:value-type="float" office:value="0" calcext:value-type="float">
            <text:p>0.00</text:p>
          </table:table-cell>
          <table:table-cell table:formula="of:=100*[.G7]/[.E7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42785.74" calcext:value-type="float">
            <text:p>42785.74</text:p>
          </table:table-cell>
          <table:table-cell office:value-type="float" office:value="0" calcext:value-type="float">
            <text:p>0.00</text:p>
          </table:table-cell>
          <table:table-cell table:formula="of:=100*[.G8]/[.E8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44682.51" calcext:value-type="float">
            <text:p>44682.51</text:p>
          </table:table-cell>
          <table:table-cell office:value-type="float" office:value="0" calcext:value-type="float">
            <text:p>0.00</text:p>
          </table:table-cell>
          <table:table-cell table:formula="of:=100*[.G9]/[.E9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51554.44" calcext:value-type="float">
            <text:p>51554.44</text:p>
          </table:table-cell>
          <table:table-cell office:value-type="float" office:value="0" calcext:value-type="float">
            <text:p>0.00</text:p>
          </table:table-cell>
          <table:table-cell table:formula="of:=100*[.G10]/[.E10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37665.35" calcext:value-type="float">
            <text:p>37665.35</text:p>
          </table:table-cell>
          <table:table-cell office:value-type="float" office:value="0" calcext:value-type="float">
            <text:p>0.00</text:p>
          </table:table-cell>
          <table:table-cell table:formula="of:=100*[.G11]/[.E11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43498.26" calcext:value-type="float">
            <text:p>43498.26</text:p>
          </table:table-cell>
          <table:table-cell office:value-type="float" office:value="0" calcext:value-type="float">
            <text:p>0.00</text:p>
          </table:table-cell>
          <table:table-cell table:formula="of:=100*[.G12]/[.E12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42970.28" calcext:value-type="float">
            <text:p>42970.28</text:p>
          </table:table-cell>
          <table:table-cell office:value-type="float" office:value="0" calcext:value-type="float">
            <text:p>0.00</text:p>
          </table:table-cell>
          <table:table-cell table:formula="of:=100*[.G13]/[.E13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486.13" calcext:value-type="float">
            <text:p>30486.13</text:p>
          </table:table-cell>
          <table:table-cell office:value-type="float" office:value="0" calcext:value-type="float">
            <text:p>0.00</text:p>
          </table:table-cell>
          <table:table-cell table:formula="of:=100*[.G14]/[.E14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30933.87" calcext:value-type="float">
            <text:p>30933.87</text:p>
          </table:table-cell>
          <table:table-cell office:value-type="float" office:value="30941.716" calcext:value-type="float">
            <text:p>30941.716</text:p>
          </table:table-cell>
          <table:table-cell office:value-type="float" office:value="30952.65" calcext:value-type="float">
            <text:p>30952.65</text:p>
          </table:table-cell>
          <table:table-cell office:value-type="float" office:value="8.737628" calcext:value-type="float">
            <text:p>8.74</text:p>
          </table:table-cell>
          <table:table-cell table:formula="of:=100*[.G15]/[.E15]" office:value-type="float" office:value="0.028238989718605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29352.94" calcext:value-type="float">
            <text:p>29352.94</text:p>
          </table:table-cell>
          <table:table-cell office:value-type="float" office:value="0" calcext:value-type="float">
            <text:p>0.00</text:p>
          </table:table-cell>
          <table:table-cell table:formula="of:=100*[.G16]/[.E16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28826.23" calcext:value-type="float">
            <text:p>28826.23</text:p>
          </table:table-cell>
          <table:table-cell office:value-type="float" office:value="0" calcext:value-type="float">
            <text:p>0.00</text:p>
          </table:table-cell>
          <table:table-cell table:formula="of:=100*[.G17]/[.E17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29348.4" calcext:value-type="float">
            <text:p>29348.4</text:p>
          </table:table-cell>
          <table:table-cell office:value-type="float" office:value="0" calcext:value-type="float">
            <text:p>0.00</text:p>
          </table:table-cell>
          <table:table-cell table:formula="of:=100*[.G18]/[.E18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30462.58" calcext:value-type="float">
            <text:p>30462.58</text:p>
          </table:table-cell>
          <table:table-cell office:value-type="float" office:value="0" calcext:value-type="float">
            <text:p>0.00</text:p>
          </table:table-cell>
          <table:table-cell table:formula="of:=100*[.G19]/[.E19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37502.23" calcext:value-type="float">
            <text:p>37502.23</text:p>
          </table:table-cell>
          <table:table-cell office:value-type="float" office:value="0" calcext:value-type="float">
            <text:p>0.00</text:p>
          </table:table-cell>
          <table:table-cell table:formula="of:=100*[.G20]/[.E20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26451.65" calcext:value-type="float">
            <text:p>26451.65</text:p>
          </table:table-cell>
          <table:table-cell office:value-type="float" office:value="0" calcext:value-type="float">
            <text:p>0.00</text:p>
          </table:table-cell>
          <table:table-cell table:formula="of:=100*[.G21]/[.E21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31350.39" calcext:value-type="float">
            <text:p>31350.39</text:p>
          </table:table-cell>
          <table:table-cell office:value-type="float" office:value="0" calcext:value-type="float">
            <text:p>0.00</text:p>
          </table:table-cell>
          <table:table-cell table:formula="of:=100*[.G22]/[.E22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29825.7" calcext:value-type="float">
            <text:p>29825.7</text:p>
          </table:table-cell>
          <table:table-cell office:value-type="float" office:value="0" calcext:value-type="float">
            <text:p>0.00</text:p>
          </table:table-cell>
          <table:table-cell table:formula="of:=100*[.G23]/[.E23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23" office:value-type="float" office:value="100" calcext:value-type="float" table:number-columns-spanned="1" table:number-rows-spanned="20">
            <text:p>10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4885.07" calcext:value-type="float">
            <text:p>134885.07</text:p>
          </table:table-cell>
          <table:table-cell office:value-type="float" office:value="0" calcext:value-type="float">
            <text:p>0.00</text:p>
          </table:table-cell>
          <table:table-cell table:formula="of:=100*[.G24]/[.E24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111949.03" calcext:value-type="float">
            <text:p>111949.03</text:p>
          </table:table-cell>
          <table:table-cell office:value-type="float" office:value="0" calcext:value-type="float">
            <text:p>0.00</text:p>
          </table:table-cell>
          <table:table-cell table:formula="of:=100*[.G25]/[.E25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124160.04" calcext:value-type="float">
            <text:p>124160.04</text:p>
          </table:table-cell>
          <table:table-cell office:value-type="float" office:value="0" calcext:value-type="float">
            <text:p>0.00</text:p>
          </table:table-cell>
          <table:table-cell table:formula="of:=100*[.G26]/[.E26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22246.77" calcext:value-type="float">
            <text:p>122246.77</text:p>
          </table:table-cell>
          <table:table-cell office:value-type="float" office:value="0" calcext:value-type="float">
            <text:p>0.00</text:p>
          </table:table-cell>
          <table:table-cell table:formula="of:=100*[.G27]/[.E27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128874.17" calcext:value-type="float">
            <text:p>128874.17</text:p>
          </table:table-cell>
          <table:table-cell office:value-type="float" office:value="0" calcext:value-type="float">
            <text:p>0.00</text:p>
          </table:table-cell>
          <table:table-cell table:formula="of:=100*[.G28]/[.E28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114685.46" calcext:value-type="float">
            <text:p>114685.46</text:p>
          </table:table-cell>
          <table:table-cell office:value-type="float" office:value="0" calcext:value-type="float">
            <text:p>0.00</text:p>
          </table:table-cell>
          <table:table-cell table:formula="of:=100*[.G29]/[.E29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32911.57" calcext:value-type="float">
            <text:p>132911.57</text:p>
          </table:table-cell>
          <table:table-cell office:value-type="float" office:value="0" calcext:value-type="float">
            <text:p>0.00</text:p>
          </table:table-cell>
          <table:table-cell table:formula="of:=100*[.G30]/[.E30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28012.29" calcext:value-type="float">
            <text:p>128012.29</text:p>
          </table:table-cell>
          <table:table-cell office:value-type="float" office:value="128257.201" calcext:value-type="float">
            <text:p>128257.201</text:p>
          </table:table-cell>
          <table:table-cell office:value-type="float" office:value="128660.47" calcext:value-type="float">
            <text:p>128660.47</text:p>
          </table:table-cell>
          <table:table-cell office:value-type="float" office:value="316.480581" calcext:value-type="float">
            <text:p>316.48</text:p>
          </table:table-cell>
          <table:table-cell table:formula="of:=100*[.G31]/[.E31]" office:value-type="float" office:value="0.246754629395039" calcext:value-type="float">
            <text:p>0.25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117343.92" calcext:value-type="float">
            <text:p>117343.92</text:p>
          </table:table-cell>
          <table:table-cell office:value-type="float" office:value="0" calcext:value-type="float">
            <text:p>0.00</text:p>
          </table:table-cell>
          <table:table-cell table:formula="of:=100*[.G32]/[.E32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123144.66" calcext:value-type="float">
            <text:p>123144.66</text:p>
          </table:table-cell>
          <table:table-cell office:value-type="float" office:value="0" calcext:value-type="float">
            <text:p>0.00</text:p>
          </table:table-cell>
          <table:table-cell table:formula="of:=100*[.G33]/[.E33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2542.56" calcext:value-type="float">
            <text:p>82542.56</text:p>
          </table:table-cell>
          <table:table-cell office:value-type="float" office:value="0" calcext:value-type="float">
            <text:p>0.00</text:p>
          </table:table-cell>
          <table:table-cell table:formula="of:=100*[.G34]/[.E34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71063.02" calcext:value-type="float">
            <text:p>71063.02</text:p>
          </table:table-cell>
          <table:table-cell office:value-type="float" office:value="0" calcext:value-type="float">
            <text:p>0.00</text:p>
          </table:table-cell>
          <table:table-cell table:formula="of:=100*[.G35]/[.E35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table:number-columns-repeated="3" office:value-type="float" office:value="75227.52" calcext:value-type="float">
            <text:p>75227.52</text:p>
          </table:table-cell>
          <table:table-cell office:value-type="float" office:value="0" calcext:value-type="float">
            <text:p>0.00</text:p>
          </table:table-cell>
          <table:table-cell table:formula="of:=100*[.G36]/[.E36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70815.95" calcext:value-type="float">
            <text:p>70815.95</text:p>
          </table:table-cell>
          <table:table-cell office:value-type="float" office:value="0" calcext:value-type="float">
            <text:p>0.00</text:p>
          </table:table-cell>
          <table:table-cell table:formula="of:=100*[.G37]/[.E37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77547.66" calcext:value-type="float">
            <text:p>77547.66</text:p>
          </table:table-cell>
          <table:table-cell office:value-type="float" office:value="0" calcext:value-type="float">
            <text:p>0.00</text:p>
          </table:table-cell>
          <table:table-cell table:formula="of:=100*[.G38]/[.E38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70330.98" calcext:value-type="float">
            <text:p>70330.98</text:p>
          </table:table-cell>
          <table:table-cell office:value-type="float" office:value="0" calcext:value-type="float">
            <text:p>0.00</text:p>
          </table:table-cell>
          <table:table-cell table:formula="of:=100*[.G39]/[.E39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82261.81" calcext:value-type="float">
            <text:p>82261.81</text:p>
          </table:table-cell>
          <table:table-cell office:value-type="float" office:value="0" calcext:value-type="float">
            <text:p>0.00</text:p>
          </table:table-cell>
          <table:table-cell table:formula="of:=100*[.G40]/[.E40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table:number-columns-repeated="3" office:value-type="float" office:value="76642.32" calcext:value-type="float">
            <text:p>76642.32</text:p>
          </table:table-cell>
          <table:table-cell office:value-type="float" office:value="0" calcext:value-type="float">
            <text:p>0.00</text:p>
          </table:table-cell>
          <table:table-cell table:formula="of:=100*[.G41]/[.E41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table:number-columns-repeated="3" office:value-type="float" office:value="72433.4" calcext:value-type="float">
            <text:p>72433.4</text:p>
          </table:table-cell>
          <table:table-cell office:value-type="float" office:value="0" calcext:value-type="float">
            <text:p>0.00</text:p>
          </table:table-cell>
          <table:table-cell table:formula="of:=100*[.G42]/[.E42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table:number-columns-repeated="3" office:value-type="float" office:value="74868.8" calcext:value-type="float">
            <text:p>74868.8</text:p>
          </table:table-cell>
          <table:table-cell office:value-type="float" office:value="0" calcext:value-type="float">
            <text:p>0.00</text:p>
          </table:table-cell>
          <table:table-cell table:formula="of:=100*[.G43]/[.E43]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table-cell table:style-name="ce23" office:value-type="float" office:value="500" calcext:value-type="float" table:number-columns-spanned="1" table:number-rows-spanned="20">
            <text:p>500</text:p>
          </table:table-cell>
          <table:table-cell table:style-name="ce23" office:value-type="float" office:value="5" calcext:value-type="float" table:number-columns-spanned="1" table:number-rows-spanned="10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7261.67" calcext:value-type="float">
            <text:p>1707261.67</text:p>
          </table:table-cell>
          <table:table-cell office:value-type="float" office:value="1716674.956" calcext:value-type="float">
            <text:p>1716674.956</text:p>
          </table:table-cell>
          <table:table-cell office:value-type="float" office:value="1728942.66" calcext:value-type="float">
            <text:p>1728942.66</text:p>
          </table:table-cell>
          <table:table-cell office:value-type="float" office:value="7258.963397" calcext:value-type="float">
            <text:p>7258.96</text:p>
          </table:table-cell>
          <table:table-cell table:formula="of:=100*[.G44]/[.E44]" office:value-type="float" office:value="0.4228501948857" calcext:value-type="float">
            <text:p>0.42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1651598.97" calcext:value-type="float">
            <text:p>1651598.97</text:p>
          </table:table-cell>
          <table:table-cell office:value-type="float" office:value="1671354.982" calcext:value-type="float">
            <text:p>1671354.982</text:p>
          </table:table-cell>
          <table:table-cell office:value-type="float" office:value="1682511.83" calcext:value-type="float">
            <text:p>1682511.83</text:p>
          </table:table-cell>
          <table:table-cell office:value-type="float" office:value="10150.266514" calcext:value-type="float">
            <text:p>10150.27</text:p>
          </table:table-cell>
          <table:table-cell table:formula="of:=100*[.G45]/[.E45]" office:value-type="float" office:value="0.607307641004776" calcext:value-type="float">
            <text:p>0.61</text:p>
          </table:table-cell>
          <table:table-cell office:value-type="float" office:value="1800.02" calcext:value-type="float">
            <text:p>1800.02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1693290.77" calcext:value-type="float">
            <text:p>1693290.77</text:p>
          </table:table-cell>
          <table:table-cell office:value-type="float" office:value="1711870.593" calcext:value-type="float">
            <text:p>1711870.593</text:p>
          </table:table-cell>
          <table:table-cell office:value-type="float" office:value="1729422.82" calcext:value-type="float">
            <text:p>1729422.82</text:p>
          </table:table-cell>
          <table:table-cell office:value-type="float" office:value="11542.188406" calcext:value-type="float">
            <text:p>11542.19</text:p>
          </table:table-cell>
          <table:table-cell table:formula="of:=100*[.G46]/[.E46]" office:value-type="float" office:value="0.674244212921064" calcext:value-type="float">
            <text:p>0.67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1739679.56" calcext:value-type="float">
            <text:p>1739679.56</text:p>
          </table:table-cell>
          <table:table-cell office:value-type="float" office:value="1758108.432" calcext:value-type="float">
            <text:p>1758108.432</text:p>
          </table:table-cell>
          <table:table-cell office:value-type="float" office:value="1777431.29" calcext:value-type="float">
            <text:p>1777431.29</text:p>
          </table:table-cell>
          <table:table-cell office:value-type="float" office:value="12264.671308" calcext:value-type="float">
            <text:p>12264.67</text:p>
          </table:table-cell>
          <table:table-cell table:formula="of:=100*[.G47]/[.E47]" office:value-type="float" office:value="0.697606079623194" calcext:value-type="float">
            <text:p>0.70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1726879.26" calcext:value-type="float">
            <text:p>1726879.26</text:p>
          </table:table-cell>
          <table:table-cell office:value-type="float" office:value="1737718.854" calcext:value-type="float">
            <text:p>1737718.854</text:p>
          </table:table-cell>
          <table:table-cell office:value-type="float" office:value="1745365.47" calcext:value-type="float">
            <text:p>1745365.47</text:p>
          </table:table-cell>
          <table:table-cell office:value-type="float" office:value="6607.855857" calcext:value-type="float">
            <text:p>6607.86</text:p>
          </table:table-cell>
          <table:table-cell table:formula="of:=100*[.G48]/[.E48]" office:value-type="float" office:value="0.380260353496746" calcext:value-type="float">
            <text:p>0.38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1642637.76" calcext:value-type="float">
            <text:p>1642637.76</text:p>
          </table:table-cell>
          <table:table-cell office:value-type="float" office:value="1661716.232" calcext:value-type="float">
            <text:p>1661716.232</text:p>
          </table:table-cell>
          <table:table-cell office:value-type="float" office:value="1674724.59" calcext:value-type="float">
            <text:p>1674724.59</text:p>
          </table:table-cell>
          <table:table-cell office:value-type="float" office:value="9729.055184" calcext:value-type="float">
            <text:p>9729.06</text:p>
          </table:table-cell>
          <table:table-cell table:formula="of:=100*[.G49]/[.E49]" office:value-type="float" office:value="0.585482346302314" calcext:value-type="float">
            <text:p>0.59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1700598.63" calcext:value-type="float">
            <text:p>1700598.63</text:p>
          </table:table-cell>
          <table:table-cell office:value-type="float" office:value="1719708.774" calcext:value-type="float">
            <text:p>1719708.774</text:p>
          </table:table-cell>
          <table:table-cell office:value-type="float" office:value="1738094.15" calcext:value-type="float">
            <text:p>1738094.15</text:p>
          </table:table-cell>
          <table:table-cell office:value-type="float" office:value="11274.048644" calcext:value-type="float">
            <text:p>11274.05</text:p>
          </table:table-cell>
          <table:table-cell table:formula="of:=100*[.G50]/[.E50]" office:value-type="float" office:value="0.655578945368572" calcext:value-type="float">
            <text:p>0.66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1692662.38" calcext:value-type="float">
            <text:p>1692662.38</text:p>
          </table:table-cell>
          <table:table-cell office:value-type="float" office:value="1701685.073" calcext:value-type="float">
            <text:p>1701685.073</text:p>
          </table:table-cell>
          <table:table-cell office:value-type="float" office:value="1711597.16" calcext:value-type="float">
            <text:p>1711597.16</text:p>
          </table:table-cell>
          <table:table-cell office:value-type="float" office:value="6479.155553" calcext:value-type="float">
            <text:p>6479.16</text:p>
          </table:table-cell>
          <table:table-cell table:formula="of:=100*[.G51]/[.E51]" office:value-type="float" office:value="0.38074939104787" calcext:value-type="float">
            <text:p>0.38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1718295.89" calcext:value-type="float">
            <text:p>1718295.89</text:p>
          </table:table-cell>
          <table:table-cell office:value-type="float" office:value="1732199.273" calcext:value-type="float">
            <text:p>1732199.273</text:p>
          </table:table-cell>
          <table:table-cell office:value-type="float" office:value="1740583.41" calcext:value-type="float">
            <text:p>1740583.41</text:p>
          </table:table-cell>
          <table:table-cell office:value-type="float" office:value="6653.020975" calcext:value-type="float">
            <text:p>6653.02</text:p>
          </table:table-cell>
          <table:table-cell table:formula="of:=100*[.G52]/[.E52]" office:value-type="float" office:value="0.384079423118428" calcext:value-type="float">
            <text:p>0.38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740304.58" calcext:value-type="float">
            <text:p>1740304.58</text:p>
          </table:table-cell>
          <table:table-cell office:value-type="float" office:value="1757036.041" calcext:value-type="float">
            <text:p>1757036.041</text:p>
          </table:table-cell>
          <table:table-cell office:value-type="float" office:value="1781622.6" calcext:value-type="float">
            <text:p>1781622.6</text:p>
          </table:table-cell>
          <table:table-cell office:value-type="float" office:value="12067.753264" calcext:value-type="float">
            <text:p>12067.75</text:p>
          </table:table-cell>
          <table:table-cell table:formula="of:=100*[.G53]/[.E53]" office:value-type="float" office:value="0.68682445791674" calcext:value-type="float">
            <text:p>0.69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/>
          <table:table-cell table:style-name="ce23" office:value-type="float" office:value="10" calcext:value-type="float" table:number-columns-spanned="1" table:number-rows-spanned="10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7937.21" calcext:value-type="float">
            <text:p>887937.21</text:p>
          </table:table-cell>
          <table:table-cell office:value-type="float" office:value="891461.613" calcext:value-type="float">
            <text:p>891461.613</text:p>
          </table:table-cell>
          <table:table-cell office:value-type="float" office:value="895802.22" calcext:value-type="float">
            <text:p>895802.22</text:p>
          </table:table-cell>
          <table:table-cell office:value-type="float" office:value="2779.161204" calcext:value-type="float">
            <text:p>2779.16</text:p>
          </table:table-cell>
          <table:table-cell table:formula="of:=100*[.G54]/[.E54]" office:value-type="float" office:value="0.311753323247133" calcext:value-type="float">
            <text:p>0.31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870096.3" calcext:value-type="float">
            <text:p>870096.3</text:p>
          </table:table-cell>
          <table:table-cell office:value-type="float" office:value="873226.164" calcext:value-type="float">
            <text:p>873226.164</text:p>
          </table:table-cell>
          <table:table-cell office:value-type="float" office:value="876422.85" calcext:value-type="float">
            <text:p>876422.85</text:p>
          </table:table-cell>
          <table:table-cell office:value-type="float" office:value="2293.439539" calcext:value-type="float">
            <text:p>2293.44</text:p>
          </table:table-cell>
          <table:table-cell table:formula="of:=100*[.G55]/[.E55]" office:value-type="float" office:value="0.262639810114531" calcext:value-type="float">
            <text:p>0.26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877939.81" calcext:value-type="float">
            <text:p>877939.81</text:p>
          </table:table-cell>
          <table:table-cell office:value-type="float" office:value="879436.703" calcext:value-type="float">
            <text:p>879436.703</text:p>
          </table:table-cell>
          <table:table-cell office:value-type="float" office:value="881783.73" calcext:value-type="float">
            <text:p>881783.73</text:p>
          </table:table-cell>
          <table:table-cell office:value-type="float" office:value="1223.310523" calcext:value-type="float">
            <text:p>1223.31</text:p>
          </table:table-cell>
          <table:table-cell table:formula="of:=100*[.G56]/[.E56]" office:value-type="float" office:value="0.139101599788473" calcext:value-type="float">
            <text:p>0.14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899592.81" calcext:value-type="float">
            <text:p>899592.81</text:p>
          </table:table-cell>
          <table:table-cell office:value-type="float" office:value="901555.479" calcext:value-type="float">
            <text:p>901555.479</text:p>
          </table:table-cell>
          <table:table-cell office:value-type="float" office:value="905493.32" calcext:value-type="float">
            <text:p>905493.32</text:p>
          </table:table-cell>
          <table:table-cell office:value-type="float" office:value="1699.445876" calcext:value-type="float">
            <text:p>1699.45</text:p>
          </table:table-cell>
          <table:table-cell table:formula="of:=100*[.G57]/[.E57]" office:value-type="float" office:value="0.18850153047542" calcext:value-type="float">
            <text:p>0.19</text:p>
          </table:table-cell>
          <table:table-cell office:value-type="float" office:value="1800.02" calcext:value-type="float">
            <text:p>1800.02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905051.74" calcext:value-type="float">
            <text:p>905051.74</text:p>
          </table:table-cell>
          <table:table-cell office:value-type="float" office:value="906673.589" calcext:value-type="float">
            <text:p>906673.589</text:p>
          </table:table-cell>
          <table:table-cell office:value-type="float" office:value="908210.83" calcext:value-type="float">
            <text:p>908210.83</text:p>
          </table:table-cell>
          <table:table-cell office:value-type="float" office:value="1042.830156" calcext:value-type="float">
            <text:p>1042.83</text:p>
          </table:table-cell>
          <table:table-cell table:formula="of:=100*[.G58]/[.E58]" office:value-type="float" office:value="0.115017153764253" calcext:value-type="float">
            <text:p>0.12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float" office:value="861577.38" calcext:value-type="float">
            <text:p>861577.38</text:p>
          </table:table-cell>
          <table:table-cell office:value-type="float" office:value="864134.928" calcext:value-type="float">
            <text:p>864134.928</text:p>
          </table:table-cell>
          <table:table-cell office:value-type="float" office:value="869485.97" calcext:value-type="float">
            <text:p>869485.97</text:p>
          </table:table-cell>
          <table:table-cell office:value-type="float" office:value="2625.523101" calcext:value-type="float">
            <text:p>2625.52</text:p>
          </table:table-cell>
          <table:table-cell table:formula="of:=100*[.G59]/[.E59]" office:value-type="float" office:value="0.303832540026666" calcext:value-type="float">
            <text:p>0.30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office:value-type="float" office:value="882193.69" calcext:value-type="float">
            <text:p>882193.69</text:p>
          </table:table-cell>
          <table:table-cell office:value-type="float" office:value="884781.604" calcext:value-type="float">
            <text:p>884781.604</text:p>
          </table:table-cell>
          <table:table-cell office:value-type="float" office:value="887273.82" calcext:value-type="float">
            <text:p>887273.82</text:p>
          </table:table-cell>
          <table:table-cell office:value-type="float" office:value="1752.006357" calcext:value-type="float">
            <text:p>1752.01</text:p>
          </table:table-cell>
          <table:table-cell table:formula="of:=100*[.G60]/[.E60]" office:value-type="float" office:value="0.19801568534872" calcext:value-type="float">
            <text:p>0.20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float" office:value="882844.61" calcext:value-type="float">
            <text:p>882844.61</text:p>
          </table:table-cell>
          <table:table-cell office:value-type="float" office:value="884503.376" calcext:value-type="float">
            <text:p>884503.376</text:p>
          </table:table-cell>
          <table:table-cell office:value-type="float" office:value="887058.07" calcext:value-type="float">
            <text:p>887058.07</text:p>
          </table:table-cell>
          <table:table-cell office:value-type="float" office:value="1220.540421" calcext:value-type="float">
            <text:p>1220.54</text:p>
          </table:table-cell>
          <table:table-cell table:formula="of:=100*[.G61]/[.E61]" office:value-type="float" office:value="0.137991606829096" calcext:value-type="float">
            <text:p>0.14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float" office:value="894768.8" calcext:value-type="float">
            <text:p>894768.8</text:p>
          </table:table-cell>
          <table:table-cell office:value-type="float" office:value="898287.028" calcext:value-type="float">
            <text:p>898287.028</text:p>
          </table:table-cell>
          <table:table-cell office:value-type="float" office:value="901295.51" calcext:value-type="float">
            <text:p>901295.51</text:p>
          </table:table-cell>
          <table:table-cell office:value-type="float" office:value="2161.846738" calcext:value-type="float">
            <text:p>2161.85</text:p>
          </table:table-cell>
          <table:table-cell table:formula="of:=100*[.G62]/[.E62]" office:value-type="float" office:value="0.240663248005848" calcext:value-type="float">
            <text:p>0.24</text:p>
          </table:table-cell>
          <table:table-cell office:value-type="float" office:value="1800.02" calcext:value-type="float">
            <text:p>1800.02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916591.12" calcext:value-type="float">
            <text:p>916591.12</text:p>
          </table:table-cell>
          <table:table-cell office:value-type="float" office:value="918867.84" calcext:value-type="float">
            <text:p>918867.84</text:p>
          </table:table-cell>
          <table:table-cell office:value-type="float" office:value="921565.55" calcext:value-type="float">
            <text:p>921565.55</text:p>
          </table:table-cell>
          <table:table-cell office:value-type="float" office:value="1399.521789" calcext:value-type="float">
            <text:p>1399.52</text:p>
          </table:table-cell>
          <table:table-cell table:formula="of:=100*[.G63]/[.E63]" office:value-type="float" office:value="0.152309366818192" calcext:value-type="float">
            <text:p>0.15</text:p>
          </table:table-cell>
          <table:table-cell office:value-type="float" office:value="1800.01" calcext:value-type="float">
            <text:p>1800.01</text:p>
          </table:table-cell>
          <table:table-cell table:number-columns-repeated="55"/>
        </table:table-row>
      </table:table>
      <table:table table:name="Nuncamendi B&amp;C comp." table:style-name="ta1">
        <table:table-column table:style-name="co24" table:default-cell-style-name="Default"/>
        <table:table-column table:style-name="co10" table:default-cell-style-name="Default"/>
        <table:table-column table:style-name="co10" table:default-cell-style-name="ce6"/>
        <table:table-column table:style-name="co10" table:default-cell-style-name="Default"/>
        <table:table-column table:style-name="co10" table:default-cell-style-name="ce6"/>
        <table:table-column table:style-name="co10" table:number-columns-repeated="59" table:default-cell-style-name="Default"/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style-name="ce11" table:number-columns-repeated="5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3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table:number-columns-repeated="52"/>
        </table:table-row>
        <table:table-row table:style-name="ro1">
          <table:table-cell office:value-type="string" calcext:value-type="string">
            <text:p>En22k4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4.32" calcext:value-type="float">
            <text:p>4.3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22k4</text:p>
          </table:table-cell>
          <table:table-cell office:value-type="float" office:value="4.9" calcext:value-type="float">
            <text:p>4.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32" calcext:value-type="float">
            <text:p>4.3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23k3</text:p>
          </table:table-cell>
          <table:table-cell office:value-type="float" office:value="9.23" calcext:value-type="float">
            <text:p>9.23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.37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23k3</text:p>
          </table:table-cell>
          <table:table-cell office:value-type="float" office:value="9.23" calcext:value-type="float">
            <text:p>9.2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.37" calcext:value-type="float">
            <text:p>1.3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30k3</text:p>
          </table:table-cell>
          <table:table-cell office:value-type="float" office:value="119.11" calcext:value-type="float">
            <text:p>119.1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100.84" calcext:value-type="float">
            <text:p>1100.8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30k3</text:p>
          </table:table-cell>
          <table:table-cell office:value-type="float" office:value="119.11" calcext:value-type="float">
            <text:p>119.1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100.84" calcext:value-type="float">
            <text:p>1100.84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30k4</text:p>
          </table:table-cell>
          <table:table-cell office:value-type="float" office:value="22.95" calcext:value-type="float">
            <text:p>22.95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301.07" calcext:value-type="float">
            <text:p>301.0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30k4</text:p>
          </table:table-cell>
          <table:table-cell office:value-type="float" office:value="22.95" calcext:value-type="float">
            <text:p>22.95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01.07" calcext:value-type="float">
            <text:p>301.0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33k4</text:p>
          </table:table-cell>
          <table:table-cell office:value-type="float" office:value="24.29" calcext:value-type="float">
            <text:p>24.29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414.74" calcext:value-type="float">
            <text:p>414.74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33k4</text:p>
          </table:table-cell>
          <table:table-cell office:value-type="float" office:value="24.29" calcext:value-type="float">
            <text:p>24.2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14.74" calcext:value-type="float">
            <text:p>414.74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.5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7200.47" calcext:value-type="float">
            <text:p>7200.47</text:p>
          </table:table-cell>
          <table:table-cell office:value-type="float" office:value="1.154" calcext:value-type="float">
            <text:p>1.15</text:p>
          </table:table-cell>
          <table:table-cell table:number-columns-repeated="2"/>
          <table:table-cell office:value-type="string" calcext:value-type="string">
            <text:p>En51k5</text:p>
          </table:table-cell>
          <table:table-cell office:value-type="float" office:value="2347.51" calcext:value-type="float">
            <text:p>2347.5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7200.47" calcext:value-type="float">
            <text:p>7200.47</text:p>
          </table:table-cell>
          <table:table-cell table:style-name="ce6" office:value-type="float" office:value="1.154" calcext:value-type="float">
            <text:p>1.1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76k7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06" calcext:value-type="float">
            <text:p>7201.06</text:p>
          </table:table-cell>
          <table:table-cell office:value-type="float" office:value="2.228" calcext:value-type="float">
            <text:p>2.23</text:p>
          </table:table-cell>
          <table:table-cell table:number-columns-repeated="2"/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.6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97.17" calcext:value-type="float">
            <text:p>2797.1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76k8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1.75" calcext:value-type="float">
            <text:p>7201.75</text:p>
          </table:table-cell>
          <table:table-cell office:value-type="float" office:value="1.724" calcext:value-type="float">
            <text:p>1.72</text:p>
          </table:table-cell>
          <table:table-cell table:number-columns-repeated="2"/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.64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71.04" calcext:value-type="float">
            <text:p>271.04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76k10</text:p>
          </table:table-cell>
          <table:table-cell office:value-type="float" office:value="1700.64" calcext:value-type="float">
            <text:p>1700.64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2797.17" calcext:value-type="float">
            <text:p>2797.1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.4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09.3" calcext:value-type="float">
            <text:p>109.30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76k14</text:p>
          </table:table-cell>
          <table:table-cell office:value-type="float" office:value="236.64" calcext:value-type="float">
            <text:p>236.64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271.04" calcext:value-type="float">
            <text:p>271.04</text:p>
          </table:table-cell>
          <table:table-cell office:value-type="float" office:value="0" calcext:value-type="float">
            <text:p>0.00</text:p>
          </table:table-cell>
          <table:table-cell table:number-columns-repeated="3"/>
          <table:table-cell table:style-name="ce15" table:formula="of:=AVERAGE([.I3:.I11])" office:value-type="float" office:value="507.855555555556" calcext:value-type="float">
            <text:p>507.86</text:p>
          </table:table-cell>
          <table:table-cell table:style-name="ce15" table:formula="of:=AVERAGE([.J3:.J11])" office:value-type="float" office:value="0" calcext:value-type="float">
            <text:p>0.00</text:p>
          </table:table-cell>
          <table:table-cell table:style-name="ce15" table:formula="of:=AVERAGE([.K3:.K11])" office:value-type="float" office:value="1355.59111111111" calcext:value-type="float">
            <text:p>1355.59</text:p>
          </table:table-cell>
          <table:table-cell table:style-name="ce15" table:formula="of:=AVERAGE([.L3:.L11])" office:value-type="float" office:value="0.128222222222222" calcext:value-type="float">
            <text:p>0.1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En76k15</text:p>
          </table:table-cell>
          <table:table-cell office:value-type="float" office:value="105.43" calcext:value-type="float">
            <text:p>105.43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09.3" calcext:value-type="float">
            <text:p>109.30</text:p>
          </table:table-cell>
          <table:table-cell office:value-type="float" office:value="0" calcext:value-type="float">
            <text:p>0.00</text:p>
          </table:table-cell>
          <table:table-cell table:number-columns-repeated="3"/>
          <table:table-cell table:style-name="ce11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En101k14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7202.94" calcext:value-type="float">
            <text:p>7202.94</text:p>
          </table:table-cell>
          <table:table-cell office:value-type="float" office:value="0.553" calcext:value-type="float">
            <text:p>0.55</text:p>
          </table:table-cell>
          <table:table-cell table:number-columns-repeated="4"/>
          <table:table-cell table:style-name="ce6" table:number-columns-repeated="3"/>
          <table:table-cell table:number-columns-repeated="52"/>
        </table:table-row>
        <table:table-row table:style-name="ro1">
          <table:table-cell table:style-name="ce11"/>
          <table:table-cell table:number-columns-repeated="2"/>
          <table:table-cell table:style-name="ce15" table:formula="of:=AVERAGE([.D3:.D14])" office:value-type="float" office:value="2817.1725" calcext:value-type="float">
            <text:p>2817.17</text:p>
          </table:table-cell>
          <table:table-cell table:style-name="ce15" table:formula="of:=AVERAGE([.E3:.E14])" office:value-type="float" office:value="0.471583333333333" calcext:value-type="float">
            <text:p>0.47</text:p>
          </table:table-cell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11"/>
          <table:table-cell table:number-columns-repeated="2"/>
          <table:table-cell table:style-name="ce15" table:number-columns-repeated="2"/>
          <table:table-cell table:number-columns-repeated="2"/>
          <table:table-cell table:style-name="ce11"/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2"/>
          <table:table-cell table:style-name="ce11" office:value-type="string" calcext:value-type="string">
            <text:p>Inst</text:p>
          </table:table-cell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5"/>
          <table:table-cell table:style-name="ce1" office:value-type="string" calcext:value-type="string" table:number-columns-spanned="2" table:number-rows-spanned="1">
            <text:p>Our</text:p>
          </table:table-cell>
          <table:covered-table-cell table:style-name="ce15"/>
          <table:table-cell table:number-columns-repeated="52"/>
        </table:table-row>
        <table:table-row table:style-name="ro1"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2"/>
          <table:table-cell table:style-name="ce11"/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style-name="ce11" office:value-type="string" calcext:value-type="string">
            <text:p>Time</text:p>
          </table:table-cell>
          <table:table-cell table:style-name="ce15" office:value-type="string" calcext:value-type="string">
            <text:p>Gap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16k8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16k8</text:p>
          </table:table-cell>
          <table:table-cell office:value-type="float" office:value="1.9" calcext:value-type="float">
            <text:p>1.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19k2</text:p>
          </table:table-cell>
          <table:table-cell office:value-type="float" office:value="9.13" calcext:value-type="float">
            <text:p>9.13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.27" calcext:value-type="float">
            <text:p>1.2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19k2</text:p>
          </table:table-cell>
          <table:table-cell office:value-type="float" office:value="9.13" calcext:value-type="float">
            <text:p>9.1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.27" calcext:value-type="float">
            <text:p>1.2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20k2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2.07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20k2</text:p>
          </table:table-cell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.07" calcext:value-type="float">
            <text:p>2.0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21k2</text:p>
          </table:table-cell>
          <table:table-cell office:value-type="float" office:value="11.07" calcext:value-type="float">
            <text:p>11.07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6.36" calcext:value-type="float">
            <text:p>6.3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21k2</text:p>
          </table:table-cell>
          <table:table-cell office:value-type="float" office:value="11.07" calcext:value-type="float">
            <text:p>11.0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22k2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22k8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22k8</text:p>
          </table:table-cell>
          <table:table-cell office:value-type="float" office:value="3.08" calcext:value-type="float">
            <text:p>3.0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23k8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23k8</text:p>
          </table:table-cell>
          <table:table-cell office:value-type="float" office:value="2.68" calcext:value-type="float">
            <text:p>2.6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0.29" calcext:value-type="float">
            <text:p>0.2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40k5</text:p>
          </table:table-cell>
          <table:table-cell office:value-type="float" office:value="213.28" calcext:value-type="float">
            <text:p>213.28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96.62" calcext:value-type="float">
            <text:p>196.6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40k5</text:p>
          </table:table-cell>
          <table:table-cell office:value-type="float" office:value="213.28" calcext:value-type="float">
            <text:p>213.2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96.62" calcext:value-type="float">
            <text:p>196.6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45k5</text:p>
          </table:table-cell>
          <table:table-cell office:value-type="float" office:value="495.82" calcext:value-type="float">
            <text:p>495.82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3179.19" calcext:value-type="float">
            <text:p>3179.1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45k5</text:p>
          </table:table-cell>
          <table:table-cell office:value-type="float" office:value="495.82" calcext:value-type="float">
            <text:p>495.8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179.19" calcext:value-type="float">
            <text:p>3179.1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0k7</text:p>
          </table:table-cell>
          <table:table-cell office:value-type="float" office:value="117.48" calcext:value-type="float">
            <text:p>117.48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211.15" calcext:value-type="float">
            <text:p>211.1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0k7</text:p>
          </table:table-cell>
          <table:table-cell office:value-type="float" office:value="117.48" calcext:value-type="float">
            <text:p>117.4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211.15" calcext:value-type="float">
            <text:p>211.15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0k8</text:p>
          </table:table-cell>
          <table:table-cell office:value-type="float" office:value="185.76" calcext:value-type="float">
            <text:p>185.76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958.75" calcext:value-type="float">
            <text:p>958.75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0k8</text:p>
          </table:table-cell>
          <table:table-cell office:value-type="float" office:value="185.76" calcext:value-type="float">
            <text:p>185.76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958.75" calcext:value-type="float">
            <text:p>958.75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.32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3.57" calcext:value-type="float">
            <text:p>13.57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0k10</text:p>
          </table:table-cell>
          <table:table-cell office:value-type="float" office:value="112.32" calcext:value-type="float">
            <text:p>112.32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3.57" calcext:value-type="float">
            <text:p>13.57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1k10</text:p>
          </table:table-cell>
          <table:table-cell office:value-type="float" office:value="84.17" calcext:value-type="float">
            <text:p>84.17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82.91" calcext:value-type="float">
            <text:p>82.91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1k10</text:p>
          </table:table-cell>
          <table:table-cell office:value-type="float" office:value="84.17" calcext:value-type="float">
            <text:p>84.17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82.91" calcext:value-type="float">
            <text:p>82.91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5k7</text:p>
          </table:table-cell>
          <table:table-cell office:value-type="float" office:value="790.31" calcext:value-type="float">
            <text:p>790.3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3033.76" calcext:value-type="float">
            <text:p>3033.76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5k7</text:p>
          </table:table-cell>
          <table:table-cell office:value-type="float" office:value="790.31" calcext:value-type="float">
            <text:p>790.3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3033.76" calcext:value-type="float">
            <text:p>3033.76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5k8</text:p>
          </table:table-cell>
          <table:table-cell office:value-type="float" office:value="170.89" calcext:value-type="float">
            <text:p>170.89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36.19" calcext:value-type="float">
            <text:p>136.19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5k8</text:p>
          </table:table-cell>
          <table:table-cell office:value-type="float" office:value="170.89" calcext:value-type="float">
            <text:p>170.8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36.19" calcext:value-type="float">
            <text:p>136.19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.69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15.53" calcext:value-type="float">
            <text:p>15.53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5k10</text:p>
          </table:table-cell>
          <table:table-cell office:value-type="float" office:value="117.69" calcext:value-type="float">
            <text:p>117.69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15.53" calcext:value-type="float">
            <text:p>15.5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55k15</text:p>
          </table:table-cell>
          <table:table-cell office:value-type="float" office:value="48.01" calcext:value-type="float">
            <text:p>48.0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4.23" calcext:value-type="float">
            <text:p>4.23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55k15</text:p>
          </table:table-cell>
          <table:table-cell office:value-type="float" office:value="48.01" calcext:value-type="float">
            <text:p>48.0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4.23" calcext:value-type="float">
            <text:p>4.2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.81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674.62" calcext:value-type="float">
            <text:p>674.6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60k10</text:p>
          </table:table-cell>
          <table:table-cell office:value-type="float" office:value="620.81" calcext:value-type="float">
            <text:p>620.81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74.62" calcext:value-type="float">
            <text:p>674.62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60k15</text:p>
          </table:table-cell>
          <table:table-cell table:number-columns-repeated="2" office:value-type="string" calcext:value-type="string">
            <text:p>--</text:p>
          </table:table-cell>
          <table:table-cell table:style-name="ce6" office:value-type="float" office:value="13.14" calcext:value-type="float">
            <text:p>13.14</text:p>
          </table:table-cell>
          <table:table-cell office:value-type="float" office:value="0.002" calcext:value-type="float">
            <text:p>0.00</text:p>
          </table:table-cell>
          <table:table-cell table:number-columns-repeated="2"/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.83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6762.68" calcext:value-type="float">
            <text:p>6762.68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65k10</text:p>
          </table:table-cell>
          <table:table-cell office:value-type="float" office:value="915.83" calcext:value-type="float">
            <text:p>915.83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6762.68" calcext:value-type="float">
            <text:p>6762.68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.78</text:p>
          </table:table-cell>
          <table:table-cell table:style-name="ce6" office:value-type="float" office:value="0" calcext:value-type="float">
            <text:p>0.00</text:p>
          </table:table-cell>
          <table:table-cell table:style-name="ce6" office:value-type="float" office:value="5877.93" calcext:value-type="float">
            <text:p>5877.93</text:p>
          </table:table-cell>
          <table:table-cell table:style-name="ce6" office:value-type="float" office:value="0" calcext:value-type="float">
            <text:p>0.0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70k10</text:p>
          </table:table-cell>
          <table:table-cell office:value-type="float" office:value="1415.78" calcext:value-type="float">
            <text:p>1415.78</text:p>
          </table:table-cell>
          <table:table-cell office:value-type="float" office:value="0" calcext:value-type="float">
            <text:p>0.00</text:p>
          </table:table-cell>
          <table:table-cell table:style-name="ce6" office:value-type="float" office:value="5877.93" calcext:value-type="float">
            <text:p>5877.93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8.17" calcext:value-type="float">
            <text:p>8.17</text:p>
          </table:table-cell>
          <table:table-cell table:style-name="ce6" office:value-type="float" office:value="7216.79" calcext:value-type="float">
            <text:p>7216.79</text:p>
          </table:table-cell>
          <table:table-cell table:style-name="ce6" office:value-type="float" office:value="3.448" calcext:value-type="float">
            <text:p>3.4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76k4</text:p>
          </table:table-cell>
          <table:table-cell office:value-type="float" office:value="7200" calcext:value-type="float">
            <text:p>7200</text:p>
          </table:table-cell>
          <table:table-cell office:value-type="float" office:value="8.17" calcext:value-type="float">
            <text:p>8.17</text:p>
          </table:table-cell>
          <table:table-cell table:style-name="ce6" office:value-type="float" office:value="7216.79" calcext:value-type="float">
            <text:p>7216.79</text:p>
          </table:table-cell>
          <table:table-cell office:value-type="float" office:value="3.448" calcext:value-type="float">
            <text:p>3.45</text:p>
          </table:table-cell>
          <table:table-cell table:number-columns-repeated="2"/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table:style-name="ce6" office:value-type="float" office:value="7.29" calcext:value-type="float">
            <text:p>7.29</text:p>
          </table:table-cell>
          <table:table-cell table:style-name="ce6" office:value-type="float" office:value="7200.66" calcext:value-type="float">
            <text:p>7200.66</text:p>
          </table:table-cell>
          <table:table-cell table:style-name="ce6" office:value-type="float" office:value="2.502" calcext:value-type="float">
            <text:p>2.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n76k5</text:p>
          </table:table-cell>
          <table:table-cell office:value-type="float" office:value="7200" calcext:value-type="float">
            <text:p>7200</text:p>
          </table:table-cell>
          <table:table-cell office:value-type="float" office:value="7.29" calcext:value-type="float">
            <text:p>7.29</text:p>
          </table:table-cell>
          <table:table-cell table:style-name="ce6" office:value-type="float" office:value="7200.66" calcext:value-type="float">
            <text:p>7200.66</text:p>
          </table:table-cell>
          <table:table-cell office:value-type="float" office:value="2.502" calcext:value-type="float">
            <text:p>2.50</text:p>
          </table:table-cell>
          <table:table-cell table:number-columns-repeated="3"/>
          <table:table-cell table:style-name="ce15" table:formula="of:=AVERAGE([.I19:.I40])" office:value-type="float" office:value="897.209545454546" calcext:value-type="float">
            <text:p>897.21</text:p>
          </table:table-cell>
          <table:table-cell table:style-name="ce15" table:formula="of:=AVERAGE([.J19:.J40])" office:value-type="float" office:value="0.702727272727273" calcext:value-type="float">
            <text:p>0.70</text:p>
          </table:table-cell>
          <table:table-cell table:style-name="ce15" table:formula="of:=AVERAGE([.K19:.K40])" office:value-type="float" office:value="1617.14045454545" calcext:value-type="float">
            <text:p>1617.14</text:p>
          </table:table-cell>
          <table:table-cell table:style-name="ce15" table:formula="of:=AVERAGE([.L19:.L40])" office:value-type="float" office:value="0.270454545454545" calcext:value-type="float">
            <text:p>0.27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15" table:formula="of:=AVERAGE([.D19:.D41])" office:value-type="float" office:value="1547.40130434783" calcext:value-type="float">
            <text:p>1547.40</text:p>
          </table:table-cell>
          <table:table-cell table:style-name="ce15" table:formula="of:=AVERAGE([.E19:.E41])" office:value-type="float" office:value="0.258782608695652" calcext:value-type="float">
            <text:p>0.26</text:p>
          </table:table-cell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uncamendi ILS comp." table:style-name="ta1">
        <table:table-column table:style-name="co10" table:default-cell-style-name="ce17"/>
        <table:table-column table:style-name="co10" table:number-columns-repeated="5" table:default-cell-style-name="ce6"/>
        <table:table-column table:style-name="co10" table:number-columns-repeated="2" table:default-cell-style-name="Default"/>
        <table:table-column table:style-name="co25" table:default-cell-style-name="Default"/>
        <table:table-column table:style-name="co10" table:number-columns-repeated="55" table:default-cell-style-name="Default"/>
        <table:table-row table:style-name="ro1">
          <table:table-cell table:style-name="ce15" table:number-columns-repeated="2"/>
          <table:table-cell table:style-name="ce15" office:value-type="string" calcext:value-type="string">
            <text:p>Nuncamendi</text:p>
          </table:table-cell>
          <table:table-cell table:style-name="ce15" table:number-columns-repeated="2"/>
          <table:table-cell table:style-name="ce15" office:value-type="string" calcext:value-type="string">
            <text:p>Our</text:p>
          </table:table-cell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1" table:number-columns-repeated="2"/>
          <table:table-cell table:style-name="ce1" office:value-type="string" calcext:value-type="string" table:number-columns-spanned="3" table:number-rows-spanned="1">
            <text:p>This work (1s timelimit)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This work (10s timelimti)</text:p>
          </table:table-cell>
          <table:covered-table-cell table:number-columns-repeated="2" table:style-name="ce11"/>
          <table:table-cell table:style-name="ce1" office:value-type="string" calcext:value-type="string" table:number-columns-spanned="2" table:number-rows-spanned="1">
            <text:p>Nuncamendi</text:p>
          </table:table-cell>
          <table:covered-table-cell table:style-name="ce11"/>
          <table:table-cell table:style-name="ce11" table:number-columns-repeated="40"/>
        </table:table-row>
        <table:table-row table:style-name="ro1"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instances</text:p>
          </table:table-cell>
          <table:table-cell table:style-name="ce15" office:value-type="string" calcext:value-type="string">
            <text:p>Max T</text:p>
          </table:table-cell>
          <table:table-cell table:style-name="ce15" office:value-type="string" calcext:value-type="string">
            <text:p>Min T</text:p>
          </table:table-cell>
          <table:table-cell table:style-name="ce15" office:value-type="string" calcext:value-type="string">
            <text:p>Avg T</text:p>
          </table:table-cell>
          <table:table-cell table:style-name="ce15" office:value-type="string" calcext:value-type="string">
            <text:p>Max T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table:number-columns-repeated="2"/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<text:s text:c="4"/>min</text:p>
          </table:table-cell>
          <table:table-cell table:style-name="ce11" office:value-type="string" calcext:value-type="string">
            <text:p><text:s text:c="4"/>mean</text:p>
          </table:table-cell>
          <table:table-cell table:style-name="ce11" office:value-type="string" calcext:value-type="string">
            <text:p><text:s text:c="4"/>max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time(s)</text:p>
          </table:table-cell>
          <table:table-cell table:style-name="ce11" table:number-columns-repeated="40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15" office:value-type="string" calcext:value-type="string">
            <text:p>brd14051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1.063" calcext:value-type="float">
            <text:p>1.06</text:p>
          </table:table-cell>
          <table:table-cell table:style-name="ce15" office:value-type="float" office:value="4.658" calcext:value-type="float">
            <text:p>4.66</text:p>
          </table:table-cell>
          <table:table-cell table:style-name="ce15" office:value-type="float" office:value="52.33" calcext:value-type="float">
            <text:p>52.33</text:p>
          </table:table-cell>
          <table:table-cell table:style-name="ce11"/>
          <table:table-cell table:style-name="ce11" office:value-type="string" calcext:value-type="string">
            <text:p>Instance</text:p>
          </table:table-cell>
          <table:table-cell table:style-name="ce11" table:number-columns-repeated="7"/>
          <table:table-cell table:style-name="ce11" office:value-type="string" calcext:value-type="string">
            <text:p>Instance</text:p>
          </table:table-cell>
          <table:table-cell table:number-columns-repeated="8"/>
          <table:table-cell table:style-name="ce11" table:number-columns-repeated="4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37.887" calcext:value-type="float">
            <text:p>37.89</text:p>
          </table:table-cell>
          <table:table-cell office:value-type="float" office:value="1.016" calcext:value-type="float">
            <text:p>1.02</text:p>
          </table:table-cell>
          <table:table-cell office:value-type="float" office:value="9.579" calcext:value-type="float">
            <text:p>9.58</text:p>
          </table:table-cell>
          <table:table-cell office:value-type="float" office:value="17.06" calcext:value-type="float">
            <text:p>17.06</text:p>
          </table:table-cell>
          <table:table-cell office:value-type="string" calcext:value-type="string">
            <text:p>CMT1</text:p>
          </table:table-cell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2212.558" calcext:value-type="float">
            <text:p>2212.558</text:p>
          </table:table-cell>
          <table:table-cell office:value-type="float" office:value="2223.78" calcext:value-type="float">
            <text:p>2223.78</text:p>
          </table:table-cell>
          <table:table-cell table:number-columns-repeated="3" office:value-type="float" office:value="2209.64" calcext:value-type="float">
            <text:p>2209.64</text:p>
          </table:table-cell>
          <table:table-cell/>
          <table:table-cell office:value-type="string" calcext:value-type="string">
            <text:p>CMT1.vrp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2212.558" calcext:value-type="float">
            <text:p>2212.558</text:p>
          </table:table-cell>
          <table:table-cell office:value-type="float" office:value="2223.78" calcext:value-type="float">
            <text:p>2223.78</text:p>
          </table:table-cell>
          <table:table-cell table:number-columns-repeated="4" office:value-type="float" office:value="2209.64" calcext:value-type="float">
            <text:p>2209.64</text:p>
          </table:table-cell>
          <table:table-cell office:value-type="float" office:value="0.702" calcext:value-type="float">
            <text:p>0.702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40.261" calcext:value-type="float">
            <text:p>40.26</text:p>
          </table:table-cell>
          <table:table-cell office:value-type="float" office:value="0.672" calcext:value-type="float">
            <text:p>0.67</text:p>
          </table:table-cell>
          <table:table-cell office:value-type="float" office:value="6.851" calcext:value-type="float">
            <text:p>6.85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CMT2</text:p>
          </table:table-cell>
          <table:table-cell office:value-type="string" calcext:value-type="string">
            <text:p>CMT2.vrp</text:p>
          </table:table-cell>
          <table:table-cell table:number-columns-repeated="6" office:value-type="float" office:value="2310.09" calcext:value-type="float">
            <text:p>2310.09</text:p>
          </table:table-cell>
          <table:table-cell/>
          <table:table-cell office:value-type="string" calcext:value-type="string">
            <text:p>CMT2.vrp</text:p>
          </table:table-cell>
          <table:table-cell table:number-columns-repeated="7" office:value-type="float" office:value="2310.09" calcext:value-type="float">
            <text:p>2310.09</text:p>
          </table:table-cell>
          <table:table-cell office:value-type="float" office:value="4.196" calcext:value-type="float">
            <text:p>4.196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6.328" calcext:value-type="float">
            <text:p>6.33</text:p>
          </table:table-cell>
          <table:table-cell office:value-type="float" office:value="0.797" calcext:value-type="float">
            <text:p>0.80</text:p>
          </table:table-cell>
          <table:table-cell office:value-type="float" office:value="2.834" calcext:value-type="float">
            <text:p>2.83</text:p>
          </table:table-cell>
          <table:table-cell office:value-type="float" office:value="17.4" calcext:value-type="float">
            <text:p>17.40</text:p>
          </table:table-cell>
          <table:table-cell office:value-type="string" calcext:value-type="string">
            <text:p>CMT3</text:p>
          </table:table-cell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.9</text:p>
          </table:table-cell>
          <table:table-cell office:value-type="float" office:value="4005.12" calcext:value-type="float">
            <text:p>4005.12</text:p>
          </table:table-cell>
          <table:table-cell office:value-type="float" office:value="4010.3" calcext:value-type="float">
            <text:p>4010.3</text:p>
          </table:table-cell>
          <table:table-cell office:value-type="float" office:value="4002.9" calcext:value-type="float">
            <text:p>4002.9</text:p>
          </table:table-cell>
          <table:table-cell office:value-type="float" office:value="4005.12" calcext:value-type="float">
            <text:p>4005.12</text:p>
          </table:table-cell>
          <table:table-cell office:value-type="float" office:value="4010.3" calcext:value-type="float">
            <text:p>4010.3</text:p>
          </table:table-cell>
          <table:table-cell/>
          <table:table-cell office:value-type="string" calcext:value-type="string">
            <text:p>CMT3.vrp</text:p>
          </table:table-cell>
          <table:table-cell office:value-type="float" office:value="4002.9" calcext:value-type="float">
            <text:p>4002.9</text:p>
          </table:table-cell>
          <table:table-cell office:value-type="float" office:value="4005.12" calcext:value-type="float">
            <text:p>4005.12</text:p>
          </table:table-cell>
          <table:table-cell office:value-type="float" office:value="4010.3" calcext:value-type="float">
            <text:p>4010.3</text:p>
          </table:table-cell>
          <table:table-cell office:value-type="float" office:value="4002.9" calcext:value-type="float">
            <text:p>4002.9</text:p>
          </table:table-cell>
          <table:table-cell office:value-type="float" office:value="4005.12" calcext:value-type="float">
            <text:p>4005.12</text:p>
          </table:table-cell>
          <table:table-cell office:value-type="float" office:value="4010.3" calcext:value-type="float">
            <text:p>4010.3</text:p>
          </table:table-cell>
          <table:table-cell office:value-type="float" office:value="4002.9" calcext:value-type="float">
            <text:p>4002.9</text:p>
          </table:table-cell>
          <table:table-cell office:value-type="float" office:value="14.938" calcext:value-type="float">
            <text:p>14.938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32.84" calcext:value-type="float">
            <text:p>32.84</text:p>
          </table:table-cell>
          <table:table-cell office:value-type="float" office:value="1.047" calcext:value-type="float">
            <text:p>1.05</text:p>
          </table:table-cell>
          <table:table-cell office:value-type="float" office:value="5.828" calcext:value-type="float">
            <text:p>5.83</text:p>
          </table:table-cell>
          <table:table-cell office:value-type="float" office:value="43.78" calcext:value-type="float">
            <text:p>43.78</text:p>
          </table:table-cell>
          <table:table-cell office:value-type="string" calcext:value-type="string">
            <text:p>CMT4</text:p>
          </table:table-cell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.94</text:p>
          </table:table-cell>
          <table:table-cell office:value-type="float" office:value="4957.382" calcext:value-type="float">
            <text:p>4957.382</text:p>
          </table:table-cell>
          <table:table-cell office:value-type="float" office:value="4970.55" calcext:value-type="float">
            <text:p>4970.55</text:p>
          </table:table-cell>
          <table:table-cell table:number-columns-repeated="3" office:value-type="float" office:value="4953.94" calcext:value-type="float">
            <text:p>4953.94</text:p>
          </table:table-cell>
          <table:table-cell/>
          <table:table-cell office:value-type="string" calcext:value-type="string">
            <text:p>CMT4.vrp</text:p>
          </table:table-cell>
          <table:table-cell office:value-type="float" office:value="4953.94" calcext:value-type="float">
            <text:p>4953.94</text:p>
          </table:table-cell>
          <table:table-cell office:value-type="float" office:value="4957.382" calcext:value-type="float">
            <text:p>4957.382</text:p>
          </table:table-cell>
          <table:table-cell office:value-type="float" office:value="4970.55" calcext:value-type="float">
            <text:p>4970.55</text:p>
          </table:table-cell>
          <table:table-cell table:number-columns-repeated="4" office:value-type="float" office:value="4953.94" calcext:value-type="float">
            <text:p>4953.94</text:p>
          </table:table-cell>
          <table:table-cell office:value-type="float" office:value="80.948" calcext:value-type="float">
            <text:p>80.948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39.168" calcext:value-type="float">
            <text:p>39.17</text:p>
          </table:table-cell>
          <table:table-cell office:value-type="float" office:value="1.438" calcext:value-type="float">
            <text:p>1.44</text:p>
          </table:table-cell>
          <table:table-cell office:value-type="float" office:value="8.088" calcext:value-type="float">
            <text:p>8.09</text:p>
          </table:table-cell>
          <table:table-cell office:value-type="float" office:value="21.18" calcext:value-type="float">
            <text:p>21.18</text:p>
          </table:table-cell>
          <table:table-cell office:value-type="string" calcext:value-type="string">
            <text:p>CMT5</text:p>
          </table:table-cell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.94</text:p>
          </table:table-cell>
          <table:table-cell office:value-type="float" office:value="5760.805" calcext:value-type="float">
            <text:p>5760.805</text:p>
          </table:table-cell>
          <table:table-cell office:value-type="float" office:value="5780.24" calcext:value-type="float">
            <text:p>5780.24</text:p>
          </table:table-cell>
          <table:table-cell office:value-type="float" office:value="5745.94" calcext:value-type="float">
            <text:p>5745.94</text:p>
          </table:table-cell>
          <table:table-cell office:value-type="float" office:value="5747.324" calcext:value-type="float">
            <text:p>5747.324</text:p>
          </table:table-cell>
          <table:table-cell office:value-type="float" office:value="5748.62" calcext:value-type="float">
            <text:p>5748.62</text:p>
          </table:table-cell>
          <table:table-cell/>
          <table:table-cell office:value-type="string" calcext:value-type="string">
            <text:p>CMT5.vrp</text:p>
          </table:table-cell>
          <table:table-cell office:value-type="float" office:value="5745.94" calcext:value-type="float">
            <text:p>5745.94</text:p>
          </table:table-cell>
          <table:table-cell office:value-type="float" office:value="5760.805" calcext:value-type="float">
            <text:p>5760.805</text:p>
          </table:table-cell>
          <table:table-cell office:value-type="float" office:value="5780.24" calcext:value-type="float">
            <text:p>5780.24</text:p>
          </table:table-cell>
          <table:table-cell office:value-type="float" office:value="5745.94" calcext:value-type="float">
            <text:p>5745.94</text:p>
          </table:table-cell>
          <table:table-cell office:value-type="float" office:value="5747.324" calcext:value-type="float">
            <text:p>5747.324</text:p>
          </table:table-cell>
          <table:table-cell office:value-type="float" office:value="5748.62" calcext:value-type="float">
            <text:p>5748.62</text:p>
          </table:table-cell>
          <table:table-cell office:value-type="float" office:value="5748.36" calcext:value-type="float">
            <text:p>5748.36</text:p>
          </table:table-cell>
          <table:table-cell office:value-type="float" office:value="313.672" calcext:value-type="float">
            <text:p>313.672</text:p>
          </table:table-cell>
          <table:table-cell table:number-columns-repeated="4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d14051</text:p>
          </table:table-cell>
          <table:table-cell office:value-type="float" office:value="87.446" calcext:value-type="float">
            <text:p>87.45</text:p>
          </table:table-cell>
          <table:table-cell office:value-type="float" office:value="2.609" calcext:value-type="float">
            <text:p>2.61</text:p>
          </table:table-cell>
          <table:table-cell office:value-type="float" office:value="30.371" calcext:value-type="float">
            <text:p>30.37</text:p>
          </table:table-cell>
          <table:table-cell office:value-type="float" office:value="216" calcext:value-type="float">
            <text:p>216.00</text:p>
          </table:table-cell>
          <table:table-cell office:value-type="string" calcext:value-type="string">
            <text:p>CMT11</text:p>
          </table:table-cell>
          <table:table-cell office:value-type="string" calcext:value-type="string">
            <text:p>CMT6.vrp</text:p>
          </table:table-cell>
          <table:table-cell table:number-columns-repeated="6" office:value-type="float" office:value="1921.5" calcext:value-type="float">
            <text:p>1921.5</text:p>
          </table:table-cell>
          <table:table-cell/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.3</text:p>
          </table:table-cell>
          <table:table-cell office:value-type="float" office:value="7203.452" calcext:value-type="float">
            <text:p>7203.452</text:p>
          </table:table-cell>
          <table:table-cell office:value-type="float" office:value="7206.4" calcext:value-type="float">
            <text:p>7206.4</text:p>
          </table:table-cell>
          <table:table-cell office:value-type="float" office:value="7197.21" calcext:value-type="float">
            <text:p>7197.21</text:p>
          </table:table-cell>
          <table:table-cell office:value-type="float" office:value="7198.534" calcext:value-type="float">
            <text:p>7198.534</text:p>
          </table:table-cell>
          <table:table-cell office:value-type="float" office:value="7201.3" calcext:value-type="float">
            <text:p>7201.3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27.097" calcext:value-type="float">
            <text:p>27.097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134.724" calcext:value-type="float">
            <text:p>134.72</text:p>
          </table:table-cell>
          <table:table-cell office:value-type="float" office:value="3.031" calcext:value-type="float">
            <text:p>3.03</text:p>
          </table:table-cell>
          <table:table-cell office:value-type="float" office:value="24.964" calcext:value-type="float">
            <text:p>24.96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CMT12</text:p>
          </table:table-cell>
          <table:table-cell office:value-type="string" calcext:value-type="string">
            <text:p>CMT7.vrp</text:p>
          </table:table-cell>
          <table:table-cell table:number-columns-repeated="6" office:value-type="float" office:value="2202.3" calcext:value-type="float">
            <text:p>2202.3</text:p>
          </table:table-cell>
          <table:table-cell/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.74</text:p>
          </table:table-cell>
          <table:table-cell office:value-type="float" office:value="3532.777" calcext:value-type="float">
            <text:p>3532.777</text:p>
          </table:table-cell>
          <table:table-cell office:value-type="float" office:value="3534.07" calcext:value-type="float">
            <text:p>3534.07</text:p>
          </table:table-cell>
          <table:table-cell table:number-columns-repeated="4" office:value-type="float" office:value="3530.24" calcext:value-type="float">
            <text:p>3530.24</text:p>
          </table:table-cell>
          <table:table-cell office:value-type="float" office:value="13.837" calcext:value-type="float">
            <text:p>13.837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35.934" calcext:value-type="float">
            <text:p>35.93</text:p>
          </table:table-cell>
          <table:table-cell office:value-type="float" office:value="4.078" calcext:value-type="float">
            <text:p>4.08</text:p>
          </table:table-cell>
          <table:table-cell office:value-type="float" office:value="11.744" calcext:value-type="float">
            <text:p>11.74</text:p>
          </table:table-cell>
          <table:table-cell office:value-type="float" office:value="19.43" calcext:value-type="float">
            <text:p>19.43</text:p>
          </table:table-cell>
          <table:table-cell/>
          <table:table-cell office:value-type="string" calcext:value-type="string">
            <text:p>CMT8.vrp</text:p>
          </table:table-cell>
          <table:table-cell table:number-columns-repeated="6" office:value-type="float" office:value="3689.31" calcext:value-type="float">
            <text:p>3689.31</text:p>
          </table:table-cell>
          <table:table-cell/>
          <table:table-cell table:style-name="ce11" office:value-type="string" calcext:value-type="string">
            <text:p>AVG*</text:p>
          </table:table-cell>
          <table:table-cell table:style-name="ce15" table:formula="of:=AVERAGE([.Q4:.Q10])" office:value-type="float" office:value="4279.22142857143" calcext:value-type="float">
            <text:p>4279.22</text:p>
          </table:table-cell>
          <table:table-cell table:style-name="ce15" table:formula="of:=AVERAGE([.R4:.R10])" office:value-type="float" office:value="4283.16914285714" calcext:value-type="float">
            <text:p>4283.17</text:p>
          </table:table-cell>
          <table:table-cell table:style-name="ce15" table:formula="of:=AVERAGE([.S4:.S10])" office:value-type="float" office:value="4290.77571428571" calcext:value-type="float">
            <text:p>4290.78</text:p>
          </table:table-cell>
          <table:table-cell table:style-name="ce15" table:formula="of:=AVERAGE([.T4:.T10])" office:value-type="float" office:value="4278.56571428571" calcext:value-type="float">
            <text:p>4278.57</text:p>
          </table:table-cell>
          <table:table-cell table:style-name="ce15" table:formula="of:=AVERAGE([.U4:.U10])" office:value-type="float" office:value="4279.26971428571" calcext:value-type="float">
            <text:p>4279.27</text:p>
          </table:table-cell>
          <table:table-cell table:style-name="ce15" table:formula="of:=AVERAGE([.V4:.V10])" office:value-type="float" office:value="4280.59" calcext:value-type="float">
            <text:p>4280.59</text:p>
          </table:table-cell>
          <table:table-cell table:style-name="ce15" table:formula="of:=AVERAGE([.W4:.W10])" office:value-type="float" office:value="4279.40714285714" calcext:value-type="float">
            <text:p>4279.41</text:p>
          </table:table-cell>
          <table:table-cell table:style-name="ce15" table:formula="of:=AVERAGE([.X4:.X10])" office:value-type="float" office:value="65.0557142857143" calcext:value-type="float">
            <text:p>65.06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73.072" calcext:value-type="float">
            <text:p>73.07</text:p>
          </table:table-cell>
          <table:table-cell office:value-type="float" office:value="5.469" calcext:value-type="float">
            <text:p>5.47</text:p>
          </table:table-cell>
          <table:table-cell office:value-type="float" office:value="17.213" calcext:value-type="float">
            <text:p>17.21</text:p>
          </table:table-cell>
          <table:table-cell office:value-type="float" office:value="101.28" calcext:value-type="float">
            <text:p>101.28</text:p>
          </table:table-cell>
          <table:table-cell/>
          <table:table-cell office:value-type="string" calcext:value-type="string">
            <text:p>CMT9.vrp</text:p>
          </table:table-cell>
          <table:table-cell office:value-type="float" office:value="4547.52" calcext:value-type="float">
            <text:p>4547.52</text:p>
          </table:table-cell>
          <table:table-cell office:value-type="float" office:value="4553.577" calcext:value-type="float">
            <text:p>4553.577</text:p>
          </table:table-cell>
          <table:table-cell office:value-type="float" office:value="4560.54" calcext:value-type="float">
            <text:p>4560.54</text:p>
          </table:table-cell>
          <table:table-cell office:value-type="float" office:value="4547.52" calcext:value-type="float">
            <text:p>4547.52</text:p>
          </table:table-cell>
          <table:table-cell office:value-type="float" office:value="4548.122" calcext:value-type="float">
            <text:p>4548.122</text:p>
          </table:table-cell>
          <table:table-cell office:value-type="float" office:value="4549.11" calcext:value-type="float">
            <text:p>4549.11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70.135" calcext:value-type="float">
            <text:p>70.14</text:p>
          </table:table-cell>
          <table:table-cell office:value-type="float" office:value="2.89" calcext:value-type="float">
            <text:p>2.89</text:p>
          </table:table-cell>
          <table:table-cell office:value-type="float" office:value="20.656" calcext:value-type="float">
            <text:p>20.66</text:p>
          </table:table-cell>
          <table:table-cell office:value-type="float" office:value="47.17" calcext:value-type="float">
            <text:p>47.17</text:p>
          </table:table-cell>
          <table:table-cell table:style-name="ce6" office:value-type="float" office:value="2.13" calcext:value-type="float">
            <text:p>2.13</text:p>
          </table:table-cell>
          <table:table-cell office:value-type="string" calcext:value-type="string">
            <text:p>CMT10.vrp</text:p>
          </table:table-cell>
          <table:table-cell office:value-type="float" office:value="5621.1" calcext:value-type="float">
            <text:p>5621.1</text:p>
          </table:table-cell>
          <table:table-cell office:value-type="float" office:value="5627.132" calcext:value-type="float">
            <text:p>5627.132</text:p>
          </table:table-cell>
          <table:table-cell office:value-type="float" office:value="5645.72" calcext:value-type="float">
            <text:p>5645.72</text:p>
          </table:table-cell>
          <table:table-cell office:value-type="float" office:value="5620.08" calcext:value-type="float">
            <text:p>5620.08</text:p>
          </table:table-cell>
          <table:table-cell office:value-type="float" office:value="5620.16" calcext:value-type="float">
            <text:p>5620.16</text:p>
          </table:table-cell>
          <table:table-cell office:value-type="float" office:value="5620.79" calcext:value-type="float">
            <text:p>5620.79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pr1002</text:p>
          </table:table-cell>
          <table:table-cell office:value-type="float" office:value="220.044" calcext:value-type="float">
            <text:p>220.04</text:p>
          </table:table-cell>
          <table:table-cell office:value-type="float" office:value="1.875" calcext:value-type="float">
            <text:p>1.88</text:p>
          </table:table-cell>
          <table:table-cell office:value-type="float" office:value="52.121" calcext:value-type="float">
            <text:p>52.12</text:p>
          </table:table-cell>
          <table:table-cell office:value-type="float" office:value="169.24" calcext:value-type="float">
            <text:p>169.24</text:p>
          </table:table-cell>
          <table:table-cell table:style-name="ce6" office:value-type="float" office:value="3.41" calcext:value-type="float">
            <text:p>3.41</text:p>
          </table:table-cell>
          <table:table-cell office:value-type="string" calcext:value-type="string">
            <text:p>CMT11.vrp</text:p>
          </table:table-cell>
          <table:table-cell office:value-type="float" office:value="7201.3" calcext:value-type="float">
            <text:p>7201.3</text:p>
          </table:table-cell>
          <table:table-cell office:value-type="float" office:value="7203.452" calcext:value-type="float">
            <text:p>7203.452</text:p>
          </table:table-cell>
          <table:table-cell office:value-type="float" office:value="7206.4" calcext:value-type="float">
            <text:p>7206.4</text:p>
          </table:table-cell>
          <table:table-cell office:value-type="float" office:value="7197.21" calcext:value-type="float">
            <text:p>7197.21</text:p>
          </table:table-cell>
          <table:table-cell office:value-type="float" office:value="7198.534" calcext:value-type="float">
            <text:p>7198.534</text:p>
          </table:table-cell>
          <table:table-cell office:value-type="float" office:value="7201.3" calcext:value-type="float">
            <text:p>7201.3</text:p>
          </table:table-cell>
          <table:table-cell table:number-columns-repeated="5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d14051</text:p>
          </table:table-cell>
          <table:table-cell office:value-type="float" office:value="294.428" calcext:value-type="float">
            <text:p>294.43</text:p>
          </table:table-cell>
          <table:table-cell office:value-type="float" office:value="9.749" calcext:value-type="float">
            <text:p>9.75</text:p>
          </table:table-cell>
          <table:table-cell office:value-type="float" office:value="51.5395" calcext:value-type="float">
            <text:p>51.54</text:p>
          </table:table-cell>
          <table:table-cell office:value-type="float" office:value="423.74" calcext:value-type="float">
            <text:p>423.74</text:p>
          </table:table-cell>
          <table:table-cell table:style-name="ce6" office:value-type="float" office:value="9.92" calcext:value-type="float">
            <text:p>9.92</text:p>
          </table:table-cell>
          <table:table-cell office:value-type="string" calcext:value-type="string">
            <text:p>CMT12.vrp</text:p>
          </table:table-cell>
          <table:table-cell office:value-type="float" office:value="3530.74" calcext:value-type="float">
            <text:p>3530.74</text:p>
          </table:table-cell>
          <table:table-cell office:value-type="float" office:value="3532.777" calcext:value-type="float">
            <text:p>3532.777</text:p>
          </table:table-cell>
          <table:table-cell office:value-type="float" office:value="3534.07" calcext:value-type="float">
            <text:p>3534.07</text:p>
          </table:table-cell>
          <table:table-cell table:number-columns-repeated="3" office:value-type="float" office:value="3530.24" calcext:value-type="float">
            <text:p>3530.24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15112</text:p>
          </table:table-cell>
          <table:table-cell office:value-type="float" office:value="226.543" calcext:value-type="float">
            <text:p>226.54</text:p>
          </table:table-cell>
          <table:table-cell office:value-type="float" office:value="5.078" calcext:value-type="float">
            <text:p>5.08</text:p>
          </table:table-cell>
          <table:table-cell office:value-type="float" office:value="53.749" calcext:value-type="float">
            <text:p>53.75</text:p>
          </table:table-cell>
          <table:table-cell office:value-type="float" office:value="171.82" calcext:value-type="float">
            <text:p>171.82</text:p>
          </table:table-cell>
          <table:table-cell table:style-name="ce6" office:value-type="float" office:value="6.47" calcext:value-type="float">
            <text:p>6.47</text:p>
          </table:table-cell>
          <table:table-cell office:value-type="string" calcext:value-type="string">
            <text:p>CMT13.vrp</text:p>
          </table:table-cell>
          <table:table-cell table:number-columns-repeated="6" office:value-type="float" office:value="6520.57" calcext:value-type="float">
            <text:p>6520.57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18512</text:p>
          </table:table-cell>
          <table:table-cell office:value-type="float" office:value="258.494" calcext:value-type="float">
            <text:p>258.49</text:p>
          </table:table-cell>
          <table:table-cell office:value-type="float" office:value="13.686" calcext:value-type="float">
            <text:p>13.69</text:p>
          </table:table-cell>
          <table:table-cell office:value-type="float" office:value="75.639" calcext:value-type="float">
            <text:p>75.64</text:p>
          </table:table-cell>
          <table:table-cell office:value-type="float" office:value="144.67" calcext:value-type="float">
            <text:p>144.67</text:p>
          </table:table-cell>
          <table:table-cell table:style-name="ce6" office:value-type="float" office:value="11.49" calcext:value-type="float">
            <text:p>11.49</text:p>
          </table:table-cell>
          <table:table-cell office:value-type="string" calcext:value-type="string">
            <text:p>CMT14.vrp</text:p>
          </table:table-cell>
          <table:table-cell office:value-type="float" office:value="3422.56" calcext:value-type="float">
            <text:p>3422.56</text:p>
          </table:table-cell>
          <table:table-cell office:value-type="float" office:value="3423.392" calcext:value-type="float">
            <text:p>3423.392</text:p>
          </table:table-cell>
          <table:table-cell office:value-type="float" office:value="3425.22" calcext:value-type="float">
            <text:p>3425.22</text:p>
          </table:table-cell>
          <table:table-cell table:number-columns-repeated="3" office:value-type="float" office:value="3422.56" calcext:value-type="float">
            <text:p>3422.56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nl4461</text:p>
          </table:table-cell>
          <table:table-cell office:value-type="float" office:value="153.956" calcext:value-type="float">
            <text:p>153.96</text:p>
          </table:table-cell>
          <table:table-cell office:value-type="float" office:value="4.593" calcext:value-type="float">
            <text:p>4.59</text:p>
          </table:table-cell>
          <table:table-cell office:value-type="float" office:value="32.105" calcext:value-type="float">
            <text:p>32.11</text:p>
          </table:table-cell>
          <table:table-cell office:value-type="float" office:value="62.11" calcext:value-type="float">
            <text:p>62.11</text:p>
          </table:table-cell>
          <table:table-cell table:style-name="ce6" office:value-type="float" office:value="6.57" calcext:value-type="float">
            <text:p>6.57</text:p>
          </table:table-cell>
          <table:table-cell table:style-name="ce11" office:value-type="string" calcext:value-type="string">
            <text:p>AVG</text:p>
          </table:table-cell>
          <table:table-cell table:style-name="ce15" table:formula="of:=AVERAGE([.I4:.I17])" office:value-type="float" office:value="4134.24357142857" calcext:value-type="float">
            <text:p>4134.24</text:p>
          </table:table-cell>
          <table:table-cell table:style-name="ce15" table:formula="of:=AVERAGE([.J4:.J17])" office:value-type="float" office:value="4137.14035714286" calcext:value-type="float">
            <text:p>4137.14</text:p>
          </table:table-cell>
          <table:table-cell table:style-name="ce15" table:formula="of:=AVERAGE([.K4:.K17])" office:value-type="float" office:value="4142.89928571429" calcext:value-type="float">
            <text:p>4142.90</text:p>
          </table:table-cell>
          <table:table-cell table:style-name="ce15" table:formula="of:=AVERAGE([.L4:.L17])" office:value-type="float" office:value="4133.84285714286" calcext:value-type="float">
            <text:p>4133.84</text:p>
          </table:table-cell>
          <table:table-cell table:style-name="ce15" table:formula="of:=AVERAGE([.M4:.M17])" office:value-type="float" office:value="4134.24357142857" calcext:value-type="float">
            <text:p>4134.24</text:p>
          </table:table-cell>
          <table:table-cell table:style-name="ce15" table:formula="of:=AVERAGE([.N4:.N17])" office:value-type="float" office:value="4135.01928571429" calcext:value-type="float">
            <text:p>4135.02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nrw1379</text:p>
          </table:table-cell>
          <table:table-cell office:value-type="float" office:value="608.965" calcext:value-type="float">
            <text:p>608.97</text:p>
          </table:table-cell>
          <table:table-cell office:value-type="float" office:value="7.625" calcext:value-type="float">
            <text:p>7.63</text:p>
          </table:table-cell>
          <table:table-cell office:value-type="float" office:value="79.656" calcext:value-type="float">
            <text:p>79.66</text:p>
          </table:table-cell>
          <table:table-cell office:value-type="float" office:value="1064.14" calcext:value-type="float">
            <text:p>1064.14</text:p>
          </table:table-cell>
          <table:table-cell table:style-name="ce6" office:value-type="float" office:value="8.32" calcext:value-type="float">
            <text:p>8.32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6"/>
          <table:table-cell office:value-type="string" calcext:value-type="string">
            <text:p>pr1002</text:p>
          </table:table-cell>
          <table:table-cell office:value-type="float" office:value="220.216" calcext:value-type="float">
            <text:p>220.22</text:p>
          </table:table-cell>
          <table:table-cell office:value-type="float" office:value="7.499" calcext:value-type="float">
            <text:p>7.50</text:p>
          </table:table-cell>
          <table:table-cell office:value-type="float" office:value="60.697" calcext:value-type="float">
            <text:p>60.70</text:p>
          </table:table-cell>
          <table:table-cell office:value-type="float" office:value="108.96" calcext:value-type="float">
            <text:p>108.96</text:p>
          </table:table-cell>
          <table:table-cell table:style-name="ce6" office:value-type="float" office:value="7.76" calcext:value-type="float">
            <text:p>7.76</text:p>
          </table:table-cell>
          <table:table-cell table:style-name="ce6"/>
          <table:table-cell table:number-columns-repeated="56"/>
        </table:table-row>
        <table:table-row table:style-name="ro1">
          <table:table-cell table:style-name="ce15" table:number-columns-repeated="2"/>
          <table:table-cell table:style-name="ce15" table:formula="of:=AVERAGE([.C3:.C20])" office:value-type="float" office:value="141.873388888889" calcext:value-type="float">
            <text:p>141.87</text:p>
          </table:table-cell>
          <table:table-cell table:style-name="ce15" table:formula="of:=AVERAGE([.D3:.D20])" office:value-type="float" office:value="4.12305555555556" calcext:value-type="float">
            <text:p>4.12</text:p>
          </table:table-cell>
          <table:table-cell table:style-name="ce15" table:formula="of:=AVERAGE([.E3:.E20])" office:value-type="float" office:value="30.4606944444445" calcext:value-type="float">
            <text:p>30.46</text:p>
          </table:table-cell>
          <table:table-cell table:style-name="ce15" table:formula="of:=AVERAGE([.F3:.F20])" office:value-type="float" office:value="149.537222222222" calcext:value-type="float">
            <text:p>149.54</text:p>
          </table:table-cell>
          <table:table-cell table:style-name="ce15" table:formula="of:=AVERAGE([.G3:.G20])" office:value-type="float" office:value="7.00875" calcext:value-type="float">
            <text:p>7.01</text:p>
          </table:table-cell>
          <table:table-cell table:style-name="ce15"/>
          <table:table-cell table:style-name="ce11"/>
          <table:table-cell table:number-columns-repeated="3"/>
          <table:table-cell table:style-name="ce11" table:number-columns-repeated="5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Nuncamendi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time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1</text:p>
          </table:table-cell>
          <table:table-cell table:style-name="Default" office:value-type="float" office:value="2209.64" calcext:value-type="float">
            <text:p>2209.64</text:p>
          </table:table-cell>
          <table:table-cell table:style-name="Default" office:value-type="float" office:value="0.702" calcext:value-type="float">
            <text:p>0.702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2</text:p>
          </table:table-cell>
          <table:table-cell table:style-name="Default" office:value-type="float" office:value="2310.09" calcext:value-type="float">
            <text:p>2310.09</text:p>
          </table:table-cell>
          <table:table-cell table:style-name="Default" office:value-type="float" office:value="4.196" calcext:value-type="float">
            <text:p>4.196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3</text:p>
          </table:table-cell>
          <table:table-cell table:style-name="Default" office:value-type="float" office:value="4002.9" calcext:value-type="float">
            <text:p>4002.9</text:p>
          </table:table-cell>
          <table:table-cell table:style-name="Default" office:value-type="float" office:value="14.938" calcext:value-type="float">
            <text:p>14.938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4</text:p>
          </table:table-cell>
          <table:table-cell table:style-name="Default" office:value-type="float" office:value="4953.94" calcext:value-type="float">
            <text:p>4953.94</text:p>
          </table:table-cell>
          <table:table-cell table:style-name="Default" office:value-type="float" office:value="80.948" calcext:value-type="float">
            <text:p>80.948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5</text:p>
          </table:table-cell>
          <table:table-cell table:style-name="Default" office:value-type="float" office:value="5748.36" calcext:value-type="float">
            <text:p>5748.36</text:p>
          </table:table-cell>
          <table:table-cell table:style-name="Default" office:value-type="float" office:value="313.672" calcext:value-type="float">
            <text:p>313.672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11</text:p>
          </table:table-cell>
          <table:table-cell table:style-name="Default" office:value-type="float" office:value="7200.68" calcext:value-type="float">
            <text:p>7200.68</text:p>
          </table:table-cell>
          <table:table-cell table:style-name="Default" office:value-type="float" office:value="27.097" calcext:value-type="float">
            <text:p>27.097</text:p>
          </table:table-cell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CMT12</text:p>
          </table:table-cell>
          <table:table-cell table:style-name="Default" office:value-type="float" office:value="3530.24" calcext:value-type="float">
            <text:p>3530.24</text:p>
          </table:table-cell>
          <table:table-cell table:style-name="Default" office:value-type="float" office:value="13.837" calcext:value-type="float">
            <text:p>13.837</text:p>
          </table:table-cell>
          <table:table-cell table:style-name="Default" table:number-columns-repeated="3"/>
          <table:table-cell table:number-columns-repeated="58"/>
        </table:table-row>
      </table:table>
      <table:table table:name="Ribeiro comp." table:style-name="ta1">
        <table:table-column table:style-name="co10" table:default-cell-style-name="Default"/>
        <table:table-column table:style-name="co10" table:number-columns-repeated="10" table:default-cell-style-name="ce6"/>
        <table:table-column table:style-name="co10" table:number-columns-repeated="4" table:default-cell-style-name="Default"/>
        <table:table-column table:style-name="co10" table:number-columns-repeated="2" table:default-cell-style-name="ce6"/>
        <table:table-column table:style-name="co10" table:number-columns-repeated="47" table:default-cell-style-name="Default"/>
        <table:table-row table:style-name="ro1">
          <table:table-cell table:style-name="ce11"/>
          <table:table-cell table:style-name="ce22" office:value-type="string" calcext:value-type="string" table:number-columns-spanned="6" table:number-rows-spanned="1">
            <text:p>Ribeiro (30s timelimit)</text:p>
          </table:table-cell>
          <table:covered-table-cell table:number-columns-repeated="5" table:style-name="ce15"/>
          <table:table-cell table:style-name="ce22" office:value-type="string" calcext:value-type="string" table:number-columns-spanned="2" table:number-rows-spanned="1">
            <text:p>This work (1s timelimit)</text:p>
          </table:table-cell>
          <table:covered-table-cell table:style-name="ce15"/>
          <table:table-cell table:style-name="ce15" table:number-columns-repeated="2"/>
          <table:table-cell table:style-name="ce11" table:number-columns-repeated="4"/>
          <table:table-cell table:style-name="ce15" table:number-columns-repeated="2"/>
          <table:table-cell table:style-name="ce11" table:number-columns-repeated="47"/>
        </table:table-row>
        <table:table-row table:style-name="ro1">
          <table:table-cell table:style-name="ce11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style-name="ce11" table:number-columns-repeated="4"/>
          <table:table-cell table:style-name="ce15" table:number-columns-repeated="2"/>
          <table:table-cell table:style-name="ce11" table:number-columns-repeated="47"/>
        </table:table-row>
        <table:table-row table:style-name="ro1">
          <table:table-cell table:style-name="ce11"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style-name="ce11" table:number-columns-repeated="4"/>
          <table:table-cell table:style-name="ce15" table:number-columns-repeated="2"/>
          <table:table-cell table:style-name="ce11" table:number-columns-repeated="47"/>
        </table:table-row>
        <table:table-row table:style-name="ro1">
          <table:table-cell office:value-type="string" calcext:value-type="string">
            <text:p>50/5–1</text:p>
          </table:table-cell>
          <table:table-cell office:value-type="float" office:value="42682.12" calcext:value-type="float">
            <text:p>42682.12</text:p>
          </table:table-cell>
          <table:table-cell office:value-type="float" office:value="42701.3" calcext:value-type="float">
            <text:p>42701.30</text:p>
          </table:table-cell>
          <table:table-cell office:value-type="float" office:value="42682.12" calcext:value-type="float">
            <text:p>42682.12</text:p>
          </table:table-cell>
          <table:table-cell table:style-name="Default" office:value-type="float" office:value="42805.7" calcext:value-type="float">
            <text:p>42805.7</text:p>
          </table:table-cell>
          <table:table-cell office:value-type="float" office:value="42682.12" calcext:value-type="float">
            <text:p>42682.12</text:p>
          </table:table-cell>
          <table:table-cell office:value-type="float" office:value="43157.81" calcext:value-type="float">
            <text:p>43157.81</text:p>
          </table:table-cell>
          <table:table-cell table:number-columns-repeated="2" office:value-type="float" office:value="42682.12" calcext:value-type="float">
            <text:p>42682.12</text:p>
          </table:table-cell>
          <table:table-cell table:formula="of:=100*([.H4]-MIN([.F4];[.D4];[.B4]))/MIN([.F4];[.D4];[.B4])" office:value-type="float" office:value="0" calcext:value-type="float">
            <text:p>0.00</text:p>
          </table:table-cell>
          <table:table-cell table:formula="of:=100*([.I4]-MIN([.G4];[.E4];[.C4]))/MIN([.G4];[.E4];[.C4])" office:value-type="float" office:value="-0.0449166653005887" calcext:value-type="float">
            <text:p>-0.04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2</text:p>
          </table:table-cell>
          <table:table-cell office:value-type="float" office:value="45516.36" calcext:value-type="float">
            <text:p>45516.36</text:p>
          </table:table-cell>
          <table:table-cell office:value-type="float" office:value="45956.64" calcext:value-type="float">
            <text:p>45956.64</text:p>
          </table:table-cell>
          <table:table-cell office:value-type="float" office:value="45516.36" calcext:value-type="float">
            <text:p>45516.36</text:p>
          </table:table-cell>
          <table:table-cell table:style-name="Default" office:value-type="float" office:value="45884.6" calcext:value-type="float">
            <text:p>45884.6</text:p>
          </table:table-cell>
          <table:table-cell office:value-type="float" office:value="45516.36" calcext:value-type="float">
            <text:p>45516.36</text:p>
          </table:table-cell>
          <table:table-cell office:value-type="float" office:value="45550.78" calcext:value-type="float">
            <text:p>45550.78</text:p>
          </table:table-cell>
          <table:table-cell table:number-columns-repeated="2" office:value-type="float" office:value="45516.36" calcext:value-type="float">
            <text:p>45516.36</text:p>
          </table:table-cell>
          <table:table-cell table:formula="of:=100*([.H5]-MIN([.F5];[.D5];[.B5]))/MIN([.F5];[.D5];[.B5])" office:value-type="float" office:value="0" calcext:value-type="float">
            <text:p>0.00</text:p>
          </table:table-cell>
          <table:table-cell table:formula="of:=100*([.I5]-MIN([.G5];[.E5];[.C5]))/MIN([.G5];[.E5];[.C5])" office:value-type="float" office:value="-0.0755640188817804" calcext:value-type="float">
            <text:p>-0.08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3</text:p>
          </table:table-cell>
          <table:table-cell office:value-type="float" office:value="41622.72" calcext:value-type="float">
            <text:p>41622.72</text:p>
          </table:table-cell>
          <table:table-cell office:value-type="float" office:value="41625.63" calcext:value-type="float">
            <text:p>41625.63</text:p>
          </table:table-cell>
          <table:table-cell office:value-type="float" office:value="41622.72" calcext:value-type="float">
            <text:p>41622.72</text:p>
          </table:table-cell>
          <table:table-cell table:style-name="Default" office:value-type="float" office:value="41785.28" calcext:value-type="float">
            <text:p>41785.28</text:p>
          </table:table-cell>
          <table:table-cell office:value-type="float" office:value="41622.72" calcext:value-type="float">
            <text:p>41622.72</text:p>
          </table:table-cell>
          <table:table-cell office:value-type="float" office:value="41650.73" calcext:value-type="float">
            <text:p>41650.73</text:p>
          </table:table-cell>
          <table:table-cell table:number-columns-repeated="2" office:value-type="float" office:value="41622.72" calcext:value-type="float">
            <text:p>41622.72</text:p>
          </table:table-cell>
          <table:table-cell table:formula="of:=100*([.H6]-MIN([.F6];[.D6];[.B6]))/MIN([.F6];[.D6];[.B6])" office:value-type="float" office:value="0" calcext:value-type="float">
            <text:p>0.00</text:p>
          </table:table-cell>
          <table:table-cell table:formula="of:=100*([.I6]-MIN([.G6];[.E6];[.C6]))/MIN([.G6];[.E6];[.C6])" office:value-type="float" office:value="-0.00699088518298994" calcext:value-type="float">
            <text:p>-0.01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4</text:p>
          </table:table-cell>
          <table:table-cell office:value-type="float" office:value="40524.17" calcext:value-type="float">
            <text:p>40524.17</text:p>
          </table:table-cell>
          <table:table-cell office:value-type="float" office:value="40691.36" calcext:value-type="float">
            <text:p>40691.36</text:p>
          </table:table-cell>
          <table:table-cell office:value-type="float" office:value="40524.17" calcext:value-type="float">
            <text:p>40524.17</text:p>
          </table:table-cell>
          <table:table-cell table:style-name="Default" office:value-type="float" office:value="40967.73" calcext:value-type="float">
            <text:p>40967.73</text:p>
          </table:table-cell>
          <table:table-cell office:value-type="float" office:value="40524.17" calcext:value-type="float">
            <text:p>40524.17</text:p>
          </table:table-cell>
          <table:table-cell office:value-type="float" office:value="41102.25" calcext:value-type="float">
            <text:p>41102.25</text:p>
          </table:table-cell>
          <table:table-cell table:number-columns-repeated="2" office:value-type="float" office:value="40524.17" calcext:value-type="float">
            <text:p>40524.17</text:p>
          </table:table-cell>
          <table:table-cell table:formula="of:=100*([.H7]-MIN([.F7];[.D7];[.B7]))/MIN([.F7];[.D7];[.B7])" office:value-type="float" office:value="0" calcext:value-type="float">
            <text:p>0.00</text:p>
          </table:table-cell>
          <table:table-cell table:formula="of:=100*([.I7]-MIN([.G7];[.E7];[.C7]))/MIN([.G7];[.E7];[.C7])" office:value-type="float" office:value="-0.410873463064401" calcext:value-type="float">
            <text:p>-0.41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5</text:p>
          </table:table-cell>
          <table:table-cell office:value-type="float" office:value="42785.74" calcext:value-type="float">
            <text:p>42785.74</text:p>
          </table:table-cell>
          <table:table-cell office:value-type="float" office:value="42938.67" calcext:value-type="float">
            <text:p>42938.67</text:p>
          </table:table-cell>
          <table:table-cell office:value-type="float" office:value="42785.74" calcext:value-type="float">
            <text:p>42785.74</text:p>
          </table:table-cell>
          <table:table-cell table:style-name="Default" office:value-type="float" office:value="43047.65" calcext:value-type="float">
            <text:p>43047.65</text:p>
          </table:table-cell>
          <table:table-cell office:value-type="float" office:value="42785.74" calcext:value-type="float">
            <text:p>42785.74</text:p>
          </table:table-cell>
          <table:table-cell office:value-type="float" office:value="42821.71" calcext:value-type="float">
            <text:p>42821.71</text:p>
          </table:table-cell>
          <table:table-cell table:number-columns-repeated="2" office:value-type="float" office:value="42785.74" calcext:value-type="float">
            <text:p>42785.74</text:p>
          </table:table-cell>
          <table:table-cell table:formula="of:=100*([.H8]-MIN([.F8];[.D8];[.B8]))/MIN([.F8];[.D8];[.B8])" office:value-type="float" office:value="0" calcext:value-type="float">
            <text:p>0.00</text:p>
          </table:table-cell>
          <table:table-cell table:formula="of:=100*([.I8]-MIN([.G8];[.E8];[.C8]))/MIN([.G8];[.E8];[.C8])" office:value-type="float" office:value="-0.0839994479435809" calcext:value-type="float">
            <text:p>-0.08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6</text:p>
          </table:table-cell>
          <table:table-cell office:value-type="float" office:value="44682.51" calcext:value-type="float">
            <text:p>44682.51</text:p>
          </table:table-cell>
          <table:table-cell office:value-type="float" office:value="44771.24" calcext:value-type="float">
            <text:p>44771.24</text:p>
          </table:table-cell>
          <table:table-cell office:value-type="float" office:value="44682.51" calcext:value-type="float">
            <text:p>44682.51</text:p>
          </table:table-cell>
          <table:table-cell table:style-name="Default" office:value-type="float" office:value="45140.33" calcext:value-type="float">
            <text:p>45140.33</text:p>
          </table:table-cell>
          <table:table-cell office:value-type="float" office:value="44682.51" calcext:value-type="float">
            <text:p>44682.51</text:p>
          </table:table-cell>
          <table:table-cell office:value-type="float" office:value="44778.37" calcext:value-type="float">
            <text:p>44778.37</text:p>
          </table:table-cell>
          <table:table-cell table:number-columns-repeated="2" office:value-type="float" office:value="44682.51" calcext:value-type="float">
            <text:p>44682.51</text:p>
          </table:table-cell>
          <table:table-cell table:formula="of:=100*([.H9]-MIN([.F9];[.D9];[.B9]))/MIN([.F9];[.D9];[.B9])" office:value-type="float" office:value="0" calcext:value-type="float">
            <text:p>0.00</text:p>
          </table:table-cell>
          <table:table-cell table:formula="of:=100*([.I9]-MIN([.G9];[.E9];[.C9]))/MIN([.G9];[.E9];[.C9])" office:value-type="float" office:value="-0.198185263575447" calcext:value-type="float">
            <text:p>-0.2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7</text:p>
          </table:table-cell>
          <table:table-cell office:value-type="float" office:value="51554.44" calcext:value-type="float">
            <text:p>51554.44</text:p>
          </table:table-cell>
          <table:table-cell office:value-type="float" office:value="51764.56" calcext:value-type="float">
            <text:p>51764.56</text:p>
          </table:table-cell>
          <table:table-cell office:value-type="float" office:value="51554.44" calcext:value-type="float">
            <text:p>51554.44</text:p>
          </table:table-cell>
          <table:table-cell table:style-name="Default" office:value-type="float" office:value="52172.93" calcext:value-type="float">
            <text:p>52172.93</text:p>
          </table:table-cell>
          <table:table-cell office:value-type="float" office:value="51554.44" calcext:value-type="float">
            <text:p>51554.44</text:p>
          </table:table-cell>
          <table:table-cell office:value-type="float" office:value="51555.61" calcext:value-type="float">
            <text:p>51555.61</text:p>
          </table:table-cell>
          <table:table-cell table:number-columns-repeated="2" office:value-type="float" office:value="51554.44" calcext:value-type="float">
            <text:p>51554.44</text:p>
          </table:table-cell>
          <table:table-cell table:formula="of:=100*([.H10]-MIN([.F10];[.D10];[.B10]))/MIN([.F10];[.D10];[.B10])" office:value-type="float" office:value="0" calcext:value-type="float">
            <text:p>0.00</text:p>
          </table:table-cell>
          <table:table-cell table:formula="of:=100*([.I10]-MIN([.G10];[.E10];[.C10]))/MIN([.G10];[.E10];[.C10])" office:value-type="float" office:value="-0.00226939415516227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8</text:p>
          </table:table-cell>
          <table:table-cell table:number-columns-repeated="3" office:value-type="float" office:value="37665.35" calcext:value-type="float">
            <text:p>37665.35</text:p>
          </table:table-cell>
          <table:table-cell table:style-name="Default" office:value-type="float" office:value="37887.89" calcext:value-type="float">
            <text:p>37887.89</text:p>
          </table:table-cell>
          <table:table-cell office:value-type="float" office:value="37665.35" calcext:value-type="float">
            <text:p>37665.35</text:p>
          </table:table-cell>
          <table:table-cell office:value-type="float" office:value="37957.86" calcext:value-type="float">
            <text:p>37957.86</text:p>
          </table:table-cell>
          <table:table-cell table:number-columns-repeated="2" office:value-type="float" office:value="37665.35" calcext:value-type="float">
            <text:p>37665.35</text:p>
          </table:table-cell>
          <table:table-cell table:formula="of:=100*([.H11]-MIN([.F11];[.D11];[.B11]))/MIN([.F11];[.D11];[.B11])" office:value-type="float" office:value="0" calcext:value-type="float">
            <text:p>0.00</text:p>
          </table:table-cell>
          <table:table-cell table:formula="of:=100*([.I11]-MIN([.G11];[.E11];[.C11]))/MIN([.G11];[.E11];[.C11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9</text:p>
          </table:table-cell>
          <table:table-cell office:value-type="float" office:value="43498.26" calcext:value-type="float">
            <text:p>43498.26</text:p>
          </table:table-cell>
          <table:table-cell office:value-type="float" office:value="43617.4" calcext:value-type="float">
            <text:p>43617.40</text:p>
          </table:table-cell>
          <table:table-cell office:value-type="float" office:value="43498.26" calcext:value-type="float">
            <text:p>43498.26</text:p>
          </table:table-cell>
          <table:table-cell table:style-name="Default" office:value-type="float" office:value="43692.7" calcext:value-type="float">
            <text:p>43692.7</text:p>
          </table:table-cell>
          <table:table-cell table:number-columns-repeated="4" office:value-type="float" office:value="43498.26" calcext:value-type="float">
            <text:p>43498.26</text:p>
          </table:table-cell>
          <table:table-cell table:formula="of:=100*([.H12]-MIN([.F12];[.D12];[.B12]))/MIN([.F12];[.D12];[.B12])" office:value-type="float" office:value="0" calcext:value-type="float">
            <text:p>0.00</text:p>
          </table:table-cell>
          <table:table-cell table:formula="of:=100*([.I12]-MIN([.G12];[.E12];[.C12]))/MIN([.G12];[.E12];[.C12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5–10</text:p>
          </table:table-cell>
          <table:table-cell office:value-type="float" office:value="42970.28" calcext:value-type="float">
            <text:p>42970.28</text:p>
          </table:table-cell>
          <table:table-cell office:value-type="float" office:value="43235.19" calcext:value-type="float">
            <text:p>43235.19</text:p>
          </table:table-cell>
          <table:table-cell office:value-type="float" office:value="42970.28" calcext:value-type="float">
            <text:p>42970.28</text:p>
          </table:table-cell>
          <table:table-cell table:style-name="Default" office:value-type="float" office:value="43072.74" calcext:value-type="float">
            <text:p>43072.74</text:p>
          </table:table-cell>
          <table:table-cell office:value-type="float" office:value="42970.28" calcext:value-type="float">
            <text:p>42970.28</text:p>
          </table:table-cell>
          <table:table-cell office:value-type="float" office:value="43053.67" calcext:value-type="float">
            <text:p>43053.67</text:p>
          </table:table-cell>
          <table:table-cell table:number-columns-repeated="2" office:value-type="float" office:value="42970.28" calcext:value-type="float">
            <text:p>42970.28</text:p>
          </table:table-cell>
          <table:table-cell table:formula="of:=100*([.H13]-MIN([.F13];[.D13];[.B13]))/MIN([.F13];[.D13];[.B13])" office:value-type="float" office:value="0" calcext:value-type="float">
            <text:p>0.00</text:p>
          </table:table-cell>
          <table:table-cell table:formula="of:=100*([.I13]-MIN([.G13];[.E13];[.C13]))/MIN([.G13];[.E13];[.C13])" office:value-type="float" office:value="-0.193688482305921" calcext:value-type="float">
            <text:p>-0.19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4:.B13])" office:value-type="float" office:value="43350.195" calcext:value-type="float">
            <text:p>43350.20</text:p>
          </table:table-cell>
          <table:table-cell table:style-name="ce15" table:formula="of:=AVERAGE([.C4:.C13])" office:value-type="float" office:value="43496.734" calcext:value-type="float">
            <text:p>43496.73</text:p>
          </table:table-cell>
          <table:table-cell table:style-name="ce15" table:formula="of:=AVERAGE([.D4:.D13])" office:value-type="float" office:value="43350.195" calcext:value-type="float">
            <text:p>43350.20</text:p>
          </table:table-cell>
          <table:table-cell table:style-name="ce15" table:formula="of:=AVERAGE([.E4:.E13])" office:value-type="float" office:value="43645.755" calcext:value-type="float">
            <text:p>43645.76</text:p>
          </table:table-cell>
          <table:table-cell table:style-name="ce15" table:formula="of:=AVERAGE([.F4:.F13])" office:value-type="float" office:value="43350.195" calcext:value-type="float">
            <text:p>43350.20</text:p>
          </table:table-cell>
          <table:table-cell table:style-name="ce15" table:formula="of:=AVERAGE([.G4:.G13])" office:value-type="float" office:value="43512.705" calcext:value-type="float">
            <text:p>43512.71</text:p>
          </table:table-cell>
          <table:table-cell table:style-name="ce15" table:formula="of:=AVERAGE([.H4:.H13])" office:value-type="float" office:value="43350.195" calcext:value-type="float">
            <text:p>43350.20</text:p>
          </table:table-cell>
          <table:table-cell table:style-name="ce15" table:formula="of:=AVERAGE([.I4:.I13])" office:value-type="float" office:value="43350.195" calcext:value-type="float">
            <text:p>43350.20</text:p>
          </table:table-cell>
          <table:table-cell table:style-name="ce15" table:formula="of:=100*([.H14]-MIN([.F14];[.D14];[.B14]))/MIN([.F14];[.D14];[.B14])" office:value-type="float" office:value="0" calcext:value-type="float">
            <text:p>0.00</text:p>
          </table:table-cell>
          <table:table-cell table:style-name="ce15" table:formula="of:=100*([.I14]-MIN([.G14];[.E14];[.C14]))/MIN([.G14];[.E14];[.C14])" office:value-type="float" office:value="-0.336896558716333" calcext:value-type="float">
            <text:p>-0.34</text:p>
          </table:table-cell>
          <table:table-cell table:style-name="ce11" table:number-columns-repeated="53"/>
        </table:table-row>
        <table:table-row table:style-name="ro1">
          <table:table-cell office:value-type="string" calcext:value-type="string">
            <text:p>50/10–1</text:p>
          </table:table-cell>
          <table:table-cell office:value-type="float" office:value="30486.13" calcext:value-type="float">
            <text:p>30486.13</text:p>
          </table:table-cell>
          <table:table-cell office:value-type="float" office:value="30492.27" calcext:value-type="float">
            <text:p>30492.27</text:p>
          </table:table-cell>
          <table:table-cell office:value-type="float" office:value="30486.13" calcext:value-type="float">
            <text:p>30486.13</text:p>
          </table:table-cell>
          <table:table-cell office:value-type="float" office:value="30643.26" calcext:value-type="float">
            <text:p>30643.26</text:p>
          </table:table-cell>
          <table:table-cell table:number-columns-repeated="4" office:value-type="float" office:value="30486.13" calcext:value-type="float">
            <text:p>30486.13</text:p>
          </table:table-cell>
          <table:table-cell table:formula="of:=100*([.H15]-MIN([.F15];[.D15];[.B15]))/MIN([.F15];[.D15];[.B15])" office:value-type="float" office:value="0" calcext:value-type="float">
            <text:p>0.00</text:p>
          </table:table-cell>
          <table:table-cell table:formula="of:=100*([.I15]-MIN([.G15];[.E15];[.C15]))/MIN([.G15];[.E15];[.C15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2</text:p>
          </table:table-cell>
          <table:table-cell office:value-type="float" office:value="30933.87" calcext:value-type="float">
            <text:p>30933.87</text:p>
          </table:table-cell>
          <table:table-cell office:value-type="float" office:value="30947.15" calcext:value-type="float">
            <text:p>30947.15</text:p>
          </table:table-cell>
          <table:table-cell office:value-type="float" office:value="30952.65" calcext:value-type="float">
            <text:p>30952.65</text:p>
          </table:table-cell>
          <table:table-cell office:value-type="float" office:value="31087.64" calcext:value-type="float">
            <text:p>31087.64</text:p>
          </table:table-cell>
          <table:table-cell office:value-type="float" office:value="30933.87" calcext:value-type="float">
            <text:p>30933.87</text:p>
          </table:table-cell>
          <table:table-cell office:value-type="float" office:value="30946.77" calcext:value-type="float">
            <text:p>30946.77</text:p>
          </table:table-cell>
          <table:table-cell office:value-type="float" office:value="30933.87" calcext:value-type="float">
            <text:p>30933.87</text:p>
          </table:table-cell>
          <table:table-cell office:value-type="float" office:value="30941.716" calcext:value-type="float">
            <text:p>30941.72</text:p>
          </table:table-cell>
          <table:table-cell table:formula="of:=100*([.H16]-MIN([.F16];[.D16];[.B16]))/MIN([.F16];[.D16];[.B16])" office:value-type="float" office:value="0" calcext:value-type="float">
            <text:p>0.00</text:p>
          </table:table-cell>
          <table:table-cell table:formula="of:=100*([.I16]-MIN([.G16];[.E16];[.C16]))/MIN([.G16];[.E16];[.C16])" office:value-type="float" office:value="-0.0163312681743526" calcext:value-type="float">
            <text:p>-0.0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3</text:p>
          </table:table-cell>
          <table:table-cell office:value-type="float" office:value="29352.94" calcext:value-type="float">
            <text:p>29352.94</text:p>
          </table:table-cell>
          <table:table-cell office:value-type="float" office:value="29397.67" calcext:value-type="float">
            <text:p>29397.67</text:p>
          </table:table-cell>
          <table:table-cell office:value-type="float" office:value="29352.94" calcext:value-type="float">
            <text:p>29352.94</text:p>
          </table:table-cell>
          <table:table-cell office:value-type="float" office:value="29366.86" calcext:value-type="float">
            <text:p>29366.86</text:p>
          </table:table-cell>
          <table:table-cell table:number-columns-repeated="4" office:value-type="float" office:value="29352.94" calcext:value-type="float">
            <text:p>29352.94</text:p>
          </table:table-cell>
          <table:table-cell table:formula="of:=100*([.H17]-MIN([.F17];[.D17];[.B17]))/MIN([.F17];[.D17];[.B17])" office:value-type="float" office:value="0" calcext:value-type="float">
            <text:p>0.00</text:p>
          </table:table-cell>
          <table:table-cell table:formula="of:=100*([.I17]-MIN([.G17];[.E17];[.C17]))/MIN([.G17];[.E17];[.C17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4</text:p>
          </table:table-cell>
          <table:table-cell office:value-type="float" office:value="28826.23" calcext:value-type="float">
            <text:p>28826.23</text:p>
          </table:table-cell>
          <table:table-cell office:value-type="float" office:value="28850.62" calcext:value-type="float">
            <text:p>28850.62</text:p>
          </table:table-cell>
          <table:table-cell office:value-type="float" office:value="28826.23" calcext:value-type="float">
            <text:p>28826.23</text:p>
          </table:table-cell>
          <table:table-cell office:value-type="float" office:value="29138.27" calcext:value-type="float">
            <text:p>29138.27</text:p>
          </table:table-cell>
          <table:table-cell office:value-type="float" office:value="28826.23" calcext:value-type="float">
            <text:p>28826.23</text:p>
          </table:table-cell>
          <table:table-cell office:value-type="float" office:value="28832.55" calcext:value-type="float">
            <text:p>28832.55</text:p>
          </table:table-cell>
          <table:table-cell table:number-columns-repeated="2" office:value-type="float" office:value="28826.23" calcext:value-type="float">
            <text:p>28826.23</text:p>
          </table:table-cell>
          <table:table-cell table:formula="of:=100*([.H18]-MIN([.F18];[.D18];[.B18]))/MIN([.F18];[.D18];[.B18])" office:value-type="float" office:value="0" calcext:value-type="float">
            <text:p>0.00</text:p>
          </table:table-cell>
          <table:table-cell table:formula="of:=100*([.I18]-MIN([.G18];[.E18];[.C18]))/MIN([.G18];[.E18];[.C18])" office:value-type="float" office:value="-0.0219196706500109" calcext:value-type="float">
            <text:p>-0.0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5</text:p>
          </table:table-cell>
          <table:table-cell office:value-type="float" office:value="29348.4" calcext:value-type="float">
            <text:p>29348.40</text:p>
          </table:table-cell>
          <table:table-cell office:value-type="float" office:value="29391.52" calcext:value-type="float">
            <text:p>29391.52</text:p>
          </table:table-cell>
          <table:table-cell office:value-type="float" office:value="29348.4" calcext:value-type="float">
            <text:p>29348.40</text:p>
          </table:table-cell>
          <table:table-cell office:value-type="float" office:value="29412.19" calcext:value-type="float">
            <text:p>29412.19</text:p>
          </table:table-cell>
          <table:table-cell office:value-type="float" office:value="29348.4" calcext:value-type="float">
            <text:p>29348.40</text:p>
          </table:table-cell>
          <table:table-cell office:value-type="float" office:value="29353.32" calcext:value-type="float">
            <text:p>29353.32</text:p>
          </table:table-cell>
          <table:table-cell table:number-columns-repeated="2" office:value-type="float" office:value="29348.4" calcext:value-type="float">
            <text:p>29348.40</text:p>
          </table:table-cell>
          <table:table-cell table:formula="of:=100*([.H19]-MIN([.F19];[.D19];[.B19]))/MIN([.F19];[.D19];[.B19])" office:value-type="float" office:value="0" calcext:value-type="float">
            <text:p>0.00</text:p>
          </table:table-cell>
          <table:table-cell table:formula="of:=100*([.I19]-MIN([.G19];[.E19];[.C19]))/MIN([.G19];[.E19];[.C19])" office:value-type="float" office:value="-0.016761306727819" calcext:value-type="float">
            <text:p>-0.0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6</text:p>
          </table:table-cell>
          <table:table-cell office:value-type="float" office:value="30462.58" calcext:value-type="float">
            <text:p>30462.58</text:p>
          </table:table-cell>
          <table:table-cell office:value-type="float" office:value="30489.55" calcext:value-type="float">
            <text:p>30489.55</text:p>
          </table:table-cell>
          <table:table-cell office:value-type="float" office:value="30462.58" calcext:value-type="float">
            <text:p>30462.58</text:p>
          </table:table-cell>
          <table:table-cell office:value-type="float" office:value="30550.51" calcext:value-type="float">
            <text:p>30550.51</text:p>
          </table:table-cell>
          <table:table-cell office:value-type="float" office:value="30462.58" calcext:value-type="float">
            <text:p>30462.58</text:p>
          </table:table-cell>
          <table:table-cell office:value-type="float" office:value="30471.71" calcext:value-type="float">
            <text:p>30471.71</text:p>
          </table:table-cell>
          <table:table-cell table:number-columns-repeated="2" office:value-type="float" office:value="30462.58" calcext:value-type="float">
            <text:p>30462.58</text:p>
          </table:table-cell>
          <table:table-cell table:formula="of:=100*([.H20]-MIN([.F20];[.D20];[.B20]))/MIN([.F20];[.D20];[.B20])" office:value-type="float" office:value="0" calcext:value-type="float">
            <text:p>0.00</text:p>
          </table:table-cell>
          <table:table-cell table:formula="of:=100*([.I20]-MIN([.G20];[.E20];[.C20]))/MIN([.G20];[.E20];[.C20])" office:value-type="float" office:value="-0.0299622174141109" calcext:value-type="float">
            <text:p>-0.0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7</text:p>
          </table:table-cell>
          <table:table-cell office:value-type="float" office:value="37502.23" calcext:value-type="float">
            <text:p>37502.23</text:p>
          </table:table-cell>
          <table:table-cell office:value-type="float" office:value="37502.69" calcext:value-type="float">
            <text:p>37502.69</text:p>
          </table:table-cell>
          <table:table-cell office:value-type="float" office:value="37502.23" calcext:value-type="float">
            <text:p>37502.23</text:p>
          </table:table-cell>
          <table:table-cell office:value-type="float" office:value="37626.89" calcext:value-type="float">
            <text:p>37626.89</text:p>
          </table:table-cell>
          <table:table-cell table:number-columns-repeated="4" office:value-type="float" office:value="37502.23" calcext:value-type="float">
            <text:p>37502.23</text:p>
          </table:table-cell>
          <table:table-cell table:formula="of:=100*([.H21]-MIN([.F21];[.D21];[.B21]))/MIN([.F21];[.D21];[.B21])" office:value-type="float" office:value="0" calcext:value-type="float">
            <text:p>0.00</text:p>
          </table:table-cell>
          <table:table-cell table:formula="of:=100*([.I21]-MIN([.G21];[.E21];[.C21]))/MIN([.G21];[.E21];[.C21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8</text:p>
          </table:table-cell>
          <table:table-cell office:value-type="float" office:value="26451.65" calcext:value-type="float">
            <text:p>26451.65</text:p>
          </table:table-cell>
          <table:table-cell office:value-type="float" office:value="26466.27" calcext:value-type="float">
            <text:p>26466.27</text:p>
          </table:table-cell>
          <table:table-cell office:value-type="float" office:value="26451.65" calcext:value-type="float">
            <text:p>26451.65</text:p>
          </table:table-cell>
          <table:table-cell office:value-type="float" office:value="26545.04" calcext:value-type="float">
            <text:p>26545.04</text:p>
          </table:table-cell>
          <table:table-cell office:value-type="float" office:value="26451.65" calcext:value-type="float">
            <text:p>26451.65</text:p>
          </table:table-cell>
          <table:table-cell office:value-type="float" office:value="26452.07" calcext:value-type="float">
            <text:p>26452.07</text:p>
          </table:table-cell>
          <table:table-cell table:number-columns-repeated="2" office:value-type="float" office:value="26451.65" calcext:value-type="float">
            <text:p>26451.65</text:p>
          </table:table-cell>
          <table:table-cell table:formula="of:=100*([.H22]-MIN([.F22];[.D22];[.B22]))/MIN([.F22];[.D22];[.B22])" office:value-type="float" office:value="0" calcext:value-type="float">
            <text:p>0.00</text:p>
          </table:table-cell>
          <table:table-cell table:formula="of:=100*([.I22]-MIN([.G22];[.E22];[.C22]))/MIN([.G22];[.E22];[.C22])" office:value-type="float" office:value="-0.00158777744047348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9</text:p>
          </table:table-cell>
          <table:table-cell office:value-type="float" office:value="31350.39" calcext:value-type="float">
            <text:p>31350.39</text:p>
          </table:table-cell>
          <table:table-cell office:value-type="float" office:value="31625.44" calcext:value-type="float">
            <text:p>31625.44</text:p>
          </table:table-cell>
          <table:table-cell office:value-type="float" office:value="31350.39" calcext:value-type="float">
            <text:p>31350.39</text:p>
          </table:table-cell>
          <table:table-cell office:value-type="float" office:value="31573.67" calcext:value-type="float">
            <text:p>31573.67</text:p>
          </table:table-cell>
          <table:table-cell office:value-type="float" office:value="31350.39" calcext:value-type="float">
            <text:p>31350.39</text:p>
          </table:table-cell>
          <table:table-cell office:value-type="float" office:value="31357.61" calcext:value-type="float">
            <text:p>31357.61</text:p>
          </table:table-cell>
          <table:table-cell table:number-columns-repeated="2" office:value-type="float" office:value="31350.39" calcext:value-type="float">
            <text:p>31350.39</text:p>
          </table:table-cell>
          <table:table-cell table:formula="of:=100*([.H23]-MIN([.F23];[.D23];[.B23]))/MIN([.F23];[.D23];[.B23])" office:value-type="float" office:value="0" calcext:value-type="float">
            <text:p>0.00</text:p>
          </table:table-cell>
          <table:table-cell table:formula="of:=100*([.I23]-MIN([.G23];[.E23];[.C23]))/MIN([.G23];[.E23];[.C23])" office:value-type="float" office:value="-0.0230247139370672" calcext:value-type="float">
            <text:p>-0.0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/10–10</text:p>
          </table:table-cell>
          <table:table-cell office:value-type="float" office:value="29825.7" calcext:value-type="float">
            <text:p>29825.70</text:p>
          </table:table-cell>
          <table:table-cell office:value-type="float" office:value="29863.2" calcext:value-type="float">
            <text:p>29863.20</text:p>
          </table:table-cell>
          <table:table-cell office:value-type="float" office:value="29825.7" calcext:value-type="float">
            <text:p>29825.70</text:p>
          </table:table-cell>
          <table:table-cell office:value-type="float" office:value="29978.15" calcext:value-type="float">
            <text:p>29978.15</text:p>
          </table:table-cell>
          <table:table-cell table:number-columns-repeated="4" office:value-type="float" office:value="29825.7" calcext:value-type="float">
            <text:p>29825.70</text:p>
          </table:table-cell>
          <table:table-cell table:formula="of:=100*([.H24]-MIN([.F24];[.D24];[.B24]))/MIN([.F24];[.D24];[.B24])" office:value-type="float" office:value="0" calcext:value-type="float">
            <text:p>0.00</text:p>
          </table:table-cell>
          <table:table-cell table:formula="of:=100*([.I24]-MIN([.G24];[.E24];[.C24]))/MIN([.G24];[.E24];[.C24])" office:value-type="float" office:value="0" calcext:value-type="float">
            <text:p>0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15:.B24])" office:value-type="float" office:value="30454.012" calcext:value-type="float">
            <text:p>30454.01</text:p>
          </table:table-cell>
          <table:table-cell table:style-name="ce15" table:formula="of:=AVERAGE([.C15:.C24])" office:value-type="float" office:value="30502.638" calcext:value-type="float">
            <text:p>30502.64</text:p>
          </table:table-cell>
          <table:table-cell table:style-name="ce15" table:formula="of:=AVERAGE([.D15:.D24])" office:value-type="float" office:value="30455.89" calcext:value-type="float">
            <text:p>30455.89</text:p>
          </table:table-cell>
          <table:table-cell table:style-name="ce15" table:formula="of:=AVERAGE([.E15:.E24])" office:value-type="float" office:value="30592.248" calcext:value-type="float">
            <text:p>30592.25</text:p>
          </table:table-cell>
          <table:table-cell table:style-name="ce15" table:formula="of:=AVERAGE([.F15:.F24])" office:value-type="float" office:value="30454.012" calcext:value-type="float">
            <text:p>30454.01</text:p>
          </table:table-cell>
          <table:table-cell table:style-name="ce15" table:formula="of:=AVERAGE([.G15:.G24])" office:value-type="float" office:value="30458.103" calcext:value-type="float">
            <text:p>30458.10</text:p>
          </table:table-cell>
          <table:table-cell table:style-name="ce15" table:formula="of:=AVERAGE([.H15:.H24])" office:value-type="float" office:value="30454.012" calcext:value-type="float">
            <text:p>30454.01</text:p>
          </table:table-cell>
          <table:table-cell table:style-name="ce15" table:formula="of:=AVERAGE([.I15:.I24])" office:value-type="float" office:value="30454.7966" calcext:value-type="float">
            <text:p>30454.80</text:p>
          </table:table-cell>
          <table:table-cell table:style-name="ce15" table:formula="of:=100*([.H25]-MIN([.F25];[.D25];[.B25]))/MIN([.F25];[.D25];[.B25])" office:value-type="float" office:value="0" calcext:value-type="float">
            <text:p>0.00</text:p>
          </table:table-cell>
          <table:table-cell table:style-name="ce15" table:formula="of:=100*([.I25]-MIN([.G25];[.E25];[.C25]))/MIN([.G25];[.E25];[.C25])" office:value-type="float" office:value="-0.0108555677285538" calcext:value-type="float">
            <text:p>-0.01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22" office:value-type="string" calcext:value-type="string" table:number-columns-spanned="6" table:number-rows-spanned="1">
            <text:p>Ribeiro (180s timelimit)</text:p>
          </table:table-cell>
          <table:covered-table-cell table:number-columns-repeated="5" table:style-name="ce15"/>
          <table:table-cell table:style-name="ce22" office:value-type="string" calcext:value-type="string" table:number-columns-spanned="2" table:number-rows-spanned="1">
            <text:p>This work (60s timelimit)</text:p>
          </table:table-cell>
          <table:covered-table-cell/>
          <table:table-cell table:number-columns-repeated="6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1</text:p>
          </table:table-cell>
          <table:table-cell office:value-type="float" office:value="134885.07" calcext:value-type="float">
            <text:p>134885.07</text:p>
          </table:table-cell>
          <table:table-cell office:value-type="float" office:value="136242.7" calcext:value-type="float">
            <text:p>136242.70</text:p>
          </table:table-cell>
          <table:table-cell office:value-type="float" office:value="134885.07" calcext:value-type="float">
            <text:p>134885.07</text:p>
          </table:table-cell>
          <table:table-cell office:value-type="float" office:value="136528.76" calcext:value-type="float">
            <text:p>136528.76</text:p>
          </table:table-cell>
          <table:table-cell office:value-type="float" office:value="135207.57" calcext:value-type="float">
            <text:p>135207.57</text:p>
          </table:table-cell>
          <table:table-cell office:value-type="float" office:value="138313.56" calcext:value-type="float">
            <text:p>138313.56</text:p>
          </table:table-cell>
          <table:table-cell table:number-columns-repeated="2" office:value-type="float" office:value="134885.07" calcext:value-type="float">
            <text:p>134885.07</text:p>
          </table:table-cell>
          <table:table-cell table:formula="of:=100*([.H30]-MIN([.F30];[.D30];[.B30]))/MIN([.F30];[.D30];[.B30])" office:value-type="float" office:value="0" calcext:value-type="float">
            <text:p>0.00</text:p>
          </table:table-cell>
          <table:table-cell table:formula="of:=100*([.I30]-MIN([.G30];[.E30];[.C30]))/MIN([.G30];[.E30];[.C30])" office:value-type="float" office:value="-0.996479077411123" calcext:value-type="float">
            <text:p>-1.0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2</text:p>
          </table:table-cell>
          <table:table-cell office:value-type="float" office:value="111949.03" calcext:value-type="float">
            <text:p>111949.03</text:p>
          </table:table-cell>
          <table:table-cell office:value-type="float" office:value="114351.14" calcext:value-type="float">
            <text:p>114351.14</text:p>
          </table:table-cell>
          <table:table-cell office:value-type="float" office:value="111949.03" calcext:value-type="float">
            <text:p>111949.03</text:p>
          </table:table-cell>
          <table:table-cell office:value-type="float" office:value="112936.7" calcext:value-type="float">
            <text:p>112936.70</text:p>
          </table:table-cell>
          <table:table-cell office:value-type="float" office:value="111949.03" calcext:value-type="float">
            <text:p>111949.03</text:p>
          </table:table-cell>
          <table:table-cell office:value-type="float" office:value="113466.74" calcext:value-type="float">
            <text:p>113466.74</text:p>
          </table:table-cell>
          <table:table-cell table:number-columns-repeated="2" office:value-type="float" office:value="111949.03" calcext:value-type="float">
            <text:p>111949.03</text:p>
          </table:table-cell>
          <table:table-cell table:formula="of:=100*([.H31]-MIN([.F31];[.D31];[.B31]))/MIN([.F31];[.D31];[.B31])" office:value-type="float" office:value="0" calcext:value-type="float">
            <text:p>0.00</text:p>
          </table:table-cell>
          <table:table-cell table:formula="of:=100*([.I31]-MIN([.G31];[.E31];[.C31]))/MIN([.G31];[.E31];[.C31])" office:value-type="float" office:value="-0.87453414169176" calcext:value-type="float">
            <text:p>-0.87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3</text:p>
          </table:table-cell>
          <table:table-cell office:value-type="float" office:value="124160.04" calcext:value-type="float">
            <text:p>124160.04</text:p>
          </table:table-cell>
          <table:table-cell office:value-type="float" office:value="125963.1" calcext:value-type="float">
            <text:p>125963.10</text:p>
          </table:table-cell>
          <table:table-cell office:value-type="float" office:value="125019.58" calcext:value-type="float">
            <text:p>125019.58</text:p>
          </table:table-cell>
          <table:table-cell office:value-type="float" office:value="125863.4" calcext:value-type="float">
            <text:p>125863.40</text:p>
          </table:table-cell>
          <table:table-cell office:value-type="float" office:value="124160.04" calcext:value-type="float">
            <text:p>124160.04</text:p>
          </table:table-cell>
          <table:table-cell office:value-type="float" office:value="125579.39" calcext:value-type="float">
            <text:p>125579.39</text:p>
          </table:table-cell>
          <table:table-cell table:number-columns-repeated="2" office:value-type="float" office:value="124160.04" calcext:value-type="float">
            <text:p>124160.04</text:p>
          </table:table-cell>
          <table:table-cell table:formula="of:=100*([.H32]-MIN([.F32];[.D32];[.B32]))/MIN([.F32];[.D32];[.B32])" office:value-type="float" office:value="0" calcext:value-type="float">
            <text:p>0.00</text:p>
          </table:table-cell>
          <table:table-cell table:formula="of:=100*([.I32]-MIN([.G32];[.E32];[.C32]))/MIN([.G32];[.E32];[.C32])" office:value-type="float" office:value="-1.13024119642563" calcext:value-type="float">
            <text:p>-1.1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4</text:p>
          </table:table-cell>
          <table:table-cell office:value-type="float" office:value="122246.77" calcext:value-type="float">
            <text:p>122246.77</text:p>
          </table:table-cell>
          <table:table-cell office:value-type="float" office:value="124633.75" calcext:value-type="float">
            <text:p>124633.75</text:p>
          </table:table-cell>
          <table:table-cell office:value-type="float" office:value="122649.89" calcext:value-type="float">
            <text:p>122649.89</text:p>
          </table:table-cell>
          <table:table-cell office:value-type="float" office:value="123336.68" calcext:value-type="float">
            <text:p>123336.68</text:p>
          </table:table-cell>
          <table:table-cell office:value-type="float" office:value="122246.77" calcext:value-type="float">
            <text:p>122246.77</text:p>
          </table:table-cell>
          <table:table-cell office:value-type="float" office:value="124362.85" calcext:value-type="float">
            <text:p>124362.85</text:p>
          </table:table-cell>
          <table:table-cell table:number-columns-repeated="2" office:value-type="float" office:value="122246.77" calcext:value-type="float">
            <text:p>122246.77</text:p>
          </table:table-cell>
          <table:table-cell table:formula="of:=100*([.H33]-MIN([.F33];[.D33];[.B33]))/MIN([.F33];[.D33];[.B33])" office:value-type="float" office:value="0" calcext:value-type="float">
            <text:p>0.00</text:p>
          </table:table-cell>
          <table:table-cell table:formula="of:=100*([.I33]-MIN([.G33];[.E33];[.C33]))/MIN([.G33];[.E33];[.C33])" office:value-type="float" office:value="-0.883686831849203" calcext:value-type="float">
            <text:p>-0.88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5</text:p>
          </table:table-cell>
          <table:table-cell office:value-type="float" office:value="128874.17" calcext:value-type="float">
            <text:p>128874.17</text:p>
          </table:table-cell>
          <table:table-cell office:value-type="float" office:value="132071.05" calcext:value-type="float">
            <text:p>132071.05</text:p>
          </table:table-cell>
          <table:table-cell office:value-type="float" office:value="129898.97" calcext:value-type="float">
            <text:p>129898.97</text:p>
          </table:table-cell>
          <table:table-cell office:value-type="float" office:value="132429.34" calcext:value-type="float">
            <text:p>132429.34</text:p>
          </table:table-cell>
          <table:table-cell office:value-type="float" office:value="128874.17" calcext:value-type="float">
            <text:p>128874.17</text:p>
          </table:table-cell>
          <table:table-cell office:value-type="float" office:value="130381.58" calcext:value-type="float">
            <text:p>130381.58</text:p>
          </table:table-cell>
          <table:table-cell table:number-columns-repeated="2" office:value-type="float" office:value="128874.17" calcext:value-type="float">
            <text:p>128874.17</text:p>
          </table:table-cell>
          <table:table-cell table:formula="of:=100*([.H34]-MIN([.F34];[.D34];[.B34]))/MIN([.F34];[.D34];[.B34])" office:value-type="float" office:value="0" calcext:value-type="float">
            <text:p>0.00</text:p>
          </table:table-cell>
          <table:table-cell table:formula="of:=100*([.I34]-MIN([.G34];[.E34];[.C34]))/MIN([.G34];[.E34];[.C34])" office:value-type="float" office:value="-1.1561525792217" calcext:value-type="float">
            <text:p>-1.1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6</text:p>
          </table:table-cell>
          <table:table-cell office:value-type="float" office:value="114685.46" calcext:value-type="float">
            <text:p>114685.46</text:p>
          </table:table-cell>
          <table:table-cell office:value-type="float" office:value="116731.17" calcext:value-type="float">
            <text:p>116731.17</text:p>
          </table:table-cell>
          <table:table-cell office:value-type="float" office:value="114685.46" calcext:value-type="float">
            <text:p>114685.46</text:p>
          </table:table-cell>
          <table:table-cell office:value-type="float" office:value="115334.01" calcext:value-type="float">
            <text:p>115334.01</text:p>
          </table:table-cell>
          <table:table-cell office:value-type="float" office:value="114685.46" calcext:value-type="float">
            <text:p>114685.46</text:p>
          </table:table-cell>
          <table:table-cell office:value-type="float" office:value="116038.32" calcext:value-type="float">
            <text:p>116038.32</text:p>
          </table:table-cell>
          <table:table-cell table:number-columns-repeated="2" office:value-type="float" office:value="114685.46" calcext:value-type="float">
            <text:p>114685.46</text:p>
          </table:table-cell>
          <table:table-cell table:formula="of:=100*([.H35]-MIN([.F35];[.D35];[.B35]))/MIN([.F35];[.D35];[.B35])" office:value-type="float" office:value="0" calcext:value-type="float">
            <text:p>0.00</text:p>
          </table:table-cell>
          <table:table-cell table:formula="of:=100*([.I35]-MIN([.G35];[.E35];[.C35]))/MIN([.G35];[.E35];[.C35])" office:value-type="float" office:value="-0.562323290415367" calcext:value-type="float">
            <text:p>-0.5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7</text:p>
          </table:table-cell>
          <table:table-cell office:value-type="float" office:value="134487.48" calcext:value-type="float">
            <text:p>134487.48</text:p>
          </table:table-cell>
          <table:table-cell office:value-type="float" office:value="136728.23" calcext:value-type="float">
            <text:p>136728.23</text:p>
          </table:table-cell>
          <table:table-cell office:value-type="float" office:value="132946.09" calcext:value-type="float">
            <text:p>132946.09</text:p>
          </table:table-cell>
          <table:table-cell office:value-type="float" office:value="134600.91" calcext:value-type="float">
            <text:p>134600.91</text:p>
          </table:table-cell>
          <table:table-cell office:value-type="float" office:value="133027.78" calcext:value-type="float">
            <text:p>133027.78</text:p>
          </table:table-cell>
          <table:table-cell office:value-type="float" office:value="136340.56" calcext:value-type="float">
            <text:p>136340.56</text:p>
          </table:table-cell>
          <table:table-cell table:number-columns-repeated="2" office:value-type="float" office:value="132911.57" calcext:value-type="float">
            <text:p>132911.57</text:p>
          </table:table-cell>
          <table:table-cell table:formula="of:=100*([.H36]-MIN([.F36];[.D36];[.B36]))/MIN([.F36];[.D36];[.B36])" office:value-type="float" office:value="-0.0259654119951851" calcext:value-type="float">
            <text:p>-0.03</text:p>
          </table:table-cell>
          <table:table-cell table:formula="of:=100*([.I36]-MIN([.G36];[.E36];[.C36]))/MIN([.G36];[.E36];[.C36])" office:value-type="float" office:value="-1.25507323836072" calcext:value-type="float">
            <text:p>-1.2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8</text:p>
          </table:table-cell>
          <table:table-cell office:value-type="float" office:value="128938.09" calcext:value-type="float">
            <text:p>128938.09</text:p>
          </table:table-cell>
          <table:table-cell office:value-type="float" office:value="131050.13" calcext:value-type="float">
            <text:p>131050.13</text:p>
          </table:table-cell>
          <table:table-cell office:value-type="float" office:value="128752.08" calcext:value-type="float">
            <text:p>128752.08</text:p>
          </table:table-cell>
          <table:table-cell office:value-type="float" office:value="130539.15" calcext:value-type="float">
            <text:p>130539.15</text:p>
          </table:table-cell>
          <table:table-cell office:value-type="float" office:value="128012.29" calcext:value-type="float">
            <text:p>128012.29</text:p>
          </table:table-cell>
          <table:table-cell office:value-type="float" office:value="128796.9" calcext:value-type="float">
            <text:p>128796.90</text:p>
          </table:table-cell>
          <table:table-cell office:value-type="float" office:value="128012.29" calcext:value-type="float">
            <text:p>128012.29</text:p>
          </table:table-cell>
          <table:table-cell office:value-type="float" office:value="128257.201" calcext:value-type="float">
            <text:p>128257.20</text:p>
          </table:table-cell>
          <table:table-cell table:formula="of:=100*([.H37]-MIN([.F37];[.D37];[.B37]))/MIN([.F37];[.D37];[.B37])" office:value-type="float" office:value="0" calcext:value-type="float">
            <text:p>0.00</text:p>
          </table:table-cell>
          <table:table-cell table:formula="of:=100*([.I37]-MIN([.G37];[.E37];[.C37]))/MIN([.G37];[.E37];[.C37])" office:value-type="float" office:value="-0.419031048107519" calcext:value-type="float">
            <text:p>-0.4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5–9</text:p>
          </table:table-cell>
          <table:table-cell office:value-type="float" office:value="117343.92" calcext:value-type="float">
            <text:p>117343.92</text:p>
          </table:table-cell>
          <table:table-cell office:value-type="float" office:value="119279.38" calcext:value-type="float">
            <text:p>119279.38</text:p>
          </table:table-cell>
          <table:table-cell office:value-type="float" office:value="117343.92" calcext:value-type="float">
            <text:p>117343.92</text:p>
          </table:table-cell>
          <table:table-cell office:value-type="float" office:value="118445.47" calcext:value-type="float">
            <text:p>118445.47</text:p>
          </table:table-cell>
          <table:table-cell office:value-type="float" office:value="117696.52" calcext:value-type="float">
            <text:p>117696.52</text:p>
          </table:table-cell>
          <table:table-cell office:value-type="float" office:value="118593.59" calcext:value-type="float">
            <text:p>118593.59</text:p>
          </table:table-cell>
          <table:table-cell table:number-columns-repeated="2" office:value-type="float" office:value="117343.92" calcext:value-type="float">
            <text:p>117343.92</text:p>
          </table:table-cell>
          <table:table-cell table:formula="of:=100*([.H38]-MIN([.F38];[.D38];[.B38]))/MIN([.F38];[.D38];[.B38])" office:value-type="float" office:value="0" calcext:value-type="float">
            <text:p>0.00</text:p>
          </table:table-cell>
          <table:table-cell table:formula="of:=100*([.I38]-MIN([.G38];[.E38];[.C38]))/MIN([.G38];[.E38];[.C38])" office:value-type="float" office:value="-0.930006018803423" calcext:value-type="float">
            <text:p>-0.9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 5–10</text:p>
          </table:table-cell>
          <table:table-cell office:value-type="float" office:value="123680.15" calcext:value-type="float">
            <text:p>123680.15</text:p>
          </table:table-cell>
          <table:table-cell office:value-type="float" office:value="124711.7" calcext:value-type="float">
            <text:p>124711.70</text:p>
          </table:table-cell>
          <table:table-cell office:value-type="float" office:value="123364.34" calcext:value-type="float">
            <text:p>123364.34</text:p>
          </table:table-cell>
          <table:table-cell office:value-type="float" office:value="124213.49" calcext:value-type="float">
            <text:p>124213.49</text:p>
          </table:table-cell>
          <table:table-cell office:value-type="float" office:value="123144.66" calcext:value-type="float">
            <text:p>123144.66</text:p>
          </table:table-cell>
          <table:table-cell office:value-type="float" office:value="124140.76" calcext:value-type="float">
            <text:p>124140.76</text:p>
          </table:table-cell>
          <table:table-cell table:number-columns-repeated="2" office:value-type="float" office:value="123144.66" calcext:value-type="float">
            <text:p>123144.66</text:p>
          </table:table-cell>
          <table:table-cell table:formula="of:=100*([.H39]-MIN([.F39];[.D39];[.B39]))/MIN([.F39];[.D39];[.B39])" office:value-type="float" office:value="0" calcext:value-type="float">
            <text:p>0.00</text:p>
          </table:table-cell>
          <table:table-cell table:formula="of:=100*([.I39]-MIN([.G39];[.E39];[.C39]))/MIN([.G39];[.E39];[.C39])" office:value-type="float" office:value="-0.802395603184636" calcext:value-type="float">
            <text:p>-0.8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30:.B39])" office:value-type="float" office:value="124125.018" calcext:value-type="float">
            <text:p>124125.02</text:p>
          </table:table-cell>
          <table:table-cell table:style-name="ce15" table:formula="of:=AVERAGE([.C30:.C39])" office:value-type="float" office:value="126176.235" calcext:value-type="float">
            <text:p>126176.24</text:p>
          </table:table-cell>
          <table:table-cell table:style-name="ce15" table:formula="of:=AVERAGE([.D30:.D39])" office:value-type="float" office:value="124149.443" calcext:value-type="float">
            <text:p>124149.44</text:p>
          </table:table-cell>
          <table:table-cell table:style-name="ce15" table:formula="of:=AVERAGE([.E30:.E39])" office:value-type="float" office:value="125422.791" calcext:value-type="float">
            <text:p>125422.79</text:p>
          </table:table-cell>
          <table:table-cell table:style-name="ce15" table:formula="of:=AVERAGE([.F30:.F39])" office:value-type="float" office:value="123900.429" calcext:value-type="float">
            <text:p>123900.43</text:p>
          </table:table-cell>
          <table:table-cell table:style-name="ce15" table:formula="of:=AVERAGE([.G30:.G39])" office:value-type="float" office:value="125601.425" calcext:value-type="float">
            <text:p>125601.43</text:p>
          </table:table-cell>
          <table:table-cell table:style-name="ce15" table:formula="of:=AVERAGE([.H30:.H39])" office:value-type="float" office:value="123821.298" calcext:value-type="float">
            <text:p>123821.30</text:p>
          </table:table-cell>
          <table:table-cell table:style-name="ce15" table:formula="of:=AVERAGE([.I30:.I39])" office:value-type="float" office:value="123845.7891" calcext:value-type="float">
            <text:p>123845.79</text:p>
          </table:table-cell>
          <table:table-cell table:style-name="ce15" table:formula="of:=100*([.H40]-MIN([.F40];[.D40];[.B40]))/MIN([.F40];[.D40];[.B40])" office:value-type="float" office:value="-0.0638666069509569" calcext:value-type="float">
            <text:p>-0.06</text:p>
          </table:table-cell>
          <table:table-cell table:style-name="ce15" table:formula="of:=100*([.I40]-MIN([.G40];[.E40];[.C40]))/MIN([.G40];[.E40];[.C40])" office:value-type="float" office:value="-1.25734875410323" calcext:value-type="float">
            <text:p>-1.2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1</text:p>
          </table:table-cell>
          <table:table-cell office:value-type="float" office:value="82542.56" calcext:value-type="float">
            <text:p>82542.56</text:p>
          </table:table-cell>
          <table:table-cell office:value-type="float" office:value="83275.84" calcext:value-type="float">
            <text:p>83275.84</text:p>
          </table:table-cell>
          <table:table-cell office:value-type="float" office:value="82542.56" calcext:value-type="float">
            <text:p>82542.56</text:p>
          </table:table-cell>
          <table:table-cell office:value-type="float" office:value="83175.11" calcext:value-type="float">
            <text:p>83175.11</text:p>
          </table:table-cell>
          <table:table-cell office:value-type="float" office:value="82542.56" calcext:value-type="float">
            <text:p>82542.56</text:p>
          </table:table-cell>
          <table:table-cell office:value-type="float" office:value="82562.67" calcext:value-type="float">
            <text:p>82562.67</text:p>
          </table:table-cell>
          <table:table-cell table:number-columns-repeated="2" office:value-type="float" office:value="82542.56" calcext:value-type="float">
            <text:p>82542.56</text:p>
          </table:table-cell>
          <table:table-cell table:formula="of:=100*([.H41]-MIN([.F41];[.D41];[.B41]))/MIN([.F41];[.D41];[.B41])" office:value-type="float" office:value="0" calcext:value-type="float">
            <text:p>0.00</text:p>
          </table:table-cell>
          <table:table-cell table:formula="of:=100*([.I41]-MIN([.G41];[.E41];[.C41]))/MIN([.G41];[.E41];[.C41])" office:value-type="float" office:value="-0.0243572549192033" calcext:value-type="float">
            <text:p>-0.0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2</text:p>
          </table:table-cell>
          <table:table-cell office:value-type="float" office:value="71627.93" calcext:value-type="float">
            <text:p>71627.93</text:p>
          </table:table-cell>
          <table:table-cell office:value-type="float" office:value="72344.86" calcext:value-type="float">
            <text:p>72344.86</text:p>
          </table:table-cell>
          <table:table-cell office:value-type="float" office:value="71129.9" calcext:value-type="float">
            <text:p>71129.90</text:p>
          </table:table-cell>
          <table:table-cell office:value-type="float" office:value="71741.74" calcext:value-type="float">
            <text:p>71741.74</text:p>
          </table:table-cell>
          <table:table-cell office:value-type="float" office:value="71063.02" calcext:value-type="float">
            <text:p>71063.02</text:p>
          </table:table-cell>
          <table:table-cell office:value-type="float" office:value="71343.49" calcext:value-type="float">
            <text:p>71343.49</text:p>
          </table:table-cell>
          <table:table-cell table:number-columns-repeated="2" office:value-type="float" office:value="71063.02" calcext:value-type="float">
            <text:p>71063.02</text:p>
          </table:table-cell>
          <table:table-cell table:formula="of:=100*([.H42]-MIN([.F42];[.D42];[.B42]))/MIN([.F42];[.D42];[.B42])" office:value-type="float" office:value="0" calcext:value-type="float">
            <text:p>0.00</text:p>
          </table:table-cell>
          <table:table-cell table:formula="of:=100*([.I42]-MIN([.G42];[.E42];[.C42]))/MIN([.G42];[.E42];[.C42])" office:value-type="float" office:value="-0.393126268423371" calcext:value-type="float">
            <text:p>-0.39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3</text:p>
          </table:table-cell>
          <table:table-cell office:value-type="float" office:value="76160.31" calcext:value-type="float">
            <text:p>76160.31</text:p>
          </table:table-cell>
          <table:table-cell office:value-type="float" office:value="76865.16" calcext:value-type="float">
            <text:p>76865.16</text:p>
          </table:table-cell>
          <table:table-cell office:value-type="float" office:value="75538.5" calcext:value-type="float">
            <text:p>75538.50</text:p>
          </table:table-cell>
          <table:table-cell office:value-type="float" office:value="75730.28" calcext:value-type="float">
            <text:p>75730.28</text:p>
          </table:table-cell>
          <table:table-cell office:value-type="float" office:value="75227.52" calcext:value-type="float">
            <text:p>75227.52</text:p>
          </table:table-cell>
          <table:table-cell office:value-type="float" office:value="75484.83" calcext:value-type="float">
            <text:p>75484.83</text:p>
          </table:table-cell>
          <table:table-cell table:number-columns-repeated="2" office:value-type="float" office:value="75227.52" calcext:value-type="float">
            <text:p>75227.52</text:p>
          </table:table-cell>
          <table:table-cell table:formula="of:=100*([.H43]-MIN([.F43];[.D43];[.B43]))/MIN([.F43];[.D43];[.B43])" office:value-type="float" office:value="0" calcext:value-type="float">
            <text:p>0.00</text:p>
          </table:table-cell>
          <table:table-cell table:formula="of:=100*([.I43]-MIN([.G43];[.E43];[.C43]))/MIN([.G43];[.E43];[.C43])" office:value-type="float" office:value="-0.340876438351915" calcext:value-type="float">
            <text:p>-0.34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4</text:p>
          </table:table-cell>
          <table:table-cell office:value-type="float" office:value="70925.8" calcext:value-type="float">
            <text:p>70925.80</text:p>
          </table:table-cell>
          <table:table-cell office:value-type="float" office:value="71512.5" calcext:value-type="float">
            <text:p>71512.50</text:p>
          </table:table-cell>
          <table:table-cell office:value-type="float" office:value="71024.66" calcext:value-type="float">
            <text:p>71024.66</text:p>
          </table:table-cell>
          <table:table-cell office:value-type="float" office:value="71457.54" calcext:value-type="float">
            <text:p>71457.54</text:p>
          </table:table-cell>
          <table:table-cell office:value-type="float" office:value="70839.08" calcext:value-type="float">
            <text:p>70839.08</text:p>
          </table:table-cell>
          <table:table-cell office:value-type="float" office:value="71144.69" calcext:value-type="float">
            <text:p>71144.69</text:p>
          </table:table-cell>
          <table:table-cell table:number-columns-repeated="2" office:value-type="float" office:value="70815.95" calcext:value-type="float">
            <text:p>70815.95</text:p>
          </table:table-cell>
          <table:table-cell table:formula="of:=100*([.H44]-MIN([.F44];[.D44];[.B44]))/MIN([.F44];[.D44];[.B44])" office:value-type="float" office:value="-0.0326514686526204" calcext:value-type="float">
            <text:p>-0.03</text:p>
          </table:table-cell>
          <table:table-cell table:formula="of:=100*([.I44]-MIN([.G44];[.E44];[.C44]))/MIN([.G44];[.E44];[.C44])" office:value-type="float" office:value="-0.462072432953191" calcext:value-type="float">
            <text:p>-0.4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5</text:p>
          </table:table-cell>
          <table:table-cell office:value-type="float" office:value="77635.44" calcext:value-type="float">
            <text:p>77635.44</text:p>
          </table:table-cell>
          <table:table-cell office:value-type="float" office:value="78430.26" calcext:value-type="float">
            <text:p>78430.26</text:p>
          </table:table-cell>
          <table:table-cell office:value-type="float" office:value="77547.66" calcext:value-type="float">
            <text:p>77547.66</text:p>
          </table:table-cell>
          <table:table-cell office:value-type="float" office:value="78470.64" calcext:value-type="float">
            <text:p>78470.64</text:p>
          </table:table-cell>
          <table:table-cell office:value-type="float" office:value="77547.66" calcext:value-type="float">
            <text:p>77547.66</text:p>
          </table:table-cell>
          <table:table-cell office:value-type="float" office:value="78200.59" calcext:value-type="float">
            <text:p>78200.59</text:p>
          </table:table-cell>
          <table:table-cell table:number-columns-repeated="2" office:value-type="float" office:value="77547.66" calcext:value-type="float">
            <text:p>77547.66</text:p>
          </table:table-cell>
          <table:table-cell table:formula="of:=100*([.H45]-MIN([.F45];[.D45];[.B45]))/MIN([.F45];[.D45];[.B45])" office:value-type="float" office:value="0" calcext:value-type="float">
            <text:p>0.00</text:p>
          </table:table-cell>
          <table:table-cell table:formula="of:=100*([.I45]-MIN([.G45];[.E45];[.C45]))/MIN([.G45];[.E45];[.C45])" office:value-type="float" office:value="-0.834942549666176" calcext:value-type="float">
            <text:p>-0.8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6</text:p>
          </table:table-cell>
          <table:table-cell office:value-type="float" office:value="70647.29" calcext:value-type="float">
            <text:p>70647.29</text:p>
          </table:table-cell>
          <table:table-cell office:value-type="float" office:value="70914.72" calcext:value-type="float">
            <text:p>70914.72</text:p>
          </table:table-cell>
          <table:table-cell office:value-type="float" office:value="70330.98" calcext:value-type="float">
            <text:p>70330.98</text:p>
          </table:table-cell>
          <table:table-cell office:value-type="float" office:value="70768.57" calcext:value-type="float">
            <text:p>70768.57</text:p>
          </table:table-cell>
          <table:table-cell office:value-type="float" office:value="70330.98" calcext:value-type="float">
            <text:p>70330.98</text:p>
          </table:table-cell>
          <table:table-cell office:value-type="float" office:value="70433.05" calcext:value-type="float">
            <text:p>70433.05</text:p>
          </table:table-cell>
          <table:table-cell table:number-columns-repeated="2" office:value-type="float" office:value="70330.98" calcext:value-type="float">
            <text:p>70330.98</text:p>
          </table:table-cell>
          <table:table-cell table:formula="of:=100*([.H46]-MIN([.F46];[.D46];[.B46]))/MIN([.F46];[.D46];[.B46])" office:value-type="float" office:value="0" calcext:value-type="float">
            <text:p>0.00</text:p>
          </table:table-cell>
          <table:table-cell table:formula="of:=100*([.I46]-MIN([.G46];[.E46];[.C46]))/MIN([.G46];[.E46];[.C46])" office:value-type="float" office:value="-0.144917762328917" calcext:value-type="float">
            <text:p>-0.14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7</text:p>
          </table:table-cell>
          <table:table-cell office:value-type="float" office:value="82487.4" calcext:value-type="float">
            <text:p>82487.40</text:p>
          </table:table-cell>
          <table:table-cell office:value-type="float" office:value="83233.91" calcext:value-type="float">
            <text:p>83233.91</text:p>
          </table:table-cell>
          <table:table-cell office:value-type="float" office:value="82261.81" calcext:value-type="float">
            <text:p>82261.81</text:p>
          </table:table-cell>
          <table:table-cell office:value-type="float" office:value="82618.31" calcext:value-type="float">
            <text:p>82618.31</text:p>
          </table:table-cell>
          <table:table-cell office:value-type="float" office:value="82261.81" calcext:value-type="float">
            <text:p>82261.81</text:p>
          </table:table-cell>
          <table:table-cell office:value-type="float" office:value="82284.38" calcext:value-type="float">
            <text:p>82284.38</text:p>
          </table:table-cell>
          <table:table-cell table:number-columns-repeated="2" office:value-type="float" office:value="82261.81" calcext:value-type="float">
            <text:p>82261.81</text:p>
          </table:table-cell>
          <table:table-cell table:formula="of:=100*([.H47]-MIN([.F47];[.D47];[.B47]))/MIN([.F47];[.D47];[.B47])" office:value-type="float" office:value="0" calcext:value-type="float">
            <text:p>0.00</text:p>
          </table:table-cell>
          <table:table-cell table:formula="of:=100*([.I47]-MIN([.G47];[.E47];[.C47]))/MIN([.G47];[.E47];[.C47])" office:value-type="float" office:value="-0.0274292642175915" calcext:value-type="float">
            <text:p>-0.0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8</text:p>
          </table:table-cell>
          <table:table-cell office:value-type="float" office:value="76728.96" calcext:value-type="float">
            <text:p>76728.96</text:p>
          </table:table-cell>
          <table:table-cell office:value-type="float" office:value="77354.84" calcext:value-type="float">
            <text:p>77354.84</text:p>
          </table:table-cell>
          <table:table-cell office:value-type="float" office:value="76927.81" calcext:value-type="float">
            <text:p>76927.81</text:p>
          </table:table-cell>
          <table:table-cell office:value-type="float" office:value="77468.5" calcext:value-type="float">
            <text:p>77468.50</text:p>
          </table:table-cell>
          <table:table-cell office:value-type="float" office:value="76642.32" calcext:value-type="float">
            <text:p>76642.32</text:p>
          </table:table-cell>
          <table:table-cell office:value-type="float" office:value="76819.63" calcext:value-type="float">
            <text:p>76819.63</text:p>
          </table:table-cell>
          <table:table-cell table:number-columns-repeated="2" office:value-type="float" office:value="76642.32" calcext:value-type="float">
            <text:p>76642.32</text:p>
          </table:table-cell>
          <table:table-cell table:formula="of:=100*([.H48]-MIN([.F48];[.D48];[.B48]))/MIN([.F48];[.D48];[.B48])" office:value-type="float" office:value="0" calcext:value-type="float">
            <text:p>0.00</text:p>
          </table:table-cell>
          <table:table-cell table:formula="of:=100*([.I48]-MIN([.G48];[.E48];[.C48]))/MIN([.G48];[.E48];[.C48])" office:value-type="float" office:value="-0.230813400168678" calcext:value-type="float">
            <text:p>-0.2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9</text:p>
          </table:table-cell>
          <table:table-cell office:value-type="float" office:value="72515.97" calcext:value-type="float">
            <text:p>72515.97</text:p>
          </table:table-cell>
          <table:table-cell office:value-type="float" office:value="73263.71" calcext:value-type="float">
            <text:p>73263.71</text:p>
          </table:table-cell>
          <table:table-cell office:value-type="float" office:value="72488.83" calcext:value-type="float">
            <text:p>72488.83</text:p>
          </table:table-cell>
          <table:table-cell office:value-type="float" office:value="72877.33" calcext:value-type="float">
            <text:p>72877.33</text:p>
          </table:table-cell>
          <table:table-cell office:value-type="float" office:value="72433.4" calcext:value-type="float">
            <text:p>72433.40</text:p>
          </table:table-cell>
          <table:table-cell office:value-type="float" office:value="72788.33" calcext:value-type="float">
            <text:p>72788.33</text:p>
          </table:table-cell>
          <table:table-cell table:number-columns-repeated="2" office:value-type="float" office:value="72433.4" calcext:value-type="float">
            <text:p>72433.40</text:p>
          </table:table-cell>
          <table:table-cell table:formula="of:=100*([.H49]-MIN([.F49];[.D49];[.B49]))/MIN([.F49];[.D49];[.B49])" office:value-type="float" office:value="0" calcext:value-type="float">
            <text:p>0.00</text:p>
          </table:table-cell>
          <table:table-cell table:formula="of:=100*([.I49]-MIN([.G49];[.E49];[.C49]))/MIN([.G49];[.E49];[.C49])" office:value-type="float" office:value="-0.487619375248763" calcext:value-type="float">
            <text:p>-0.49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100/10–10</text:p>
          </table:table-cell>
          <table:table-cell office:value-type="float" office:value="75105.01" calcext:value-type="float">
            <text:p>75105.01</text:p>
          </table:table-cell>
          <table:table-cell office:value-type="float" office:value="75864.19" calcext:value-type="float">
            <text:p>75864.19</text:p>
          </table:table-cell>
          <table:table-cell office:value-type="float" office:value="74891.56" calcext:value-type="float">
            <text:p>74891.56</text:p>
          </table:table-cell>
          <table:table-cell office:value-type="float" office:value="75252.3" calcext:value-type="float">
            <text:p>75252.30</text:p>
          </table:table-cell>
          <table:table-cell office:value-type="float" office:value="74868.8" calcext:value-type="float">
            <text:p>74868.80</text:p>
          </table:table-cell>
          <table:table-cell office:value-type="float" office:value="74910.36" calcext:value-type="float">
            <text:p>74910.36</text:p>
          </table:table-cell>
          <table:table-cell table:number-columns-repeated="2" office:value-type="float" office:value="74868.8" calcext:value-type="float">
            <text:p>74868.80</text:p>
          </table:table-cell>
          <table:table-cell table:formula="of:=100*([.H50]-MIN([.F50];[.D50];[.B50]))/MIN([.F50];[.D50];[.B50])" office:value-type="float" office:value="0" calcext:value-type="float">
            <text:p>0.00</text:p>
          </table:table-cell>
          <table:table-cell table:formula="of:=100*([.I50]-MIN([.G50];[.E50];[.C50]))/MIN([.G50];[.E50];[.C50])" office:value-type="float" office:value="-0.0554796426021683" calcext:value-type="float">
            <text:p>-0.0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41:.B50])" office:value-type="float" office:value="75637.667" calcext:value-type="float">
            <text:p>75637.67</text:p>
          </table:table-cell>
          <table:table-cell table:style-name="ce15" table:formula="of:=AVERAGE([.C41:.C50])" office:value-type="float" office:value="76305.999" calcext:value-type="float">
            <text:p>76306.00</text:p>
          </table:table-cell>
          <table:table-cell table:style-name="ce15" table:formula="of:=AVERAGE([.D41:.D50])" office:value-type="float" office:value="75468.427" calcext:value-type="float">
            <text:p>75468.43</text:p>
          </table:table-cell>
          <table:table-cell table:style-name="ce15" table:formula="of:=AVERAGE([.E41:.E50])" office:value-type="float" office:value="75956.032" calcext:value-type="float">
            <text:p>75956.03</text:p>
          </table:table-cell>
          <table:table-cell table:style-name="ce15" table:formula="of:=AVERAGE([.F41:.F50])" office:value-type="float" office:value="75375.715" calcext:value-type="float">
            <text:p>75375.72</text:p>
          </table:table-cell>
          <table:table-cell table:style-name="ce15" table:formula="of:=AVERAGE([.G41:.G50])" office:value-type="float" office:value="75597.202" calcext:value-type="float">
            <text:p>75597.20</text:p>
          </table:table-cell>
          <table:table-cell table:style-name="ce15" table:formula="of:=AVERAGE([.H41:.H50])" office:value-type="float" office:value="75373.402" calcext:value-type="float">
            <text:p>75373.40</text:p>
          </table:table-cell>
          <table:table-cell table:style-name="ce15" table:formula="of:=AVERAGE([.I41:.I50])" office:value-type="float" office:value="75373.402" calcext:value-type="float">
            <text:p>75373.40</text:p>
          </table:table-cell>
          <table:table-cell table:style-name="ce15" table:formula="of:=100*([.H51]-MIN([.F51];[.D51];[.B51]))/MIN([.F51];[.D51];[.B51])" office:value-type="float" office:value="-0.00306862760772378" calcext:value-type="float">
            <text:p>0.00</text:p>
          </table:table-cell>
          <table:table-cell table:style-name="ce15" table:formula="of:=100*([.I51]-MIN([.G51];[.E51];[.C51]))/MIN([.G51];[.E51];[.C51])" office:value-type="float" office:value="-0.296042702744459" calcext:value-type="float">
            <text:p>-0.3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15" office:value-type="string" calcext:value-type="string">
            <text:p>Ribeiro (7200s timelimit)</text:p>
          </table:table-cell>
          <table:table-cell table:style-name="ce15" table:number-columns-repeated="5"/>
          <table:table-cell table:style-name="ce22" office:value-type="string" calcext:value-type="string" table:number-columns-spanned="2" table:number-rows-spanned="1">
            <text:p>This work (1800s timelimit)</text:p>
          </table:table-cell>
          <table:covered-table-cell/>
          <table:table-cell table:number-columns-repeated="6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C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ALNS</text:p>
          </table:table-cell>
          <table:covered-table-cell table:style-name="ce15"/>
          <table:table-cell table:style-name="ce22" office:value-type="string" calcext:value-type="string" table:number-columns-spanned="2" table:number-rows-spanned="1">
            <text:p>ILS</text:p>
          </table:table-cell>
          <table:covered-table-cell table:style-name="ce15"/>
          <table:table-cell table:style-name="ce15" table:number-columns-repeated="2"/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Best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GapBest</text:p>
          </table:table-cell>
          <table:table-cell table:style-name="ce15" office:value-type="string" calcext:value-type="string">
            <text:p>GapAvg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1</text:p>
          </table:table-cell>
          <table:table-cell office:value-type="float" office:value="1788318.75" calcext:value-type="float">
            <text:p>1788318.75</text:p>
          </table:table-cell>
          <table:table-cell office:value-type="float" office:value="1807569.37" calcext:value-type="float">
            <text:p>1807569.37</text:p>
          </table:table-cell>
          <table:table-cell office:value-type="float" office:value="1746744.06" calcext:value-type="float">
            <text:p>1746744.06</text:p>
          </table:table-cell>
          <table:table-cell office:value-type="float" office:value="1771806.34" calcext:value-type="float">
            <text:p>1771806.34</text:p>
          </table:table-cell>
          <table:table-cell office:value-type="float" office:value="1717773.25" calcext:value-type="float">
            <text:p>1717773.25</text:p>
          </table:table-cell>
          <table:table-cell office:value-type="float" office:value="1738287.16" calcext:value-type="float">
            <text:p>1738287.16</text:p>
          </table:table-cell>
          <table:table-cell office:value-type="float" office:value="1707261.67" calcext:value-type="float">
            <text:p>1707261.67</text:p>
          </table:table-cell>
          <table:table-cell office:value-type="float" office:value="1716674.956" calcext:value-type="float">
            <text:p>1716674.96</text:p>
          </table:table-cell>
          <table:table-cell table:formula="of:=100*([.H55]-MIN([.F55];[.D55];[.B55]))/MIN([.F55];[.D55];[.B55])" office:value-type="float" office:value="-0.611930590955475" calcext:value-type="float">
            <text:p>-0.61</text:p>
          </table:table-cell>
          <table:table-cell table:formula="of:=100*([.I55]-MIN([.G55];[.E55];[.C55]))/MIN([.G55];[.E55];[.C55])" office:value-type="float" office:value="-1.24330458725818" calcext:value-type="float">
            <text:p>-1.24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2</text:p>
          </table:table-cell>
          <table:table-cell office:value-type="float" office:value="1736967.3" calcext:value-type="float">
            <text:p>1736967.30</text:p>
          </table:table-cell>
          <table:table-cell office:value-type="float" office:value="1771071.92" calcext:value-type="float">
            <text:p>1771071.92</text:p>
          </table:table-cell>
          <table:table-cell office:value-type="float" office:value="1692270.48" calcext:value-type="float">
            <text:p>1692270.48</text:p>
          </table:table-cell>
          <table:table-cell office:value-type="float" office:value="1709409.86" calcext:value-type="float">
            <text:p>1709409.86</text:p>
          </table:table-cell>
          <table:table-cell office:value-type="float" office:value="1679938.72" calcext:value-type="float">
            <text:p>1679938.72</text:p>
          </table:table-cell>
          <table:table-cell office:value-type="float" office:value="1698992.17" calcext:value-type="float">
            <text:p>1698992.17</text:p>
          </table:table-cell>
          <table:table-cell office:value-type="float" office:value="1651598.97" calcext:value-type="float">
            <text:p>1651598.97</text:p>
          </table:table-cell>
          <table:table-cell office:value-type="float" office:value="1671354.982" calcext:value-type="float">
            <text:p>1671354.98</text:p>
          </table:table-cell>
          <table:table-cell table:formula="of:=100*([.H56]-MIN([.F56];[.D56];[.B56]))/MIN([.F56];[.D56];[.B56])" office:value-type="float" office:value="-1.6869514145135" calcext:value-type="float">
            <text:p>-1.69</text:p>
          </table:table-cell>
          <table:table-cell table:formula="of:=100*([.I56]-MIN([.G56];[.E56];[.C56]))/MIN([.G56];[.E56];[.C56])" office:value-type="float" office:value="-1.62668130483496" calcext:value-type="float">
            <text:p>-1.6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3</text:p>
          </table:table-cell>
          <table:table-cell office:value-type="float" office:value="1774514.14" calcext:value-type="float">
            <text:p>1774514.14</text:p>
          </table:table-cell>
          <table:table-cell office:value-type="float" office:value="1785148.47" calcext:value-type="float">
            <text:p>1785148.47</text:p>
          </table:table-cell>
          <table:table-cell office:value-type="float" office:value="1739351.73" calcext:value-type="float">
            <text:p>1739351.73</text:p>
          </table:table-cell>
          <table:table-cell office:value-type="float" office:value="1757175.22" calcext:value-type="float">
            <text:p>1757175.22</text:p>
          </table:table-cell>
          <table:table-cell office:value-type="float" office:value="1717592.06" calcext:value-type="float">
            <text:p>1717592.06</text:p>
          </table:table-cell>
          <table:table-cell office:value-type="float" office:value="1737060.87" calcext:value-type="float">
            <text:p>1737060.87</text:p>
          </table:table-cell>
          <table:table-cell office:value-type="float" office:value="1693290.77" calcext:value-type="float">
            <text:p>1693290.77</text:p>
          </table:table-cell>
          <table:table-cell office:value-type="float" office:value="1711870.593" calcext:value-type="float">
            <text:p>1711870.59</text:p>
          </table:table-cell>
          <table:table-cell table:formula="of:=100*([.H57]-MIN([.F57];[.D57];[.B57]))/MIN([.F57];[.D57];[.B57])" office:value-type="float" office:value="-1.41484643332597" calcext:value-type="float">
            <text:p>-1.41</text:p>
          </table:table-cell>
          <table:table-cell table:formula="of:=100*([.I57]-MIN([.G57];[.E57];[.C57]))/MIN([.G57];[.E57];[.C57])" office:value-type="float" office:value="-1.45016662542171" calcext:value-type="float">
            <text:p>-1.45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4</text:p>
          </table:table-cell>
          <table:table-cell office:value-type="float" office:value="1827894.08" calcext:value-type="float">
            <text:p>1827894.08</text:p>
          </table:table-cell>
          <table:table-cell office:value-type="float" office:value="1847832.75" calcext:value-type="float">
            <text:p>1847832.75</text:p>
          </table:table-cell>
          <table:table-cell office:value-type="float" office:value="1772737.75" calcext:value-type="float">
            <text:p>1772737.75</text:p>
          </table:table-cell>
          <table:table-cell office:value-type="float" office:value="1793148.99" calcext:value-type="float">
            <text:p>1793148.99</text:p>
          </table:table-cell>
          <table:table-cell office:value-type="float" office:value="1762963.29" calcext:value-type="float">
            <text:p>1762963.29</text:p>
          </table:table-cell>
          <table:table-cell office:value-type="float" office:value="1781777.39" calcext:value-type="float">
            <text:p>1781777.39</text:p>
          </table:table-cell>
          <table:table-cell office:value-type="float" office:value="1739679.56" calcext:value-type="float">
            <text:p>1739679.56</text:p>
          </table:table-cell>
          <table:table-cell office:value-type="float" office:value="1758108.432" calcext:value-type="float">
            <text:p>1758108.43</text:p>
          </table:table-cell>
          <table:table-cell table:formula="of:=100*([.H58]-MIN([.F58];[.D58];[.B58]))/MIN([.F58];[.D58];[.B58])" office:value-type="float" office:value="-1.32071553231264" calcext:value-type="float">
            <text:p>-1.32</text:p>
          </table:table-cell>
          <table:table-cell table:formula="of:=100*([.I58]-MIN([.G58];[.E58];[.C58]))/MIN([.G58];[.E58];[.C58])" office:value-type="float" office:value="-1.32839029908219" calcext:value-type="float">
            <text:p>-1.33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5</text:p>
          </table:table-cell>
          <table:table-cell office:value-type="float" office:value="1803351.12" calcext:value-type="float">
            <text:p>1803351.12</text:p>
          </table:table-cell>
          <table:table-cell office:value-type="float" office:value="1823863.35" calcext:value-type="float">
            <text:p>1823863.35</text:p>
          </table:table-cell>
          <table:table-cell office:value-type="float" office:value="1769305.26" calcext:value-type="float">
            <text:p>1769305.26</text:p>
          </table:table-cell>
          <table:table-cell office:value-type="float" office:value="1791690.15" calcext:value-type="float">
            <text:p>1791690.15</text:p>
          </table:table-cell>
          <table:table-cell office:value-type="float" office:value="1738829.49" calcext:value-type="float">
            <text:p>1738829.49</text:p>
          </table:table-cell>
          <table:table-cell office:value-type="float" office:value="1757013.68" calcext:value-type="float">
            <text:p>1757013.68</text:p>
          </table:table-cell>
          <table:table-cell office:value-type="float" office:value="1726879.26" calcext:value-type="float">
            <text:p>1726879.26</text:p>
          </table:table-cell>
          <table:table-cell office:value-type="float" office:value="1737718.854" calcext:value-type="float">
            <text:p>1737718.85</text:p>
          </table:table-cell>
          <table:table-cell table:formula="of:=100*([.H59]-MIN([.F59];[.D59];[.B59]))/MIN([.F59];[.D59];[.B59])" office:value-type="float" office:value="-0.687257150210857" calcext:value-type="float">
            <text:p>-0.69</text:p>
          </table:table-cell>
          <table:table-cell table:formula="of:=100*([.I59]-MIN([.G59];[.E59];[.C59]))/MIN([.G59];[.E59];[.C59])" office:value-type="float" office:value="-1.09816026019785" calcext:value-type="float">
            <text:p>-1.10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6</text:p>
          </table:table-cell>
          <table:table-cell office:value-type="float" office:value="1708505.61" calcext:value-type="float">
            <text:p>1708505.61</text:p>
          </table:table-cell>
          <table:table-cell office:value-type="float" office:value="1723329.31" calcext:value-type="float">
            <text:p>1723329.31</text:p>
          </table:table-cell>
          <table:table-cell office:value-type="float" office:value="1685117.91" calcext:value-type="float">
            <text:p>1685117.91</text:p>
          </table:table-cell>
          <table:table-cell office:value-type="float" office:value="1696332.21" calcext:value-type="float">
            <text:p>1696332.21</text:p>
          </table:table-cell>
          <table:table-cell office:value-type="float" office:value="1655005.5" calcext:value-type="float">
            <text:p>1655005.50</text:p>
          </table:table-cell>
          <table:table-cell office:value-type="float" office:value="1674112.35" calcext:value-type="float">
            <text:p>1674112.35</text:p>
          </table:table-cell>
          <table:table-cell office:value-type="float" office:value="1642637.76" calcext:value-type="float">
            <text:p>1642637.76</text:p>
          </table:table-cell>
          <table:table-cell office:value-type="float" office:value="1661716.232" calcext:value-type="float">
            <text:p>1661716.23</text:p>
          </table:table-cell>
          <table:table-cell table:formula="of:=100*([.H60]-MIN([.F60];[.D60];[.B60]))/MIN([.F60];[.D60];[.B60])" office:value-type="float" office:value="-0.747292984826938" calcext:value-type="float">
            <text:p>-0.75</text:p>
          </table:table-cell>
          <table:table-cell table:formula="of:=100*([.I60]-MIN([.G60];[.E60];[.C60]))/MIN([.G60];[.E60];[.C60])" office:value-type="float" office:value="-0.740459145409208" calcext:value-type="float">
            <text:p>-0.74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7</text:p>
          </table:table-cell>
          <table:table-cell office:value-type="float" office:value="1777556.59" calcext:value-type="float">
            <text:p>1777556.59</text:p>
          </table:table-cell>
          <table:table-cell office:value-type="float" office:value="1803114.91" calcext:value-type="float">
            <text:p>1803114.91</text:p>
          </table:table-cell>
          <table:table-cell office:value-type="float" office:value="1759921.91" calcext:value-type="float">
            <text:p>1759921.91</text:p>
          </table:table-cell>
          <table:table-cell office:value-type="float" office:value="1768316.12" calcext:value-type="float">
            <text:p>1768316.12</text:p>
          </table:table-cell>
          <table:table-cell office:value-type="float" office:value="1725762.73" calcext:value-type="float">
            <text:p>1725762.73</text:p>
          </table:table-cell>
          <table:table-cell office:value-type="float" office:value="1740087.02" calcext:value-type="float">
            <text:p>1740087.02</text:p>
          </table:table-cell>
          <table:table-cell office:value-type="float" office:value="1700598.63" calcext:value-type="float">
            <text:p>1700598.63</text:p>
          </table:table-cell>
          <table:table-cell office:value-type="float" office:value="1719708.774" calcext:value-type="float">
            <text:p>1719708.77</text:p>
          </table:table-cell>
          <table:table-cell table:formula="of:=100*([.H61]-MIN([.F61];[.D61];[.B61]))/MIN([.F61];[.D61];[.B61])" office:value-type="float" office:value="-1.45814366961095" calcext:value-type="float">
            <text:p>-1.46</text:p>
          </table:table-cell>
          <table:table-cell table:formula="of:=100*([.I61]-MIN([.G61];[.E61];[.C61]))/MIN([.G61];[.E61];[.C61])" office:value-type="float" office:value="-1.17110499450769" calcext:value-type="float">
            <text:p>-1.17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8</text:p>
          </table:table-cell>
          <table:table-cell office:value-type="float" office:value="1756629.76" calcext:value-type="float">
            <text:p>1756629.76</text:p>
          </table:table-cell>
          <table:table-cell office:value-type="float" office:value="1792085.55" calcext:value-type="float">
            <text:p>1792085.55</text:p>
          </table:table-cell>
          <table:table-cell office:value-type="float" office:value="1722318.81" calcext:value-type="float">
            <text:p>1722318.81</text:p>
          </table:table-cell>
          <table:table-cell office:value-type="float" office:value="1736616.89" calcext:value-type="float">
            <text:p>1736616.89</text:p>
          </table:table-cell>
          <table:table-cell office:value-type="float" office:value="1719784.75" calcext:value-type="float">
            <text:p>1719784.75</text:p>
          </table:table-cell>
          <table:table-cell office:value-type="float" office:value="1730489.35" calcext:value-type="float">
            <text:p>1730489.35</text:p>
          </table:table-cell>
          <table:table-cell office:value-type="float" office:value="1692662.38" calcext:value-type="float">
            <text:p>1692662.38</text:p>
          </table:table-cell>
          <table:table-cell office:value-type="float" office:value="1701685.073" calcext:value-type="float">
            <text:p>1701685.07</text:p>
          </table:table-cell>
          <table:table-cell table:formula="of:=100*([.H62]-MIN([.F62];[.D62];[.B62]))/MIN([.F62];[.D62];[.B62])" office:value-type="float" office:value="-1.57707934088845" calcext:value-type="float">
            <text:p>-1.58</text:p>
          </table:table-cell>
          <table:table-cell table:formula="of:=100*([.I62]-MIN([.G62];[.E62];[.C62]))/MIN([.G62];[.E62];[.C62])" office:value-type="float" office:value="-1.66451628263416" calcext:value-type="float">
            <text:p>-1.66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9</text:p>
          </table:table-cell>
          <table:table-cell office:value-type="float" office:value="1788994.97" calcext:value-type="float">
            <text:p>1788994.97</text:p>
          </table:table-cell>
          <table:table-cell office:value-type="float" office:value="1812745.86" calcext:value-type="float">
            <text:p>1812745.86</text:p>
          </table:table-cell>
          <table:table-cell office:value-type="float" office:value="1775926.03" calcext:value-type="float">
            <text:p>1775926.03</text:p>
          </table:table-cell>
          <table:table-cell office:value-type="float" office:value="1787367.08" calcext:value-type="float">
            <text:p>1787367.08</text:p>
          </table:table-cell>
          <table:table-cell office:value-type="float" office:value="1732897.88" calcext:value-type="float">
            <text:p>1732897.88</text:p>
          </table:table-cell>
          <table:table-cell office:value-type="float" office:value="1776473.37" calcext:value-type="float">
            <text:p>1776473.37</text:p>
          </table:table-cell>
          <table:table-cell office:value-type="float" office:value="1718295.89" calcext:value-type="float">
            <text:p>1718295.89</text:p>
          </table:table-cell>
          <table:table-cell office:value-type="float" office:value="1732199.273" calcext:value-type="float">
            <text:p>1732199.27</text:p>
          </table:table-cell>
          <table:table-cell table:formula="of:=100*([.H63]-MIN([.F63];[.D63];[.B63]))/MIN([.F63];[.D63];[.B63])" office:value-type="float" office:value="-0.842634189153719" calcext:value-type="float">
            <text:p>-0.84</text:p>
          </table:table-cell>
          <table:table-cell table:formula="of:=100*([.I63]-MIN([.G63];[.E63];[.C63]))/MIN([.G63];[.E63];[.C63])" office:value-type="float" office:value="-2.4922465907834" calcext:value-type="float">
            <text:p>-2.49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5–10</text:p>
          </table:table-cell>
          <table:table-cell office:value-type="float" office:value="1795375.84" calcext:value-type="float">
            <text:p>1795375.84</text:p>
          </table:table-cell>
          <table:table-cell office:value-type="float" office:value="1826407.18" calcext:value-type="float">
            <text:p>1826407.18</text:p>
          </table:table-cell>
          <table:table-cell office:value-type="float" office:value="1775089.29" calcext:value-type="float">
            <text:p>1775089.29</text:p>
          </table:table-cell>
          <table:table-cell office:value-type="float" office:value="1797188.28" calcext:value-type="float">
            <text:p>1797188.28</text:p>
          </table:table-cell>
          <table:table-cell office:value-type="float" office:value="1761643.26" calcext:value-type="float">
            <text:p>1761643.26</text:p>
          </table:table-cell>
          <table:table-cell office:value-type="float" office:value="1785499.36" calcext:value-type="float">
            <text:p>1785499.36</text:p>
          </table:table-cell>
          <table:table-cell office:value-type="float" office:value="1740304.58" calcext:value-type="float">
            <text:p>1740304.58</text:p>
          </table:table-cell>
          <table:table-cell office:value-type="float" office:value="1757036.041" calcext:value-type="float">
            <text:p>1757036.04</text:p>
          </table:table-cell>
          <table:table-cell table:formula="of:=100*([.H64]-MIN([.F64];[.D64];[.B64]))/MIN([.F64];[.D64];[.B64])" office:value-type="float" office:value="-1.21129405053325" calcext:value-type="float">
            <text:p>-1.21</text:p>
          </table:table-cell>
          <table:table-cell table:formula="of:=100*([.I64]-MIN([.G64];[.E64];[.C64]))/MIN([.G64];[.E64];[.C64])" office:value-type="float" office:value="-1.59413773186679" calcext:value-type="float">
            <text:p>-1.59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55:.B64])" office:value-type="float" office:value="1775810.816" calcext:value-type="float">
            <text:p>1775810.82</text:p>
          </table:table-cell>
          <table:table-cell table:style-name="ce15" table:formula="of:=AVERAGE([.C55:.C64])" office:value-type="float" office:value="1799316.867" calcext:value-type="float">
            <text:p>1799316.87</text:p>
          </table:table-cell>
          <table:table-cell table:style-name="ce15" table:formula="of:=AVERAGE([.D55:.D64])" office:value-type="float" office:value="1743878.323" calcext:value-type="float">
            <text:p>1743878.32</text:p>
          </table:table-cell>
          <table:table-cell table:style-name="ce15" table:formula="of:=AVERAGE([.E55:.E64])" office:value-type="float" office:value="1760905.114" calcext:value-type="float">
            <text:p>1760905.11</text:p>
          </table:table-cell>
          <table:table-cell table:style-name="ce15" table:formula="of:=AVERAGE([.F55:.F64])" office:value-type="float" office:value="1721219.093" calcext:value-type="float">
            <text:p>1721219.09</text:p>
          </table:table-cell>
          <table:table-cell table:style-name="ce15" table:formula="of:=AVERAGE([.G55:.G64])" office:value-type="float" office:value="1741979.272" calcext:value-type="float">
            <text:p>1741979.27</text:p>
          </table:table-cell>
          <table:table-cell table:style-name="ce15" table:formula="of:=AVERAGE([.H55:.H64])" office:value-type="float" office:value="1701320.947" calcext:value-type="float">
            <text:p>1701320.95</text:p>
          </table:table-cell>
          <table:table-cell table:style-name="ce15" table:formula="of:=AVERAGE([.I55:.I64])" office:value-type="float" office:value="1716807.321" calcext:value-type="float">
            <text:p>1716807.32</text:p>
          </table:table-cell>
          <table:table-cell table:style-name="ce15" table:formula="of:=100*([.H65]-MIN([.F65];[.D65];[.B65]))/MIN([.F65];[.D65];[.B65])" office:value-type="float" office:value="-1.15604957445124" calcext:value-type="float">
            <text:p>-1.16</text:p>
          </table:table-cell>
          <table:table-cell table:style-name="ce15" table:formula="of:=100*([.I65]-MIN([.G65];[.E65];[.C65]))/MIN([.G65];[.E65];[.C65])" office:value-type="float" office:value="-1.44502012191566" calcext:value-type="float">
            <text:p>-1.45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10–1</text:p>
          </table:table-cell>
          <table:table-cell office:value-type="float" office:value="922408.83" calcext:value-type="float">
            <text:p>922408.83</text:p>
          </table:table-cell>
          <table:table-cell office:value-type="float" office:value="933890.85" calcext:value-type="float">
            <text:p>933890.85</text:p>
          </table:table-cell>
          <table:table-cell office:value-type="float" office:value="926963.87" calcext:value-type="float">
            <text:p>926963.87</text:p>
          </table:table-cell>
          <table:table-cell office:value-type="float" office:value="931956.86" calcext:value-type="float">
            <text:p>931956.86</text:p>
          </table:table-cell>
          <table:table-cell office:value-type="float" office:value="903293.37" calcext:value-type="float">
            <text:p>903293.37</text:p>
          </table:table-cell>
          <table:table-cell office:value-type="float" office:value="913586.75" calcext:value-type="float">
            <text:p>913586.75</text:p>
          </table:table-cell>
          <table:table-cell office:value-type="float" office:value="887937.21" calcext:value-type="float">
            <text:p>887937.21</text:p>
          </table:table-cell>
          <table:table-cell office:value-type="float" office:value="891461.613" calcext:value-type="float">
            <text:p>891461.61</text:p>
          </table:table-cell>
          <table:table-cell table:formula="of:=100*([.H66]-MIN([.F66];[.D66];[.B66]))/MIN([.F66];[.D66];[.B66])" office:value-type="float" office:value="-1.70001912003406" calcext:value-type="float">
            <text:p>-1.70</text:p>
          </table:table-cell>
          <table:table-cell table:formula="of:=100*([.I66]-MIN([.G66];[.E66];[.C66]))/MIN([.G66];[.E66];[.C66])" office:value-type="float" office:value="-2.4217882976083" calcext:value-type="float">
            <text:p>-2.42</text:p>
          </table:table-cell>
          <table:table-cell table:number-columns-repeated="4"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500/10–2</text:p>
          </table:table-cell>
          <table:table-cell office:value-type="float" office:value="909522.44" calcext:value-type="float">
            <text:p>909522.44</text:p>
          </table:table-cell>
          <table:table-cell office:value-type="float" office:value="922052.04" calcext:value-type="float">
            <text:p>922052.04</text:p>
          </table:table-cell>
          <table:table-cell office:value-type="float" office:value="897149.86" calcext:value-type="float">
            <text:p>897149.86</text:p>
          </table:table-cell>
          <table:table-cell office:value-type="float" office:value="909834.01" calcext:value-type="float">
            <text:p>909834.01</text:p>
          </table:table-cell>
          <table:table-cell office:value-type="float" office:value="889432.38" calcext:value-type="float">
            <text:p>889432.38</text:p>
          </table:table-cell>
          <table:table-cell office:value-type="float" office:value="895175.82" calcext:value-type="float">
            <text:p>895175.82</text:p>
          </table:table-cell>
          <table:table-cell office:value-type="float" office:value="870096.3" calcext:value-type="float">
            <text:p>870096.30</text:p>
          </table:table-cell>
          <table:table-cell office:value-type="float" office:value="873226.164" calcext:value-type="float">
            <text:p>873226.16</text:p>
          </table:table-cell>
          <table:table-cell table:formula="of:=100*([.H67]-MIN([.F67];[.D67];[.B67]))/MIN([.F67];[.D67];[.B67])" office:value-type="float" office:value="-2.17397976898479" calcext:value-type="float">
            <text:p>-2.17</text:p>
          </table:table-cell>
          <table:table-cell table:formula="of:=100*([.I67]-MIN([.G67];[.E67];[.C67]))/MIN([.G67];[.E67];[.C67])" office:value-type="float" office:value="-2.45199384406964" calcext:value-type="float">
            <text:p>-2.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3</text:p>
          </table:table-cell>
          <table:table-cell office:value-type="float" office:value="910636.72" calcext:value-type="float">
            <text:p>910636.72</text:p>
          </table:table-cell>
          <table:table-cell office:value-type="float" office:value="926394.04" calcext:value-type="float">
            <text:p>926394.04</text:p>
          </table:table-cell>
          <table:table-cell office:value-type="float" office:value="913846.94" calcext:value-type="float">
            <text:p>913846.94</text:p>
          </table:table-cell>
          <table:table-cell office:value-type="float" office:value="917410.79" calcext:value-type="float">
            <text:p>917410.79</text:p>
          </table:table-cell>
          <table:table-cell office:value-type="float" office:value="903713.77" calcext:value-type="float">
            <text:p>903713.77</text:p>
          </table:table-cell>
          <table:table-cell office:value-type="float" office:value="916647.23" calcext:value-type="float">
            <text:p>916647.23</text:p>
          </table:table-cell>
          <table:table-cell office:value-type="float" office:value="877939.81" calcext:value-type="float">
            <text:p>877939.81</text:p>
          </table:table-cell>
          <table:table-cell office:value-type="float" office:value="879436.703" calcext:value-type="float">
            <text:p>879436.70</text:p>
          </table:table-cell>
          <table:table-cell table:formula="of:=100*([.H68]-MIN([.F68];[.D68];[.B68]))/MIN([.F68];[.D68];[.B68])" office:value-type="float" office:value="-2.85200478908272" calcext:value-type="float">
            <text:p>-2.85</text:p>
          </table:table-cell>
          <table:table-cell table:formula="of:=100*([.I68]-MIN([.G68];[.E68];[.C68]))/MIN([.G68];[.E68];[.C68])" office:value-type="float" office:value="-4.05941629256874" calcext:value-type="float">
            <text:p>-4.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4</text:p>
          </table:table-cell>
          <table:table-cell office:value-type="float" office:value="948053.29" calcext:value-type="float">
            <text:p>948053.29</text:p>
          </table:table-cell>
          <table:table-cell office:value-type="float" office:value="961203.31" calcext:value-type="float">
            <text:p>961203.31</text:p>
          </table:table-cell>
          <table:table-cell office:value-type="float" office:value="934619.14" calcext:value-type="float">
            <text:p>934619.14</text:p>
          </table:table-cell>
          <table:table-cell office:value-type="float" office:value="943525.87" calcext:value-type="float">
            <text:p>943525.87</text:p>
          </table:table-cell>
          <table:table-cell office:value-type="float" office:value="920881.61" calcext:value-type="float">
            <text:p>920881.61</text:p>
          </table:table-cell>
          <table:table-cell office:value-type="float" office:value="945185.83" calcext:value-type="float">
            <text:p>945185.83</text:p>
          </table:table-cell>
          <table:table-cell office:value-type="float" office:value="899592.81" calcext:value-type="float">
            <text:p>899592.81</text:p>
          </table:table-cell>
          <table:table-cell office:value-type="float" office:value="901555.479" calcext:value-type="float">
            <text:p>901555.48</text:p>
          </table:table-cell>
          <table:table-cell table:formula="of:=100*([.H69]-MIN([.F69];[.D69];[.B69]))/MIN([.F69];[.D69];[.B69])" office:value-type="float" office:value="-2.31178468207221" calcext:value-type="float">
            <text:p>-2.31</text:p>
          </table:table-cell>
          <table:table-cell table:formula="of:=100*([.I69]-MIN([.G69];[.E69];[.C69]))/MIN([.G69];[.E69];[.C69])" office:value-type="float" office:value="-4.44825015767718" calcext:value-type="float">
            <text:p>-4.4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5</text:p>
          </table:table-cell>
          <table:table-cell office:value-type="float" office:value="939733.89" calcext:value-type="float">
            <text:p>939733.89</text:p>
          </table:table-cell>
          <table:table-cell office:value-type="float" office:value="953965.48" calcext:value-type="float">
            <text:p>953965.48</text:p>
          </table:table-cell>
          <table:table-cell office:value-type="float" office:value="933400.38" calcext:value-type="float">
            <text:p>933400.38</text:p>
          </table:table-cell>
          <table:table-cell office:value-type="float" office:value="937338.92" calcext:value-type="float">
            <text:p>937338.92</text:p>
          </table:table-cell>
          <table:table-cell office:value-type="float" office:value="921325.42" calcext:value-type="float">
            <text:p>921325.42</text:p>
          </table:table-cell>
          <table:table-cell office:value-type="float" office:value="928800.59" calcext:value-type="float">
            <text:p>928800.59</text:p>
          </table:table-cell>
          <table:table-cell office:value-type="float" office:value="905051.74" calcext:value-type="float">
            <text:p>905051.74</text:p>
          </table:table-cell>
          <table:table-cell office:value-type="float" office:value="906673.589" calcext:value-type="float">
            <text:p>906673.59</text:p>
          </table:table-cell>
          <table:table-cell table:formula="of:=100*([.H70]-MIN([.F70];[.D70];[.B70]))/MIN([.F70];[.D70];[.B70])" office:value-type="float" office:value="-1.76633355020206" calcext:value-type="float">
            <text:p>-1.77</text:p>
          </table:table-cell>
          <table:table-cell table:formula="of:=100*([.I70]-MIN([.G70];[.E70];[.C70]))/MIN([.G70];[.E70];[.C70])" office:value-type="float" office:value="-2.38231986911205" calcext:value-type="float">
            <text:p>-2.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6</text:p>
          </table:table-cell>
          <table:table-cell office:value-type="float" office:value="904980.72" calcext:value-type="float">
            <text:p>904980.72</text:p>
          </table:table-cell>
          <table:table-cell office:value-type="float" office:value="911738.88" calcext:value-type="float">
            <text:p>911738.88</text:p>
          </table:table-cell>
          <table:table-cell office:value-type="float" office:value="895408.82" calcext:value-type="float">
            <text:p>895408.82</text:p>
          </table:table-cell>
          <table:table-cell office:value-type="float" office:value="902480.11" calcext:value-type="float">
            <text:p>902480.11</text:p>
          </table:table-cell>
          <table:table-cell office:value-type="float" office:value="875207.53" calcext:value-type="float">
            <text:p>875207.53</text:p>
          </table:table-cell>
          <table:table-cell office:value-type="float" office:value="889892.63" calcext:value-type="float">
            <text:p>889892.63</text:p>
          </table:table-cell>
          <table:table-cell office:value-type="float" office:value="861577.38" calcext:value-type="float">
            <text:p>861577.38</text:p>
          </table:table-cell>
          <table:table-cell office:value-type="float" office:value="864134.928" calcext:value-type="float">
            <text:p>864134.93</text:p>
          </table:table-cell>
          <table:table-cell table:formula="of:=100*([.H71]-MIN([.F71];[.D71];[.B71]))/MIN([.F71];[.D71];[.B71])" office:value-type="float" office:value="-1.55736205788815" calcext:value-type="float">
            <text:p>-1.56</text:p>
          </table:table-cell>
          <table:table-cell table:formula="of:=100*([.I71]-MIN([.G71];[.E71];[.C71]))/MIN([.G71];[.E71];[.C71])" office:value-type="float" office:value="-2.89447301074963" calcext:value-type="float">
            <text:p>-2.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7</text:p>
          </table:table-cell>
          <table:table-cell office:value-type="float" office:value="923907.42" calcext:value-type="float">
            <text:p>923907.42</text:p>
          </table:table-cell>
          <table:table-cell office:value-type="float" office:value="929228.41" calcext:value-type="float">
            <text:p>929228.41</text:p>
          </table:table-cell>
          <table:table-cell office:value-type="float" office:value="918879.11" calcext:value-type="float">
            <text:p>918879.11</text:p>
          </table:table-cell>
          <table:table-cell office:value-type="float" office:value="924944.85" calcext:value-type="float">
            <text:p>924944.85</text:p>
          </table:table-cell>
          <table:table-cell office:value-type="float" office:value="895856.03" calcext:value-type="float">
            <text:p>895856.03</text:p>
          </table:table-cell>
          <table:table-cell office:value-type="float" office:value="908202.17" calcext:value-type="float">
            <text:p>908202.17</text:p>
          </table:table-cell>
          <table:table-cell office:value-type="float" office:value="882193.69" calcext:value-type="float">
            <text:p>882193.69</text:p>
          </table:table-cell>
          <table:table-cell office:value-type="float" office:value="884781.604" calcext:value-type="float">
            <text:p>884781.60</text:p>
          </table:table-cell>
          <table:table-cell table:formula="of:=100*([.H72]-MIN([.F72];[.D72];[.B72]))/MIN([.F72];[.D72];[.B72])" office:value-type="float" office:value="-1.52505977997381" calcext:value-type="float">
            <text:p>-1.53</text:p>
          </table:table-cell>
          <table:table-cell table:formula="of:=100*([.I72]-MIN([.G72];[.E72];[.C72]))/MIN([.G72];[.E72];[.C72])" office:value-type="float" office:value="-2.57878331209008" calcext:value-type="float">
            <text:p>-2.5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8</text:p>
          </table:table-cell>
          <table:table-cell office:value-type="float" office:value="905134.93" calcext:value-type="float">
            <text:p>905134.93</text:p>
          </table:table-cell>
          <table:table-cell office:value-type="float" office:value="920646.78" calcext:value-type="float">
            <text:p>920646.78</text:p>
          </table:table-cell>
          <table:table-cell office:value-type="float" office:value="920384.37" calcext:value-type="float">
            <text:p>920384.37</text:p>
          </table:table-cell>
          <table:table-cell office:value-type="float" office:value="928185.15" calcext:value-type="float">
            <text:p>928185.15</text:p>
          </table:table-cell>
          <table:table-cell office:value-type="float" office:value="901208.41" calcext:value-type="float">
            <text:p>901208.41</text:p>
          </table:table-cell>
          <table:table-cell office:value-type="float" office:value="918745.82" calcext:value-type="float">
            <text:p>918745.82</text:p>
          </table:table-cell>
          <table:table-cell office:value-type="float" office:value="882844.61" calcext:value-type="float">
            <text:p>882844.61</text:p>
          </table:table-cell>
          <table:table-cell office:value-type="float" office:value="884503.376" calcext:value-type="float">
            <text:p>884503.38</text:p>
          </table:table-cell>
          <table:table-cell table:formula="of:=100*([.H73]-MIN([.F73];[.D73];[.B73]))/MIN([.F73];[.D73];[.B73])" office:value-type="float" office:value="-2.03768626615458" calcext:value-type="float">
            <text:p>-2.04</text:p>
          </table:table-cell>
          <table:table-cell table:formula="of:=100*([.I73]-MIN([.G73];[.E73];[.C73]))/MIN([.G73];[.E73];[.C73])" office:value-type="float" office:value="-3.72708569166605" calcext:value-type="float">
            <text:p>-3.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9</text:p>
          </table:table-cell>
          <table:table-cell office:value-type="float" office:value="933735.17" calcext:value-type="float">
            <text:p>933735.17</text:p>
          </table:table-cell>
          <table:table-cell office:value-type="float" office:value="941773.84" calcext:value-type="float">
            <text:p>941773.84</text:p>
          </table:table-cell>
          <table:table-cell office:value-type="float" office:value="929631.9" calcext:value-type="float">
            <text:p>929631.90</text:p>
          </table:table-cell>
          <table:table-cell office:value-type="float" office:value="937514.66" calcext:value-type="float">
            <text:p>937514.66</text:p>
          </table:table-cell>
          <table:table-cell office:value-type="float" office:value="902533.41" calcext:value-type="float">
            <text:p>902533.41</text:p>
          </table:table-cell>
          <table:table-cell office:value-type="float" office:value="911338.19" calcext:value-type="float">
            <text:p>911338.19</text:p>
          </table:table-cell>
          <table:table-cell office:value-type="float" office:value="894768.8" calcext:value-type="float">
            <text:p>894768.80</text:p>
          </table:table-cell>
          <table:table-cell office:value-type="float" office:value="898287.028" calcext:value-type="float">
            <text:p>898287.03</text:p>
          </table:table-cell>
          <table:table-cell table:formula="of:=100*([.H74]-MIN([.F74];[.D74];[.B74]))/MIN([.F74];[.D74];[.B74])" office:value-type="float" office:value="-0.860312750084231" calcext:value-type="float">
            <text:p>-0.86</text:p>
          </table:table-cell>
          <table:table-cell table:formula="of:=100*([.I74]-MIN([.G74];[.E74];[.C74]))/MIN([.G74];[.E74];[.C74])" office:value-type="float" office:value="-1.43208768635054" calcext:value-type="float">
            <text:p>-1.4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500/10–10</text:p>
          </table:table-cell>
          <table:table-cell office:value-type="float" office:value="950785.92" calcext:value-type="float">
            <text:p>950785.92</text:p>
          </table:table-cell>
          <table:table-cell office:value-type="float" office:value="961521.34" calcext:value-type="float">
            <text:p>961521.34</text:p>
          </table:table-cell>
          <table:table-cell office:value-type="float" office:value="949599.27" calcext:value-type="float">
            <text:p>949599.27</text:p>
          </table:table-cell>
          <table:table-cell office:value-type="float" office:value="955040.1" calcext:value-type="float">
            <text:p>955040.10</text:p>
          </table:table-cell>
          <table:table-cell office:value-type="float" office:value="935174.94" calcext:value-type="float">
            <text:p>935174.94</text:p>
          </table:table-cell>
          <table:table-cell office:value-type="float" office:value="953597.53" calcext:value-type="float">
            <text:p>953597.53</text:p>
          </table:table-cell>
          <table:table-cell office:value-type="float" office:value="916591.12" calcext:value-type="float">
            <text:p>916591.12</text:p>
          </table:table-cell>
          <table:table-cell office:value-type="float" office:value="918867.84" calcext:value-type="float">
            <text:p>918867.84</text:p>
          </table:table-cell>
          <table:table-cell table:formula="of:=100*([.H75]-MIN([.F75];[.D75];[.B75]))/MIN([.F75];[.D75];[.B75])" office:value-type="float" office:value="-1.98720252277076" calcext:value-type="float">
            <text:p>-1.99</text:p>
          </table:table-cell>
          <table:table-cell table:formula="of:=100*([.I75]-MIN([.G75];[.E75];[.C75]))/MIN([.G75];[.E75];[.C75])" office:value-type="float" office:value="-3.64196518000629" calcext:value-type="float">
            <text:p>-3.64</text:p>
          </table:table-cell>
          <table:table-cell table:number-columns-repeated="53"/>
        </table:table-row>
        <table:table-row table:style-name="ro1">
          <table:table-cell table:style-name="ce11" office:value-type="string" calcext:value-type="string">
            <text:p>AVG</text:p>
          </table:table-cell>
          <table:table-cell table:style-name="ce15" table:formula="of:=AVERAGE([.B66:.B75])" office:value-type="float" office:value="924889.933" calcext:value-type="float">
            <text:p>924889.93</text:p>
          </table:table-cell>
          <table:table-cell table:style-name="ce15" table:formula="of:=AVERAGE([.C66:.C75])" office:value-type="float" office:value="936241.497" calcext:value-type="float">
            <text:p>936241.50</text:p>
          </table:table-cell>
          <table:table-cell table:style-name="ce15" table:formula="of:=AVERAGE([.D66:.D75])" office:value-type="float" office:value="921988.366" calcext:value-type="float">
            <text:p>921988.37</text:p>
          </table:table-cell>
          <table:table-cell table:style-name="ce15" table:formula="of:=AVERAGE([.E66:.E75])" office:value-type="float" office:value="928823.132" calcext:value-type="float">
            <text:p>928823.13</text:p>
          </table:table-cell>
          <table:table-cell table:style-name="ce15" table:formula="of:=AVERAGE([.F66:.F75])" office:value-type="float" office:value="904862.687" calcext:value-type="float">
            <text:p>904862.69</text:p>
          </table:table-cell>
          <table:table-cell table:style-name="ce15" table:formula="of:=AVERAGE([.G66:.G75])" office:value-type="float" office:value="918117.256" calcext:value-type="float">
            <text:p>918117.26</text:p>
          </table:table-cell>
          <table:table-cell table:style-name="ce15" table:formula="of:=AVERAGE([.H66:.H75])" office:value-type="float" office:value="887859.347" calcext:value-type="float">
            <text:p>887859.35</text:p>
          </table:table-cell>
          <table:table-cell table:style-name="ce15" table:formula="of:=AVERAGE([.I66:.I75])" office:value-type="float" office:value="890292.8324" calcext:value-type="float">
            <text:p>890292.83</text:p>
          </table:table-cell>
          <table:table-cell table:style-name="ce15" table:formula="of:=100*([.H76]-MIN([.F76];[.D76];[.B76]))/MIN([.F76];[.D76];[.B76])" office:value-type="float" office:value="-1.87910721088225" calcext:value-type="float">
            <text:p>-1.88</text:p>
          </table:table-cell>
          <table:table-cell table:style-name="ce15" table:formula="of:=100*([.I76]-MIN([.G76];[.E76];[.C76]))/MIN([.G76];[.E76];[.C76])" office:value-type="float" office:value="-3.03059586541523" calcext:value-type="float">
            <text:p>-3.03</text:p>
          </table:table-cell>
          <table:table-cell table:number-columns-repeated="5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1" office:value-type="string" calcext:value-type="string">
            <text:p>Overall AVG</text:p>
          </table:table-cell>
          <table:table-cell table:style-name="ce15" table:formula="of:=AVERAGE([.B76];[.B65];[.B51];[.B40];[.B25];[.B14])" office:value-type="float" office:value="495711.2735" calcext:value-type="float">
            <text:p>495711.27</text:p>
          </table:table-cell>
          <table:table-cell table:style-name="ce15" table:formula="of:=AVERAGE([.C76];[.C65];[.C51];[.C40];[.C25];[.C14])" office:value-type="float" office:value="502006.661666667" calcext:value-type="float">
            <text:p>502006.66</text:p>
          </table:table-cell>
          <table:table-cell table:style-name="ce15" table:formula="of:=AVERAGE([.D76];[.D65];[.D51];[.D40];[.D25];[.D14])" office:value-type="float" office:value="489881.774" calcext:value-type="float">
            <text:p>489881.77</text:p>
          </table:table-cell>
          <table:table-cell table:style-name="ce15" table:formula="of:=AVERAGE([.E76];[.E65];[.E51];[.E40];[.E25];[.E14])" office:value-type="float" office:value="494224.178666667" calcext:value-type="float">
            <text:p>494224.18</text:p>
          </table:table-cell>
          <table:table-cell table:style-name="ce15" table:formula="of:=AVERAGE([.F76];[.F65];[.F51];[.F40];[.F25];[.F14])" office:value-type="float" office:value="483193.6885" calcext:value-type="float">
            <text:p>483193.69</text:p>
          </table:table-cell>
          <table:table-cell table:style-name="ce15" table:formula="of:=AVERAGE([.G76];[.G65];[.G51];[.G40];[.G25];[.G14])" office:value-type="float" office:value="489210.993833333" calcext:value-type="float">
            <text:p>489210.99</text:p>
          </table:table-cell>
          <table:table-cell table:style-name="ce15" table:formula="of:=AVERAGE([.H76];[.H65];[.H51];[.H40];[.H25];[.H14])" office:value-type="float" office:value="477029.866833333" calcext:value-type="float">
            <text:p>477029.87</text:p>
          </table:table-cell>
          <table:table-cell table:style-name="ce15" table:formula="of:=AVERAGE([.I76];[.I65];[.I51];[.I40];[.I25];[.I14])" office:value-type="float" office:value="480020.722683333" calcext:value-type="float">
            <text:p>480020.72</text:p>
          </table:table-cell>
          <table:table-cell table:style-name="ce15" table:formula="of:=100*([.H80]-MIN([.F80];[.D80];[.B80]))/MIN([.F80];[.D80];[.B80])" office:value-type="float" office:value="-1.27564200720445" calcext:value-type="float">
            <text:p>-1.28</text:p>
          </table:table-cell>
          <table:table-cell table:style-name="ce15" table:formula="of:=100*([.I80]-MIN([.G80];[.E80];[.C80]))/MIN([.G80];[.E80];[.C80])" office:value-type="float" office:value="-1.87859047851468" calcext:value-type="float">
            <text:p>-1.88</text:p>
          </table:table-cell>
          <table:table-cell table:style-name="ce11" table:number-columns-repeated="4"/>
          <table:table-cell table:style-name="ce15" table:number-columns-repeated="2"/>
          <table:table-cell table:style-name="ce11" table:number-columns-repeated="4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7" table:style-name="ta1">
        <table:table-column table:style-name="co26" table:default-cell-style-name="Default"/>
        <table:table-column table:style-name="co10" table:number-columns-repeated="8" table:default-cell-style-name="Default"/>
        <table:table-column table:style-name="co10" table:number-columns-repeated="3" table:default-cell-style-name="ce17"/>
        <table:table-column table:style-name="co10" table:number-columns-repeated="8" table:default-cell-style-name="Default"/>
        <table:table-column table:style-name="co10" table:number-columns-repeated="3" table:default-cell-style-name="ce17"/>
        <table:table-column table:style-name="co10" table:number-columns-repeated="1001" table:default-cell-style-name="Default"/>
        <table:table-row table:style-name="ro1">
          <table:table-cell table:style-name="ce11"/>
          <table:table-cell table:style-name="ce11" office:value-type="string" calcext:value-type="string">
            <text:p>Exact pigeon</text:p>
          </table:table-cell>
          <table:table-cell table:style-name="ce11" table:number-columns-repeated="7"/>
          <table:table-cell table:style-name="ce25" table:number-columns-repeated="3"/>
          <table:table-cell table:style-name="ce11" office:value-type="string" calcext:value-type="string">
            <text:p>Heuristic pigeon</text:p>
          </table:table-cell>
          <table:table-cell table:style-name="ce11" table:number-columns-repeated="7"/>
          <table:table-cell table:style-name="ce25" table:number-columns-repeated="3"/>
          <table:table-cell table:style-name="ce11" table:number-columns-repeated="41"/>
          <table:table-cell table:number-columns-repeated="960"/>
        </table:table-row>
        <table:table-row table:style-name="ro1">
          <table:table-cell table:style-name="ce11" office:value-type="string" calcext:value-type="string">
            <text:p>Instance</text:p>
          </table:table-cell>
          <table:table-cell table:style-name="ce11" office:value-type="string" calcext:value-type="string">
            <text:p>ILSc</text:p>
          </table:table-cell>
          <table:table-cell table:style-name="ce11" office:value-type="string" calcext:value-type="string">
            <text:p>ILSt</text:p>
          </table:table-cell>
          <table:table-cell table:style-name="ce11" office:value-type="string" calcext:value-type="string">
            <text:p>RTt</text:p>
          </table:table-cell>
          <table:table-cell table:style-name="ce11" office:value-type="string" calcext:value-type="string">
            <text:p>BNCc</text:p>
          </table:table-cell>
          <table:table-cell table:style-name="ce11" office:value-type="string" calcext:value-type="string">
            <text:p>Gap</text:p>
          </table:table-cell>
          <table:table-cell table:style-name="ce11" office:value-type="string" calcext:value-type="string">
            <text:p>Nds</text:p>
          </table:table-cell>
          <table:table-cell table:style-name="ce11" office:value-type="string" calcext:value-type="string">
            <text:p>BNCt</text:p>
          </table:table-cell>
          <table:table-cell table:style-name="ce11" office:value-type="string" calcext:value-type="string">
            <text:p>SEPt</text:p>
          </table:table-cell>
          <table:table-cell table:style-name="ce25" office:value-type="string" calcext:value-type="string">
            <text:p>Pgn</text:p>
          </table:table-cell>
          <table:table-cell table:style-name="ce25" office:value-type="string" calcext:value-type="string">
            <text:p>zAct</text:p>
          </table:table-cell>
          <table:table-cell table:style-name="ce25" office:value-type="string" calcext:value-type="string">
            <text:p>fAct</text:p>
          </table:table-cell>
          <table:table-cell table:style-name="ce11" office:value-type="string" calcext:value-type="string">
            <text:p>ILSc</text:p>
          </table:table-cell>
          <table:table-cell table:style-name="ce11" office:value-type="string" calcext:value-type="string">
            <text:p>ILSt</text:p>
          </table:table-cell>
          <table:table-cell table:style-name="ce11" office:value-type="string" calcext:value-type="string">
            <text:p>RTt</text:p>
          </table:table-cell>
          <table:table-cell table:style-name="ce11" office:value-type="string" calcext:value-type="string">
            <text:p>BNCc</text:p>
          </table:table-cell>
          <table:table-cell table:style-name="ce11" office:value-type="string" calcext:value-type="string">
            <text:p>Gap</text:p>
          </table:table-cell>
          <table:table-cell table:style-name="ce11" office:value-type="string" calcext:value-type="string">
            <text:p>Nds</text:p>
          </table:table-cell>
          <table:table-cell table:style-name="ce11" office:value-type="string" calcext:value-type="string">
            <text:p>BNCt</text:p>
          </table:table-cell>
          <table:table-cell table:style-name="ce11" office:value-type="string" calcext:value-type="string">
            <text:p>SEPt</text:p>
          </table:table-cell>
          <table:table-cell table:style-name="ce25" office:value-type="string" calcext:value-type="string">
            <text:p>Pgn</text:p>
          </table:table-cell>
          <table:table-cell table:style-name="ce25" office:value-type="string" calcext:value-type="string">
            <text:p>zAct</text:p>
          </table:table-cell>
          <table:table-cell table:style-name="ce25" office:value-type="string" calcext:value-type="string">
            <text:p>fAct</text:p>
          </table:table-cell>
          <table:table-cell table:style-name="ce11" table:number-columns-repeated="41"/>
          <table:table-cell table:number-columns-repeated="960"/>
        </table:table-row>
        <table:table-row table:style-name="ro1">
          <table:table-cell office:value-type="string" calcext:value-type="string">
            <text:p>P\P-n16-k8</text:p>
          </table:table-cell>
          <table:table-cell office:value-type="float" office:value="382.9" calcext:value-type="float">
            <text:p>382.9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382.9" calcext:value-type="float">
            <text:p>38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.9" calcext:value-type="float">
            <text:p>382.9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382.9" calcext:value-type="float">
            <text:p>382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19-k2</text:p>
          </table:table-cell>
          <table:table-cell office:value-type="float" office:value="812.15" calcext:value-type="float">
            <text:p>812.15</text:p>
          </table:table-cell>
          <table:table-cell office:value-type="float" office:value="0.09" calcext:value-type="float">
            <text:p>0.09</text:p>
          </table:table-cell>
          <table:table-cell office:value-type="float" office:value="53.87" calcext:value-type="float">
            <text:p>53.87</text:p>
          </table:table-cell>
          <table:table-cell office:value-type="float" office:value="812.15" calcext:value-type="float">
            <text:p>81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7" calcext:value-type="float">
            <text:p>53.97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 office:value-type="float" office:value="511" calcext:value-type="float">
            <text:p>511</text:p>
          </table:table-cell>
          <table:table-cell office:value-type="float" office:value="398" calcext:value-type="float">
            <text:p>398</text:p>
          </table:table-cell>
          <table:table-cell office:value-type="float" office:value="812.15" calcext:value-type="float">
            <text:p>812.15</text:p>
          </table:table-cell>
          <table:table-cell office:value-type="float" office:value="0.09" calcext:value-type="float">
            <text:p>0.09</text:p>
          </table:table-cell>
          <table:table-cell office:value-type="float" office:value="0.72" calcext:value-type="float">
            <text:p>0.72</text:p>
          </table:table-cell>
          <table:table-cell office:value-type="float" office:value="812.15" calcext:value-type="float">
            <text:p>812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436" calcext:value-type="float">
            <text:p>436</text:p>
          </table:table-cell>
          <table:table-cell office:value-type="float" office:value="304" calcext:value-type="float">
            <text:p>3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20-k2</text:p>
          </table:table-cell>
          <table:table-cell office:value-type="float" office:value="905.19" calcext:value-type="float">
            <text:p>905.19</text:p>
          </table:table-cell>
          <table:table-cell office:value-type="float" office:value="0.11" calcext:value-type="float">
            <text:p>0.11</text:p>
          </table:table-cell>
          <table:table-cell office:value-type="float" office:value="186.86" calcext:value-type="float">
            <text:p>186.86</text:p>
          </table:table-cell>
          <table:table-cell office:value-type="float" office:value="905.19" calcext:value-type="float">
            <text:p>90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54" calcext:value-type="float">
            <text:p>187.54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432" calcext:value-type="float">
            <text:p>432</text:p>
          </table:table-cell>
          <table:table-cell office:value-type="float" office:value="289" calcext:value-type="float">
            <text:p>289</text:p>
          </table:table-cell>
          <table:table-cell office:value-type="float" office:value="905.19" calcext:value-type="float">
            <text:p>905.19</text:p>
          </table:table-cell>
          <table:table-cell office:value-type="float" office:value="0.09" calcext:value-type="float">
            <text:p>0.09</text:p>
          </table:table-cell>
          <table:table-cell office:value-type="float" office:value="0.73" calcext:value-type="float">
            <text:p>0.73</text:p>
          </table:table-cell>
          <table:table-cell office:value-type="float" office:value="905.19" calcext:value-type="float">
            <text:p>905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" calcext:value-type="float">
            <text:p>2.07</text:p>
          </table:table-cell>
          <table:table-cell office:value-type="float" office:value="0.01" calcext:value-type="float">
            <text:p>0.01</text:p>
          </table:table-cell>
          <table:table-cell office:value-type="float" office:value="524" calcext:value-type="float">
            <text:p>524</text:p>
          </table:table-cell>
          <table:table-cell office:value-type="float" office:value="441" calcext:value-type="float">
            <text:p>441</text:p>
          </table:table-cell>
          <table:table-cell office:value-type="float" office:value="286" calcext:value-type="float">
            <text:p>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21-k2</text:p>
          </table:table-cell>
          <table:table-cell office:value-type="float" office:value="937.1" calcext:value-type="float">
            <text:p>937.1</text:p>
          </table:table-cell>
          <table:table-cell office:value-type="float" office:value="0.1" calcext:value-type="float">
            <text:p>0.1</text:p>
          </table:table-cell>
          <table:table-cell office:value-type="float" office:value="342.15" calcext:value-type="float">
            <text:p>342.15</text:p>
          </table:table-cell>
          <table:table-cell office:value-type="float" office:value="937.1" calcext:value-type="float">
            <text:p>93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3.87" calcext:value-type="float">
            <text:p>343.87</text:p>
          </table:table-cell>
          <table:table-cell office:value-type="float" office:value="0.01" calcext:value-type="float">
            <text:p>0.01</text:p>
          </table:table-cell>
          <table:table-cell office:value-type="float" office:value="1512" calcext:value-type="float">
            <text:p>1512</text:p>
          </table:table-cell>
          <table:table-cell office:value-type="float" office:value="455" calcext:value-type="float">
            <text:p>455</text:p>
          </table:table-cell>
          <table:table-cell office:value-type="float" office:value="323" calcext:value-type="float">
            <text:p>323</text:p>
          </table:table-cell>
          <table:table-cell office:value-type="float" office:value="937.1" calcext:value-type="float">
            <text:p>937.1</text:p>
          </table:table-cell>
          <table:table-cell office:value-type="float" office:value="0.11" calcext:value-type="float">
            <text:p>0.11</text:p>
          </table:table-cell>
          <table:table-cell office:value-type="float" office:value="0.94" calcext:value-type="float">
            <text:p>0.94</text:p>
          </table:table-cell>
          <table:table-cell office:value-type="float" office:value="937.1" calcext:value-type="float">
            <text:p>937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36" calcext:value-type="float">
            <text:p>6.36</text:p>
          </table:table-cell>
          <table:table-cell office:value-type="float" office:value="0.02" calcext:value-type="float">
            <text:p>0.02</text:p>
          </table:table-cell>
          <table:table-cell office:value-type="float" office:value="654" calcext:value-type="float">
            <text:p>654</text:p>
          </table:table-cell>
          <table:table-cell office:value-type="float" office:value="453" calcext:value-type="float">
            <text:p>453</text:p>
          </table:table-cell>
          <table:table-cell office:value-type="float" office:value="294" calcext:value-type="float">
            <text:p>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22-k2</text:p>
          </table:table-cell>
          <table:table-cell office:value-type="float" office:value="993.1" calcext:value-type="float">
            <text:p>993.1</text:p>
          </table:table-cell>
          <table:table-cell office:value-type="float" office:value="0.12" calcext:value-type="float">
            <text:p>0.12</text:p>
          </table:table-cell>
          <table:table-cell office:value-type="float" office:value="1178.82" calcext:value-type="float">
            <text:p>1178.82</text:p>
          </table:table-cell>
          <table:table-cell office:value-type="float" office:value="993.1" calcext:value-type="float">
            <text:p>9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9.01" calcext:value-type="float">
            <text:p>1179.01</text:p>
          </table:table-cell>
          <table:table-cell office:value-type="float" office:value="0" calcext:value-type="float">
            <text:p>0</text:p>
          </table:table-cell>
          <table:table-cell office:value-type="float" office:value="2206" calcext:value-type="float">
            <text:p>2206</text:p>
          </table:table-cell>
          <table:table-cell office:value-type="float" office:value="521" calcext:value-type="float">
            <text:p>521</text:p>
          </table:table-cell>
          <table:table-cell office:value-type="float" office:value="394" calcext:value-type="float">
            <text:p>394</text:p>
          </table:table-cell>
          <table:table-cell office:value-type="float" office:value="993.1" calcext:value-type="float">
            <text:p>993.1</text:p>
          </table:table-cell>
          <table:table-cell office:value-type="float" office:value="0.13" calcext:value-type="float">
            <text:p>0.13</text:p>
          </table:table-cell>
          <table:table-cell office:value-type="float" office:value="1.12" calcext:value-type="float">
            <text:p>1.12</text:p>
          </table:table-cell>
          <table:table-cell office:value-type="float" office:value="993.1" calcext:value-type="float">
            <text:p>99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489" calcext:value-type="float">
            <text:p>489</text:p>
          </table:table-cell>
          <table:table-cell office:value-type="float" office:value="359" calcext:value-type="float">
            <text:p>3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22-k8</text:p>
          </table:table-cell>
          <table:table-cell office:value-type="float" office:value="623.4" calcext:value-type="float">
            <text:p>623.4</text:p>
          </table:table-cell>
          <table:table-cell office:value-type="float" office:value="0.18" calcext:value-type="float">
            <text:p>0.18</text:p>
          </table:table-cell>
          <table:table-cell office:value-type="float" office:value="0.52" calcext:value-type="float">
            <text:p>0.52</text:p>
          </table:table-cell>
          <table:table-cell office:value-type="float" office:value="623.4" calcext:value-type="float">
            <text:p>6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23.4" calcext:value-type="float">
            <text:p>623.4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623.4" calcext:value-type="float">
            <text:p>62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23-k8</text:p>
          </table:table-cell>
          <table:table-cell office:value-type="float" office:value="561.33" calcext:value-type="float">
            <text:p>561.33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561.33" calcext:value-type="float">
            <text:p>5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1.33" calcext:value-type="float">
            <text:p>561.33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  <table:table-cell office:value-type="float" office:value="561.33" calcext:value-type="float">
            <text:p>5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40-k5</text:p>
          </table:table-cell>
          <table:table-cell office:value-type="float" office:value="1537.79" calcext:value-type="float">
            <text:p>1537.79</text:p>
          </table:table-cell>
          <table:table-cell office:value-type="float" office:value="0.29" calcext:value-type="float">
            <text:p>0.29</text:p>
          </table:table-cell>
          <table:table-cell office:value-type="float" office:value="4731.12" calcext:value-type="float">
            <text:p>4731.12</text:p>
          </table:table-cell>
          <table:table-cell office:value-type="float" office:value="1537.79" calcext:value-type="float">
            <text:p>1537.79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4840.03" calcext:value-type="float">
            <text:p>4840.03</text:p>
          </table:table-cell>
          <table:table-cell office:value-type="float" office:value="0.76" calcext:value-type="float">
            <text:p>0.76</text:p>
          </table:table-cell>
          <table:table-cell office:value-type="float" office:value="8711" calcext:value-type="float">
            <text:p>8711</text:p>
          </table:table-cell>
          <table:table-cell office:value-type="float" office:value="1999" calcext:value-type="float">
            <text:p>1999</text:p>
          </table:table-cell>
          <table:table-cell office:value-type="float" office:value="1534" calcext:value-type="float">
            <text:p>1534</text:p>
          </table:table-cell>
          <table:table-cell office:value-type="float" office:value="1537.79" calcext:value-type="float">
            <text:p>1537.79</text:p>
          </table:table-cell>
          <table:table-cell office:value-type="float" office:value="0.27" calcext:value-type="float">
            <text:p>0.27</text:p>
          </table:table-cell>
          <table:table-cell office:value-type="float" office:value="14.08" calcext:value-type="float">
            <text:p>14.08</text:p>
          </table:table-cell>
          <table:table-cell office:value-type="float" office:value="1537.79" calcext:value-type="float">
            <text:p>1537.79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96.62" calcext:value-type="float">
            <text:p>196.62</text:p>
          </table:table-cell>
          <table:table-cell office:value-type="float" office:value="2.33" calcext:value-type="float">
            <text:p>2.33</text:p>
          </table:table-cell>
          <table:table-cell office:value-type="float" office:value="21353" calcext:value-type="float">
            <text:p>21353</text:p>
          </table:table-cell>
          <table:table-cell office:value-type="float" office:value="5413" calcext:value-type="float">
            <text:p>5413</text:p>
          </table:table-cell>
          <table:table-cell office:value-type="float" office:value="4196" calcext:value-type="float">
            <text:p>419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45-k5</text:p>
          </table:table-cell>
          <table:table-cell office:value-type="float" office:value="1912.31" calcext:value-type="float">
            <text:p>1912.31</text:p>
          </table:table-cell>
          <table:table-cell office:value-type="float" office:value="0.33" calcext:value-type="float">
            <text:p>0.33</text:p>
          </table:table-cell>
          <table:table-cell office:value-type="float" office:value="4754.15" calcext:value-type="float">
            <text:p>4754.15</text:p>
          </table:table-cell>
          <table:table-cell office:value-type="float" office:value="1912.31" calcext:value-type="float">
            <text:p>1912.31</text:p>
          </table:table-cell>
          <table:table-cell office:value-type="float" office:value="0.832" calcext:value-type="float">
            <text:p>0.832</text:p>
          </table:table-cell>
          <table:table-cell office:value-type="float" office:value="2340" calcext:value-type="float">
            <text:p>2340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24.81" calcext:value-type="float">
            <text:p>24.81</text:p>
          </table:table-cell>
          <table:table-cell office:value-type="float" office:value="105938" calcext:value-type="float">
            <text:p>105938</text:p>
          </table:table-cell>
          <table:table-cell office:value-type="float" office:value="25179" calcext:value-type="float">
            <text:p>25179</text:p>
          </table:table-cell>
          <table:table-cell office:value-type="float" office:value="21426" calcext:value-type="float">
            <text:p>21426</text:p>
          </table:table-cell>
          <table:table-cell office:value-type="float" office:value="1912.31" calcext:value-type="float">
            <text:p>1912.31</text:p>
          </table:table-cell>
          <table:table-cell office:value-type="float" office:value="0.31" calcext:value-type="float">
            <text:p>0.31</text:p>
          </table:table-cell>
          <table:table-cell office:value-type="float" office:value="36.08" calcext:value-type="float">
            <text:p>36.08</text:p>
          </table:table-cell>
          <table:table-cell office:value-type="float" office:value="1912.31" calcext:value-type="float">
            <text:p>1912.31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179.19" calcext:value-type="float">
            <text:p>3179.19</text:p>
          </table:table-cell>
          <table:table-cell office:value-type="float" office:value="24.29" calcext:value-type="float">
            <text:p>24.29</text:p>
          </table:table-cell>
          <table:table-cell office:value-type="float" office:value="109783" calcext:value-type="float">
            <text:p>109783</text:p>
          </table:table-cell>
          <table:table-cell office:value-type="float" office:value="23235" calcext:value-type="float">
            <text:p>23235</text:p>
          </table:table-cell>
          <table:table-cell office:value-type="float" office:value="22469" calcext:value-type="float">
            <text:p>224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0-k10</text:p>
          </table:table-cell>
          <table:table-cell office:value-type="float" office:value="1296.48" calcext:value-type="float">
            <text:p>1296.48</text:p>
          </table:table-cell>
          <table:table-cell office:value-type="float" office:value="0.6" calcext:value-type="float">
            <text:p>0.6</text:p>
          </table:table-cell>
          <table:table-cell office:value-type="float" office:value="3670.39" calcext:value-type="float">
            <text:p>3670.39</text:p>
          </table:table-cell>
          <table:table-cell office:value-type="float" office:value="1296.48" calcext:value-type="float">
            <text:p>1296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72.17" calcext:value-type="float">
            <text:p>3672.17</text:p>
          </table:table-cell>
          <table:table-cell office:value-type="float" office:value="0.04" calcext:value-type="float">
            <text:p>0.04</text:p>
          </table:table-cell>
          <table:table-cell office:value-type="float" office:value="7519" calcext:value-type="float">
            <text:p>7519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1296.48" calcext:value-type="float">
            <text:p>1296.48</text:p>
          </table:table-cell>
          <table:table-cell office:value-type="float" office:value="0.57" calcext:value-type="float">
            <text:p>0.57</text:p>
          </table:table-cell>
          <table:table-cell office:value-type="float" office:value="8.54" calcext:value-type="float">
            <text:p>8.54</text:p>
          </table:table-cell>
          <table:table-cell office:value-type="float" office:value="1296.48" calcext:value-type="float">
            <text:p>1296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57" calcext:value-type="float">
            <text:p>13.57</text:p>
          </table:table-cell>
          <table:table-cell office:value-type="float" office:value="0.12" calcext:value-type="float">
            <text:p>0.12</text:p>
          </table:table-cell>
          <table:table-cell office:value-type="float" office:value="4001" calcext:value-type="float">
            <text:p>4001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0-k7</text:p>
          </table:table-cell>
          <table:table-cell office:value-type="float" office:value="1547.89" calcext:value-type="float">
            <text:p>1547.89</text:p>
          </table:table-cell>
          <table:table-cell office:value-type="float" office:value="0.44" calcext:value-type="float">
            <text:p>0.44</text:p>
          </table:table-cell>
          <table:table-cell office:value-type="float" office:value="4541.21" calcext:value-type="float">
            <text:p>4541.21</text:p>
          </table:table-cell>
          <table:table-cell office:value-type="float" office:value="1547.89" calcext:value-type="float">
            <text:p>1547.89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4760.39" calcext:value-type="float">
            <text:p>4760.39</text:p>
          </table:table-cell>
          <table:table-cell office:value-type="float" office:value="1.99" calcext:value-type="float">
            <text:p>1.99</text:p>
          </table:table-cell>
          <table:table-cell office:value-type="float" office:value="12979" calcext:value-type="float">
            <text:p>12979</text:p>
          </table:table-cell>
          <table:table-cell office:value-type="float" office:value="2142" calcext:value-type="float">
            <text:p>2142</text:p>
          </table:table-cell>
          <table:table-cell office:value-type="float" office:value="1569" calcext:value-type="float">
            <text:p>1569</text:p>
          </table:table-cell>
          <table:table-cell office:value-type="float" office:value="1547.89" calcext:value-type="float">
            <text:p>1547.89</text:p>
          </table:table-cell>
          <table:table-cell office:value-type="float" office:value="0.43" calcext:value-type="float">
            <text:p>0.43</text:p>
          </table:table-cell>
          <table:table-cell office:value-type="float" office:value="26.98" calcext:value-type="float">
            <text:p>26.98</text:p>
          </table:table-cell>
          <table:table-cell office:value-type="float" office:value="1547.89" calcext:value-type="float">
            <text:p>1547.8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11.15" calcext:value-type="float">
            <text:p>211.15</text:p>
          </table:table-cell>
          <table:table-cell office:value-type="float" office:value="2" calcext:value-type="float">
            <text:p>2</text:p>
          </table:table-cell>
          <table:table-cell office:value-type="float" office:value="14150" calcext:value-type="float">
            <text:p>14150</text:p>
          </table:table-cell>
          <table:table-cell office:value-type="float" office:value="2638" calcext:value-type="float">
            <text:p>2638</text:p>
          </table:table-cell>
          <table:table-cell office:value-type="float" office:value="2111" calcext:value-type="float">
            <text:p>21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0-k8</text:p>
          </table:table-cell>
          <table:table-cell office:value-type="float" office:value="1448.92" calcext:value-type="float">
            <text:p>1448.92</text:p>
          </table:table-cell>
          <table:table-cell office:value-type="float" office:value="0.48" calcext:value-type="float">
            <text:p>0.48</text:p>
          </table:table-cell>
          <table:table-cell office:value-type="float" office:value="4785.73" calcext:value-type="float">
            <text:p>4785.73</text:p>
          </table:table-cell>
          <table:table-cell office:value-type="float" office:value="1448.92" calcext:value-type="float">
            <text:p>1448.92</text:p>
          </table:table-cell>
          <table:table-cell office:value-type="float" office:value="0" calcext:value-type="float">
            <text:p>0</text:p>
          </table:table-cell>
          <table:table-cell office:value-type="float" office:value="2889" calcext:value-type="float">
            <text:p>2889</text:p>
          </table:table-cell>
          <table:table-cell office:value-type="float" office:value="5784.37" calcext:value-type="float">
            <text:p>5784.37</text:p>
          </table:table-cell>
          <table:table-cell office:value-type="float" office:value="21.73" calcext:value-type="float">
            <text:p>21.73</text:p>
          </table:table-cell>
          <table:table-cell office:value-type="float" office:value="63982" calcext:value-type="float">
            <text:p>63982</text:p>
          </table:table-cell>
          <table:table-cell office:value-type="float" office:value="12587" calcext:value-type="float">
            <text:p>12587</text:p>
          </table:table-cell>
          <table:table-cell office:value-type="float" office:value="10501" calcext:value-type="float">
            <text:p>10501</text:p>
          </table:table-cell>
          <table:table-cell office:value-type="float" office:value="1448.92" calcext:value-type="float">
            <text:p>1448.92</text:p>
          </table:table-cell>
          <table:table-cell office:value-type="float" office:value="0.49" calcext:value-type="float">
            <text:p>0.49</text:p>
          </table:table-cell>
          <table:table-cell office:value-type="float" office:value="20.72" calcext:value-type="float">
            <text:p>20.72</text:p>
          </table:table-cell>
          <table:table-cell office:value-type="float" office:value="1448.92" calcext:value-type="float">
            <text:p>1448.92</text:p>
          </table:table-cell>
          <table:table-cell office:value-type="float" office:value="0" calcext:value-type="float">
            <text:p>0</text:p>
          </table:table-cell>
          <table:table-cell office:value-type="float" office:value="2164" calcext:value-type="float">
            <text:p>2164</text:p>
          </table:table-cell>
          <table:table-cell office:value-type="float" office:value="958.75" calcext:value-type="float">
            <text:p>958.75</text:p>
          </table:table-cell>
          <table:table-cell office:value-type="float" office:value="13.79" calcext:value-type="float">
            <text:p>13.79</text:p>
          </table:table-cell>
          <table:table-cell office:value-type="float" office:value="39095" calcext:value-type="float">
            <text:p>39095</text:p>
          </table:table-cell>
          <table:table-cell office:value-type="float" office:value="8455" calcext:value-type="float">
            <text:p>8455</text:p>
          </table:table-cell>
          <table:table-cell office:value-type="float" office:value="6645" calcext:value-type="float">
            <text:p>66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1-k10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0.56" calcext:value-type="float">
            <text:p>0.56</text:p>
          </table:table-cell>
          <table:table-cell office:value-type="float" office:value="3637.63" calcext:value-type="float">
            <text:p>3637.63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688.99" calcext:value-type="float">
            <text:p>3688.99</text:p>
          </table:table-cell>
          <table:table-cell office:value-type="float" office:value="0.38" calcext:value-type="float">
            <text:p>0.38</text:p>
          </table:table-cell>
          <table:table-cell office:value-type="float" office:value="8085" calcext:value-type="float">
            <text:p>8085</text:p>
          </table:table-cell>
          <table:table-cell office:value-type="float" office:value="740" calcext:value-type="float">
            <text:p>740</text:p>
          </table:table-cell>
          <table:table-cell office:value-type="float" office:value="629" calcext:value-type="float">
            <text:p>629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0.57" calcext:value-type="float">
            <text:p>0.57</text:p>
          </table:table-cell>
          <table:table-cell office:value-type="float" office:value="16.02" calcext:value-type="float">
            <text:p>16.02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2.91" calcext:value-type="float">
            <text:p>82.91</text:p>
          </table:table-cell>
          <table:table-cell office:value-type="float" office:value="0.38" calcext:value-type="float">
            <text:p>0.38</text:p>
          </table:table-cell>
          <table:table-cell office:value-type="float" office:value="4727" calcext:value-type="float">
            <text:p>4727</text:p>
          </table:table-cell>
          <table:table-cell office:value-type="float" office:value="865" calcext:value-type="float">
            <text:p>865</text:p>
          </table:table-cell>
          <table:table-cell office:value-type="float" office:value="671" calcext:value-type="float">
            <text:p>6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5-k10</text:p>
          </table:table-cell>
          <table:table-cell office:value-type="float" office:value="1438.6" calcext:value-type="float">
            <text:p>1438.6</text:p>
          </table:table-cell>
          <table:table-cell office:value-type="float" office:value="0.7" calcext:value-type="float">
            <text:p>0.7</text:p>
          </table:table-cell>
          <table:table-cell office:value-type="float" office:value="4010.75" calcext:value-type="float">
            <text:p>4010.75</text:p>
          </table:table-cell>
          <table:table-cell office:value-type="float" office:value="1438.6" calcext:value-type="float">
            <text:p>14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.7" calcext:value-type="float">
            <text:p>4011.7</text:p>
          </table:table-cell>
          <table:table-cell office:value-type="float" office:value="0" calcext:value-type="float">
            <text:p>0</text:p>
          </table:table-cell>
          <table:table-cell office:value-type="float" office:value="6886" calcext:value-type="float">
            <text:p>6886</text:p>
          </table:table-cell>
          <table:table-cell office:value-type="float" office:value="519" calcext:value-type="float">
            <text:p>519</text:p>
          </table:table-cell>
          <table:table-cell office:value-type="float" office:value="498" calcext:value-type="float">
            <text:p>498</text:p>
          </table:table-cell>
          <table:table-cell office:value-type="float" office:value="1438.6" calcext:value-type="float">
            <text:p>1438.6</text:p>
          </table:table-cell>
          <table:table-cell office:value-type="float" office:value="0.67" calcext:value-type="float">
            <text:p>0.67</text:p>
          </table:table-cell>
          <table:table-cell office:value-type="float" office:value="14.58" calcext:value-type="float">
            <text:p>14.58</text:p>
          </table:table-cell>
          <table:table-cell office:value-type="float" office:value="1438.6" calcext:value-type="float">
            <text:p>14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3" calcext:value-type="float">
            <text:p>15.53</text:p>
          </table:table-cell>
          <table:table-cell office:value-type="float" office:value="0" calcext:value-type="float">
            <text:p>0</text:p>
          </table:table-cell>
          <table:table-cell office:value-type="float" office:value="5511" calcext:value-type="float">
            <text:p>5511</text:p>
          </table:table-cell>
          <table:table-cell office:value-type="float" office:value="489" calcext:value-type="float">
            <text:p>489</text:p>
          </table:table-cell>
          <table:table-cell office:value-type="float" office:value="467" calcext:value-type="float">
            <text:p>4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5-k15</text:p>
          </table:table-cell>
          <table:table-cell office:value-type="float" office:value="1280.92" calcext:value-type="float">
            <text:p>1280.92</text:p>
          </table:table-cell>
          <table:table-cell office:value-type="float" office:value="0.82" calcext:value-type="float">
            <text:p>0.82</text:p>
          </table:table-cell>
          <table:table-cell office:value-type="float" office:value="22.44" calcext:value-type="float">
            <text:p>22.44</text:p>
          </table:table-cell>
          <table:table-cell office:value-type="float" office:value="1280.92" calcext:value-type="float">
            <text:p>128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1280.92" calcext:value-type="float">
            <text:p>1280.92</text:p>
          </table:table-cell>
          <table:table-cell office:value-type="float" office:value="0.81" calcext:value-type="float">
            <text:p>0.81</text:p>
          </table:table-cell>
          <table:table-cell office:value-type="float" office:value="3.34" calcext:value-type="float">
            <text:p>3.34</text:p>
          </table:table-cell>
          <table:table-cell office:value-type="float" office:value="1280.92" calcext:value-type="float">
            <text:p>1280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5-k7</text:p>
          </table:table-cell>
          <table:table-cell office:value-type="float" office:value="1766.56" calcext:value-type="float">
            <text:p>1766.56</text:p>
          </table:table-cell>
          <table:table-cell office:value-type="float" office:value="0.45" calcext:value-type="float">
            <text:p>0.45</text:p>
          </table:table-cell>
          <table:table-cell office:value-type="float" office:value="6699.56" calcext:value-type="float">
            <text:p>6699.56</text:p>
          </table:table-cell>
          <table:table-cell office:value-type="float" office:value="1766.56" calcext:value-type="float">
            <text:p>1766.56</text:p>
          </table:table-cell>
          <table:table-cell office:value-type="float" office:value="0.92" calcext:value-type="float">
            <text:p>0.92</text:p>
          </table:table-cell>
          <table:table-cell office:value-type="float" office:value="144" calcext:value-type="float">
            <text:p>144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2.73" calcext:value-type="float">
            <text:p>2.73</text:p>
          </table:table-cell>
          <table:table-cell office:value-type="float" office:value="19836" calcext:value-type="float">
            <text:p>19836</text:p>
          </table:table-cell>
          <table:table-cell office:value-type="float" office:value="3566" calcext:value-type="float">
            <text:p>3566</text:p>
          </table:table-cell>
          <table:table-cell office:value-type="float" office:value="2316" calcext:value-type="float">
            <text:p>2316</text:p>
          </table:table-cell>
          <table:table-cell office:value-type="float" office:value="1766.56" calcext:value-type="float">
            <text:p>1766.56</text:p>
          </table:table-cell>
          <table:table-cell office:value-type="float" office:value="0.49" calcext:value-type="float">
            <text:p>0.49</text:p>
          </table:table-cell>
          <table:table-cell office:value-type="float" office:value="92.79" calcext:value-type="float">
            <text:p>92.79</text:p>
          </table:table-cell>
          <table:table-cell office:value-type="float" office:value="1766.56" calcext:value-type="float">
            <text:p>1766.56</text:p>
          </table:table-cell>
          <table:table-cell office:value-type="float" office:value="0" calcext:value-type="float">
            <text:p>0</text:p>
          </table:table-cell>
          <table:table-cell office:value-type="float" office:value="3386" calcext:value-type="float">
            <text:p>3386</text:p>
          </table:table-cell>
          <table:table-cell office:value-type="float" office:value="3033.76" calcext:value-type="float">
            <text:p>3033.76</text:p>
          </table:table-cell>
          <table:table-cell office:value-type="float" office:value="58.26" calcext:value-type="float">
            <text:p>58.26</text:p>
          </table:table-cell>
          <table:table-cell office:value-type="float" office:value="152913" calcext:value-type="float">
            <text:p>152913</text:p>
          </table:table-cell>
          <table:table-cell office:value-type="float" office:value="32639" calcext:value-type="float">
            <text:p>32639</text:p>
          </table:table-cell>
          <table:table-cell office:value-type="float" office:value="22085" calcext:value-type="float">
            <text:p>220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55-k8</text:p>
          </table:table-cell>
          <table:table-cell office:value-type="float" office:value="1614.61" calcext:value-type="float">
            <text:p>1614.61</text:p>
          </table:table-cell>
          <table:table-cell office:value-type="float" office:value="0.49" calcext:value-type="float">
            <text:p>0.49</text:p>
          </table:table-cell>
          <table:table-cell office:value-type="float" office:value="5284.41" calcext:value-type="float">
            <text:p>5284.41</text:p>
          </table:table-cell>
          <table:table-cell office:value-type="float" office:value="1614.61" calcext:value-type="float">
            <text:p>1614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72.43" calcext:value-type="float">
            <text:p>5372.43</text:p>
          </table:table-cell>
          <table:table-cell office:value-type="float" office:value="0.53" calcext:value-type="float">
            <text:p>0.53</text:p>
          </table:table-cell>
          <table:table-cell office:value-type="float" office:value="10840" calcext:value-type="float">
            <text:p>10840</text:p>
          </table:table-cell>
          <table:table-cell office:value-type="float" office:value="1472" calcext:value-type="float">
            <text:p>1472</text:p>
          </table:table-cell>
          <table:table-cell office:value-type="float" office:value="1028" calcext:value-type="float">
            <text:p>1028</text:p>
          </table:table-cell>
          <table:table-cell office:value-type="float" office:value="1614.61" calcext:value-type="float">
            <text:p>1614.61</text:p>
          </table:table-cell>
          <table:table-cell office:value-type="float" office:value="0.48" calcext:value-type="float">
            <text:p>0.48</text:p>
          </table:table-cell>
          <table:table-cell office:value-type="float" office:value="35.13" calcext:value-type="float">
            <text:p>35.13</text:p>
          </table:table-cell>
          <table:table-cell office:value-type="float" office:value="1614.61" calcext:value-type="float">
            <text:p>1614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6.19" calcext:value-type="float">
            <text:p>136.19</text:p>
          </table:table-cell>
          <table:table-cell office:value-type="float" office:value="0.75" calcext:value-type="float">
            <text:p>0.75</text:p>
          </table:table-cell>
          <table:table-cell office:value-type="float" office:value="10303" calcext:value-type="float">
            <text:p>10303</text:p>
          </table:table-cell>
          <table:table-cell office:value-type="float" office:value="1515" calcext:value-type="float">
            <text:p>1515</text:p>
          </table:table-cell>
          <table:table-cell office:value-type="float" office:value="1050" calcext:value-type="float">
            <text:p>10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60-k10</text:p>
          </table:table-cell>
          <table:table-cell office:value-type="float" office:value="1676.35" calcext:value-type="float">
            <text:p>1676.35</text:p>
          </table:table-cell>
          <table:table-cell office:value-type="float" office:value="0.73" calcext:value-type="float">
            <text:p>0.73</text:p>
          </table:table-cell>
          <table:table-cell office:value-type="float" office:value="5749.37" calcext:value-type="float">
            <text:p>5749.37</text:p>
          </table:table-cell>
          <table:table-cell office:value-type="float" office:value="1676.35" calcext:value-type="float">
            <text:p>1676.35</text:p>
          </table:table-cell>
          <table:table-cell office:value-type="float" office:value="0" calcext:value-type="float">
            <text:p>0</text:p>
          </table:table-cell>
          <table:table-cell office:value-type="float" office:value="1622" calcext:value-type="float">
            <text:p>1622</text:p>
          </table:table-cell>
          <table:table-cell office:value-type="float" office:value="6486" calcext:value-type="float">
            <text:p>6486</text:p>
          </table:table-cell>
          <table:table-cell office:value-type="float" office:value="19.34" calcext:value-type="float">
            <text:p>19.34</text:p>
          </table:table-cell>
          <table:table-cell office:value-type="float" office:value="49871" calcext:value-type="float">
            <text:p>49871</text:p>
          </table:table-cell>
          <table:table-cell office:value-type="float" office:value="7622" calcext:value-type="float">
            <text:p>7622</text:p>
          </table:table-cell>
          <table:table-cell office:value-type="float" office:value="5965" calcext:value-type="float">
            <text:p>5965</text:p>
          </table:table-cell>
          <table:table-cell office:value-type="float" office:value="1676.35" calcext:value-type="float">
            <text:p>1676.35</text:p>
          </table:table-cell>
          <table:table-cell office:value-type="float" office:value="0.72" calcext:value-type="float">
            <text:p>0.72</text:p>
          </table:table-cell>
          <table:table-cell office:value-type="float" office:value="43.1" calcext:value-type="float">
            <text:p>43.1</text:p>
          </table:table-cell>
          <table:table-cell office:value-type="float" office:value="1676.35" calcext:value-type="float">
            <text:p>1676.35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674.62" calcext:value-type="float">
            <text:p>674.62</text:p>
          </table:table-cell>
          <table:table-cell office:value-type="float" office:value="15.56" calcext:value-type="float">
            <text:p>15.56</text:p>
          </table:table-cell>
          <table:table-cell office:value-type="float" office:value="45049" calcext:value-type="float">
            <text:p>45049</text:p>
          </table:table-cell>
          <table:table-cell office:value-type="float" office:value="6895" calcext:value-type="float">
            <text:p>6895</text:p>
          </table:table-cell>
          <table:table-cell office:value-type="float" office:value="5157" calcext:value-type="float">
            <text:p>51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60-k15</text:p>
          </table:table-cell>
          <table:table-cell office:value-type="float" office:value="1462.5" calcext:value-type="float">
            <text:p>1462.5</text:p>
          </table:table-cell>
          <table:table-cell office:value-type="float" office:value="0.88" calcext:value-type="float">
            <text:p>0.88</text:p>
          </table:table-cell>
          <table:table-cell office:value-type="float" office:value="176.09" calcext:value-type="float">
            <text:p>176.09</text:p>
          </table:table-cell>
          <table:table-cell office:value-type="float" office:value="1462.5" calcext:value-type="float">
            <text:p>14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.44" calcext:value-type="float">
            <text:p>181.44</text:p>
          </table:table-cell>
          <table:table-cell office:value-type="float" office:value="0.16" calcext:value-type="float">
            <text:p>0.16</text:p>
          </table:table-cell>
          <table:table-cell office:value-type="float" office:value="4665" calcext:value-type="float">
            <text:p>4665</text:p>
          </table:table-cell>
          <table:table-cell office:value-type="float" office:value="166" calcext:value-type="float">
            <text:p>166</text:p>
          </table:table-cell>
          <table:table-cell office:value-type="float" office:value="268" calcext:value-type="float">
            <text:p>268</text:p>
          </table:table-cell>
          <table:table-cell office:value-type="float" office:value="1462.5" calcext:value-type="float">
            <text:p>1462.5</text:p>
          </table:table-cell>
          <table:table-cell office:value-type="float" office:value="0.86" calcext:value-type="float">
            <text:p>0.86</text:p>
          </table:table-cell>
          <table:table-cell office:value-type="float" office:value="6.96" calcext:value-type="float">
            <text:p>6.96</text:p>
          </table:table-cell>
          <table:table-cell office:value-type="float" office:value="1462.5" calcext:value-type="float">
            <text:p>1462.5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.14" calcext:value-type="float">
            <text:p>13.14</text:p>
          </table:table-cell>
          <table:table-cell office:value-type="float" office:value="0.2" calcext:value-type="float">
            <text:p>0.2</text:p>
          </table:table-cell>
          <table:table-cell office:value-type="float" office:value="3914" calcext:value-type="float">
            <text:p>3914</text:p>
          </table:table-cell>
          <table:table-cell office:value-type="float" office:value="152" calcext:value-type="float">
            <text:p>152</text:p>
          </table:table-cell>
          <table:table-cell office:value-type="float" office:value="244" calcext:value-type="float">
            <text:p>2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65-k10</text:p>
          </table:table-cell>
          <table:table-cell office:value-type="float" office:value="1928.46" calcext:value-type="float">
            <text:p>1928.46</text:p>
          </table:table-cell>
          <table:table-cell office:value-type="float" office:value="0.75" calcext:value-type="float">
            <text:p>0.75</text:p>
          </table:table-cell>
          <table:table-cell office:value-type="float" office:value="3866.32" calcext:value-type="float">
            <text:p>3866.32</text:p>
          </table:table-cell>
          <table:table-cell office:value-type="float" office:value="1928.46" calcext:value-type="float">
            <text:p>1928.46</text:p>
          </table:table-cell>
          <table:table-cell office:value-type="float" office:value="0" calcext:value-type="float">
            <text:p>0</text:p>
          </table:table-cell>
          <table:table-cell office:value-type="float" office:value="2461" calcext:value-type="float">
            <text:p>2461</text:p>
          </table:table-cell>
          <table:table-cell office:value-type="float" office:value="5960.87" calcext:value-type="float">
            <text:p>5960.87</text:p>
          </table:table-cell>
          <table:table-cell office:value-type="float" office:value="56.42" calcext:value-type="float">
            <text:p>56.42</text:p>
          </table:table-cell>
          <table:table-cell office:value-type="float" office:value="111864" calcext:value-type="float">
            <text:p>111864</text:p>
          </table:table-cell>
          <table:table-cell office:value-type="float" office:value="19572" calcext:value-type="float">
            <text:p>19572</text:p>
          </table:table-cell>
          <table:table-cell office:value-type="float" office:value="11083" calcext:value-type="float">
            <text:p>11083</text:p>
          </table:table-cell>
          <table:table-cell office:value-type="float" office:value="1928.46" calcext:value-type="float">
            <text:p>1928.46</text:p>
          </table:table-cell>
          <table:table-cell office:value-type="float" office:value="0.76" calcext:value-type="float">
            <text:p>0.76</text:p>
          </table:table-cell>
          <table:table-cell office:value-type="float" office:value="113.27" calcext:value-type="float">
            <text:p>113.27</text:p>
          </table:table-cell>
          <table:table-cell office:value-type="float" office:value="1928.46" calcext:value-type="float">
            <text:p>1928.46</text:p>
          </table:table-cell>
          <table:table-cell office:value-type="float" office:value="0" calcext:value-type="float">
            <text:p>0</text:p>
          </table:table-cell>
          <table:table-cell office:value-type="float" office:value="4239" calcext:value-type="float">
            <text:p>4239</text:p>
          </table:table-cell>
          <table:table-cell office:value-type="float" office:value="6762.68" calcext:value-type="float">
            <text:p>6762.68</text:p>
          </table:table-cell>
          <table:table-cell office:value-type="float" office:value="87.87" calcext:value-type="float">
            <text:p>87.87</text:p>
          </table:table-cell>
          <table:table-cell office:value-type="float" office:value="165361" calcext:value-type="float">
            <text:p>165361</text:p>
          </table:table-cell>
          <table:table-cell office:value-type="float" office:value="23339" calcext:value-type="float">
            <text:p>23339</text:p>
          </table:table-cell>
          <table:table-cell office:value-type="float" office:value="19322" calcext:value-type="float">
            <text:p>193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70-k10</text:p>
          </table:table-cell>
          <table:table-cell office:value-type="float" office:value="2097.17" calcext:value-type="float">
            <text:p>2097.17</text:p>
          </table:table-cell>
          <table:table-cell office:value-type="float" office:value="0.83" calcext:value-type="float">
            <text:p>0.83</text:p>
          </table:table-cell>
          <table:table-cell office:value-type="float" office:value="4725.81" calcext:value-type="float">
            <text:p>4725.81</text:p>
          </table:table-cell>
          <table:table-cell office:value-type="float" office:value="2097.17" calcext:value-type="float">
            <text:p>2097.17</text:p>
          </table:table-cell>
          <table:table-cell office:value-type="float" office:value="0.352" calcext:value-type="float">
            <text:p>0.352</text:p>
          </table:table-cell>
          <table:table-cell office:value-type="float" office:value="1463" calcext:value-type="float">
            <text:p>1463</text:p>
          </table:table-cell>
          <table:table-cell office:value-type="float" office:value="7202.37" calcext:value-type="float">
            <text:p>7202.37</text:p>
          </table:table-cell>
          <table:table-cell office:value-type="float" office:value="46.41" calcext:value-type="float">
            <text:p>46.41</text:p>
          </table:table-cell>
          <table:table-cell office:value-type="float" office:value="97143" calcext:value-type="float">
            <text:p>97143</text:p>
          </table:table-cell>
          <table:table-cell office:value-type="float" office:value="14721" calcext:value-type="float">
            <text:p>14721</text:p>
          </table:table-cell>
          <table:table-cell office:value-type="float" office:value="10385" calcext:value-type="float">
            <text:p>10385</text:p>
          </table:table-cell>
          <table:table-cell office:value-type="float" office:value="2097.17" calcext:value-type="float">
            <text:p>2097.17</text:p>
          </table:table-cell>
          <table:table-cell office:value-type="float" office:value="0.82" calcext:value-type="float">
            <text:p>0.82</text:p>
          </table:table-cell>
          <table:table-cell office:value-type="float" office:value="198.34" calcext:value-type="float">
            <text:p>198.34</text:p>
          </table:table-cell>
          <table:table-cell office:value-type="float" office:value="2097.17" calcext:value-type="float">
            <text:p>2097.17</text:p>
          </table:table-cell>
          <table:table-cell office:value-type="float" office:value="0" calcext:value-type="float">
            <text:p>0</text:p>
          </table:table-cell>
          <table:table-cell office:value-type="float" office:value="2421" calcext:value-type="float">
            <text:p>2421</text:p>
          </table:table-cell>
          <table:table-cell office:value-type="float" office:value="5877.93" calcext:value-type="float">
            <text:p>5877.93</text:p>
          </table:table-cell>
          <table:table-cell office:value-type="float" office:value="69.68" calcext:value-type="float">
            <text:p>69.68</text:p>
          </table:table-cell>
          <table:table-cell office:value-type="float" office:value="125634" calcext:value-type="float">
            <text:p>125634</text:p>
          </table:table-cell>
          <table:table-cell office:value-type="float" office:value="14739" calcext:value-type="float">
            <text:p>14739</text:p>
          </table:table-cell>
          <table:table-cell office:value-type="float" office:value="11890" calcext:value-type="float">
            <text:p>1189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76-k4</text:p>
          </table:table-cell>
          <table:table-cell office:value-type="float" office:value="4673.05" calcext:value-type="float">
            <text:p>4673.05</text:p>
          </table:table-cell>
          <table:table-cell office:value-type="float" office:value="0.52" calcext:value-type="float">
            <text:p>0.52</text:p>
          </table:table-cell>
          <table:table-cell office:value-type="float" office:value="3608.6" calcext:value-type="float">
            <text:p>3608.6</text:p>
          </table:table-cell>
          <table:table-cell office:value-type="float" office:value="4673.05" calcext:value-type="float">
            <text:p>4673.05</text:p>
          </table:table-cell>
          <table:table-cell office:value-type="float" office:value="3.461" calcext:value-type="float">
            <text:p>3.461</text:p>
          </table:table-cell>
          <table:table-cell office:value-type="float" office:value="7" calcext:value-type="float">
            <text:p>7</text:p>
          </table:table-cell>
          <table:table-cell office:value-type="float" office:value="7200.64" calcext:value-type="float">
            <text:p>7200.64</text:p>
          </table:table-cell>
          <table:table-cell office:value-type="float" office:value="2.56" calcext:value-type="float">
            <text:p>2.56</text:p>
          </table:table-cell>
          <table:table-cell office:value-type="float" office:value="103119" calcext:value-type="float">
            <text:p>103119</text:p>
          </table:table-cell>
          <table:table-cell office:value-type="float" office:value="15066" calcext:value-type="float">
            <text:p>15066</text:p>
          </table:table-cell>
          <table:table-cell office:value-type="float" office:value="12697" calcext:value-type="float">
            <text:p>12697</text:p>
          </table:table-cell>
          <table:table-cell office:value-type="float" office:value="4673.05" calcext:value-type="float">
            <text:p>4673.05</text:p>
          </table:table-cell>
          <table:table-cell office:value-type="float" office:value="0.5" calcext:value-type="float">
            <text:p>0.5</text:p>
          </table:table-cell>
          <table:table-cell office:value-type="float" office:value="4047.06" calcext:value-type="float">
            <text:p>4047.06</text:p>
          </table:table-cell>
          <table:table-cell office:value-type="float" office:value="4673.05" calcext:value-type="float">
            <text:p>4673.05</text:p>
          </table:table-cell>
          <table:table-cell office:value-type="float" office:value="3.448" calcext:value-type="float">
            <text:p>3.448</text:p>
          </table:table-cell>
          <table:table-cell office:value-type="float" office:value="6" calcext:value-type="float">
            <text:p>6</text:p>
          </table:table-cell>
          <table:table-cell office:value-type="float" office:value="7216.79" calcext:value-type="float">
            <text:p>7216.79</text:p>
          </table:table-cell>
          <table:table-cell office:value-type="float" office:value="1.62" calcext:value-type="float">
            <text:p>1.62</text:p>
          </table:table-cell>
          <table:table-cell office:value-type="float" office:value="107128" calcext:value-type="float">
            <text:p>107128</text:p>
          </table:table-cell>
          <table:table-cell office:value-type="float" office:value="15204" calcext:value-type="float">
            <text:p>15204</text:p>
          </table:table-cell>
          <table:table-cell office:value-type="float" office:value="12868" calcext:value-type="float">
            <text:p>128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\P-n76-k5</text:p>
          </table:table-cell>
          <table:table-cell table:number-columns-repeated="11" office:value-type="string" calcext:value-type="string">
            <text:p>--</text:p>
          </table:table-cell>
          <table:table-cell office:value-type="float" office:value="3820.02" calcext:value-type="float">
            <text:p>3820.02</text:p>
          </table:table-cell>
          <table:table-cell office:value-type="float" office:value="0.54" calcext:value-type="float">
            <text:p>0.54</text:p>
          </table:table-cell>
          <table:table-cell office:value-type="float" office:value="2917.1" calcext:value-type="float">
            <text:p>2917.1</text:p>
          </table:table-cell>
          <table:table-cell office:value-type="float" office:value="3820.02" calcext:value-type="float">
            <text:p>3820.02</text:p>
          </table:table-cell>
          <table:table-cell office:value-type="float" office:value="2.502" calcext:value-type="float">
            <text:p>2.502</text:p>
          </table:table-cell>
          <table:table-cell office:value-type="float" office:value="19" calcext:value-type="float">
            <text:p>19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3.11" calcext:value-type="float">
            <text:p>3.11</text:p>
          </table:table-cell>
          <table:table-cell office:value-type="float" office:value="79287" calcext:value-type="float">
            <text:p>79287</text:p>
          </table:table-cell>
          <table:table-cell office:value-type="float" office:value="11903" calcext:value-type="float">
            <text:p>11903</text:p>
          </table:table-cell>
          <table:table-cell office:value-type="float" office:value="8530" calcext:value-type="float">
            <text:p>8530</text:p>
          </table:table-cell>
          <table:table-cell table:number-columns-repeated="1001"/>
        </table:table-row>
        <table:table-row table:style-name="ro1">
          <table:table-cell table:style-name="ce28" table:number-columns-repeated="9"/>
          <table:table-cell table:style-name="ce29" table:number-columns-repeated="3"/>
          <table:table-cell table:style-name="ce28" table:formula="of:=AVERAGE([.M3:.M25])" office:value-type="float" office:value="1571.14043478261" calcext:value-type="float">
            <text:p>1571.14</text:p>
          </table:table-cell>
          <table:table-cell table:style-name="ce28" table:formula="of:=AVERAGE([.N3:.N25])" office:value-type="float" office:value="0.441739130434783" calcext:value-type="float">
            <text:p>0.44</text:p>
          </table:table-cell>
          <table:table-cell table:style-name="ce28" table:formula="of:=AVERAGE([.O3:.O25])" office:value-type="float" office:value="330.340869565217" calcext:value-type="float">
            <text:p>330.34</text:p>
          </table:table-cell>
          <table:table-cell table:style-name="ce28" table:formula="of:=AVERAGE([.P3:.P25])" office:value-type="float" office:value="1571.14043478261" calcext:value-type="float">
            <text:p>1571.14</text:p>
          </table:table-cell>
          <table:table-cell table:style-name="ce28" table:formula="of:=AVERAGE([.Q3:.Q25])" office:value-type="float" office:value="0.258782608695652" calcext:value-type="float">
            <text:p>0.26</text:p>
          </table:table-cell>
          <table:table-cell table:style-name="ce28" table:formula="of:=AVERAGE([.R3:.R25])" office:value-type="float" office:value="789.130434782609" calcext:value-type="float">
            <text:p>789.13</text:p>
          </table:table-cell>
          <table:table-cell table:style-name="ce28" table:formula="of:=AVERAGE([.S3:.S25])" office:value-type="float" office:value="1547.40130434783" calcext:value-type="float">
            <text:p>1547.40</text:p>
          </table:table-cell>
          <table:table-cell table:style-name="ce28" table:formula="of:=AVERAGE([.T3:.T25])" office:value-type="float" office:value="12.1734782608696" calcext:value-type="float">
            <text:p>12.17</text:p>
          </table:table-cell>
          <table:table-cell table:style-name="ce29" table:formula="of:=AVERAGE([.U3:.U25])" office:value-type="float" office:value="38833.5652173913" calcext:value-type="float">
            <text:p>38834</text:p>
          </table:table-cell>
          <table:table-cell table:style-name="ce29" table:formula="of:=AVERAGE([.V3:.V25])" office:value-type="float" office:value="6508.82608695652" calcext:value-type="float">
            <text:p>6509</text:p>
          </table:table-cell>
          <table:table-cell table:style-name="ce29" table:formula="of:=AVERAGE([.W3:.W25])" office:value-type="float" office:value="5192.78260869565" calcext:value-type="float">
            <text:p>5193</text:p>
          </table:table-cell>
          <table:table-cell table:style-name="ce15" table:number-columns-repeated="1001"/>
        </table:table-row>
        <table:table-row table:style-name="ro1">
          <table:table-cell table:style-name="ce28" office:value-type="string" calcext:value-type="string">
            <text:p>avg p </text:p>
          </table:table-cell>
          <table:table-cell table:style-name="ce28" table:formula="of:=AVERAGE([.B3:.B24])" office:value-type="float" office:value="1468.91863636364" calcext:value-type="float">
            <text:p>1468.92</text:p>
          </table:table-cell>
          <table:table-cell table:style-name="ce28" table:formula="of:=AVERAGE([.C3:.C24])" office:value-type="float" office:value="0.443181818181818" calcext:value-type="float">
            <text:p>0.44</text:p>
          </table:table-cell>
          <table:table-cell table:style-name="ce28" table:formula="of:=AVERAGE([.D3:.D24])" office:value-type="float" office:value="2819.36272727273" calcext:value-type="float">
            <text:p>2819.36</text:p>
          </table:table-cell>
          <table:table-cell table:style-name="ce28" table:formula="of:=AVERAGE([.E3:.E24])" office:value-type="float" office:value="1468.91863636364" calcext:value-type="float">
            <text:p>1468.92</text:p>
          </table:table-cell>
          <table:table-cell table:style-name="ce28" table:formula="of:=AVERAGE([.F3:.F24])" office:value-type="float" office:value="0.252954545454545" calcext:value-type="float">
            <text:p>0.25</text:p>
          </table:table-cell>
          <table:table-cell table:style-name="ce28" table:formula="of:=AVERAGE([.G3:.G24])" office:value-type="float" office:value="522.5" calcext:value-type="float">
            <text:p>522.50</text:p>
          </table:table-cell>
          <table:table-cell table:style-name="ce28" table:formula="of:=AVERAGE([.H3:.H24])" office:value-type="float" office:value="3425.06863636364" calcext:value-type="float">
            <text:p>3425.07</text:p>
          </table:table-cell>
          <table:table-cell table:style-name="ce28" table:formula="of:=AVERAGE([.I3:.I24])" office:value-type="float" office:value="8.085" calcext:value-type="float">
            <text:p>8.09</text:p>
          </table:table-cell>
          <table:table-cell table:style-name="ce29" table:formula="of:=AVERAGE([.J3:.J24])" office:value-type="float" office:value="28200.9545454545" calcext:value-type="float">
            <text:p>28201</text:p>
          </table:table-cell>
          <table:table-cell table:style-name="ce29" table:formula="of:=AVERAGE([.K3:.K24])" office:value-type="float" office:value="4894.81818181818" calcext:value-type="float">
            <text:p>4895</text:p>
          </table:table-cell>
          <table:table-cell table:style-name="ce29" table:formula="of:=AVERAGE([.L3:.L24])" office:value-type="float" office:value="3718.95454545455" calcext:value-type="float">
            <text:p>3719</text:p>
          </table:table-cell>
          <table:table-cell table:style-name="ce28" table:formula="of:=AVERAGE([.M3:.M24])" office:value-type="float" office:value="1468.91863636364" calcext:value-type="float">
            <text:p>1468.92</text:p>
          </table:table-cell>
          <table:table-cell table:style-name="ce28" table:formula="of:=AVERAGE([.N3:.N24])" office:value-type="float" office:value="0.437272727272727" calcext:value-type="float">
            <text:p>0.44</text:p>
          </table:table-cell>
          <table:table-cell table:style-name="ce28" table:formula="of:=AVERAGE([.O3:.O24])" office:value-type="float" office:value="212.760909090909" calcext:value-type="float">
            <text:p>212.76</text:p>
          </table:table-cell>
          <table:table-cell table:style-name="ce28" table:formula="of:=AVERAGE([.P3:.P24])" office:value-type="float" office:value="1468.91863636364" calcext:value-type="float">
            <text:p>1468.92</text:p>
          </table:table-cell>
          <table:table-cell table:style-name="ce28" table:formula="of:=AVERAGE([.Q3:.Q24])" office:value-type="float" office:value="0.156818181818182" calcext:value-type="float">
            <text:p>0.16</text:p>
          </table:table-cell>
          <table:table-cell table:style-name="ce28" table:formula="of:=AVERAGE([.R3:.R24])" office:value-type="float" office:value="824.136363636364" calcext:value-type="float">
            <text:p>824.14</text:p>
          </table:table-cell>
          <table:table-cell table:style-name="ce28" table:formula="of:=AVERAGE([.S3:.S24])" office:value-type="float" office:value="1290.435" calcext:value-type="float">
            <text:p>1290.44</text:p>
          </table:table-cell>
          <table:table-cell table:style-name="ce28" table:formula="of:=AVERAGE([.T3:.T24])" office:value-type="float" office:value="12.5854545454545" calcext:value-type="float">
            <text:p>12.59</text:p>
          </table:table-cell>
          <table:table-cell table:style-name="ce29" table:formula="of:=AVERAGE([.U3:.U24])" office:value-type="float" office:value="36994.7727272727" calcext:value-type="float">
            <text:p>36995</text:p>
          </table:table-cell>
          <table:table-cell table:style-name="ce29" table:formula="of:=AVERAGE([.V3:.V24])" office:value-type="float" office:value="6263.63636363636" calcext:value-type="float">
            <text:p>6264</text:p>
          </table:table-cell>
          <table:table-cell table:style-name="ce29" table:formula="of:=AVERAGE([.W3:.W24])" office:value-type="float" office:value="5041.09090909091" calcext:value-type="float">
            <text:p>5041</text:p>
          </table:table-cell>
          <table:table-cell table:style-name="ce15" table:number-columns-repeated="1001"/>
        </table:table-row>
        <table:table-row table:style-name="ro1">
          <table:table-cell office:value-type="string" calcext:value-type="string">
            <text:p>E-n22-k4</text:p>
          </table:table-cell>
          <table:table-cell office:value-type="float" office:value="819.39" calcext:value-type="float">
            <text:p>819.39</text:p>
          </table:table-cell>
          <table:table-cell office:value-type="float" office:value="0.15" calcext:value-type="float">
            <text:p>0.15</text:p>
          </table:table-cell>
          <table:table-cell office:value-type="float" office:value="26.6" calcext:value-type="float">
            <text:p>26.6</text:p>
          </table:table-cell>
          <table:table-cell office:value-type="float" office:value="819.39" calcext:value-type="float">
            <text:p>819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77" calcext:value-type="float">
            <text:p>28.77</text:p>
          </table:table-cell>
          <table:table-cell office:value-type="float" office:value="0.01" calcext:value-type="float">
            <text:p>0.01</text:p>
          </table:table-cell>
          <table:table-cell office:value-type="float" office:value="995" calcext:value-type="float">
            <text:p>995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819.39" calcext:value-type="float">
            <text:p>819.39</text:p>
          </table:table-cell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819.39" calcext:value-type="float">
            <text:p>819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2" calcext:value-type="float">
            <text:p>4.32</text:p>
          </table:table-cell>
          <table:table-cell office:value-type="float" office:value="0.02" calcext:value-type="float">
            <text:p>0.02</text:p>
          </table:table-cell>
          <table:table-cell office:value-type="float" office:value="565" calcext:value-type="float">
            <text:p>565</text:p>
          </table:table-cell>
          <table:table-cell office:value-type="float" office:value="248" calcext:value-type="float">
            <text:p>248</text:p>
          </table:table-cell>
          <table:table-cell office:value-type="float" office:value="161" calcext:value-type="float">
            <text:p>1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23-k3</text:p>
          </table:table-cell>
          <table:table-cell office:value-type="float" office:value="1555.87" calcext:value-type="float">
            <text:p>1555.87</text:p>
          </table:table-cell>
          <table:table-cell office:value-type="float" office:value="0.14" calcext:value-type="float">
            <text:p>0.14</text:p>
          </table:table-cell>
          <table:table-cell office:value-type="float" office:value="188.71" calcext:value-type="float">
            <text:p>188.71</text:p>
          </table:table-cell>
          <table:table-cell office:value-type="float" office:value="1555.87" calcext:value-type="float">
            <text:p>155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87" calcext:value-type="float">
            <text:p>188.87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473" calcext:value-type="float">
            <text:p>473</text:p>
          </table:table-cell>
          <table:table-cell office:value-type="float" office:value="417" calcext:value-type="float">
            <text:p>417</text:p>
          </table:table-cell>
          <table:table-cell office:value-type="float" office:value="1555.87" calcext:value-type="float">
            <text:p>1555.87</text:p>
          </table:table-cell>
          <table:table-cell office:value-type="float" office:value="0.16" calcext:value-type="float">
            <text:p>0.16</text:p>
          </table:table-cell>
          <table:table-cell office:value-type="float" office:value="1.07" calcext:value-type="float">
            <text:p>1.07</text:p>
          </table:table-cell>
          <table:table-cell office:value-type="float" office:value="1555.87" calcext:value-type="float">
            <text:p>155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 office:value-type="float" office:value="431" calcext:value-type="float">
            <text:p>431</text:p>
          </table:table-cell>
          <table:table-cell office:value-type="float" office:value="366" calcext:value-type="float">
            <text:p>3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30-k3</text:p>
          </table:table-cell>
          <table:table-cell office:value-type="float" office:value="1871.08" calcext:value-type="float">
            <text:p>1871.08</text:p>
          </table:table-cell>
          <table:table-cell office:value-type="float" office:value="0.17" calcext:value-type="float">
            <text:p>0.17</text:p>
          </table:table-cell>
          <table:table-cell office:value-type="float" office:value="3760.27" calcext:value-type="float">
            <text:p>3760.27</text:p>
          </table:table-cell>
          <table:table-cell office:value-type="float" office:value="1871.08" calcext:value-type="float">
            <text:p>1871.08</text:p>
          </table:table-cell>
          <table:table-cell office:value-type="float" office:value="0" calcext:value-type="float">
            <text:p>0</text:p>
          </table:table-cell>
          <table:table-cell office:value-type="float" office:value="3253" calcext:value-type="float">
            <text:p>3253</text:p>
          </table:table-cell>
          <table:table-cell office:value-type="float" office:value="4843.25" calcext:value-type="float">
            <text:p>4843.25</text:p>
          </table:table-cell>
          <table:table-cell office:value-type="float" office:value="1.85" calcext:value-type="float">
            <text:p>1.85</text:p>
          </table:table-cell>
          <table:table-cell office:value-type="float" office:value="9574" calcext:value-type="float">
            <text:p>9574</text:p>
          </table:table-cell>
          <table:table-cell office:value-type="float" office:value="3178" calcext:value-type="float">
            <text:p>3178</text:p>
          </table:table-cell>
          <table:table-cell office:value-type="float" office:value="1666" calcext:value-type="float">
            <text:p>1666</text:p>
          </table:table-cell>
          <table:table-cell office:value-type="float" office:value="1871.08" calcext:value-type="float">
            <text:p>1871.08</text:p>
          </table:table-cell>
          <table:table-cell office:value-type="float" office:value="0.16" calcext:value-type="float">
            <text:p>0.16</text:p>
          </table:table-cell>
          <table:table-cell office:value-type="float" office:value="7.68" calcext:value-type="float">
            <text:p>7.68</text:p>
          </table:table-cell>
          <table:table-cell office:value-type="float" office:value="1871.08" calcext:value-type="float">
            <text:p>1871.08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1100.84" calcext:value-type="float">
            <text:p>1100.84</text:p>
          </table:table-cell>
          <table:table-cell office:value-type="float" office:value="2.53" calcext:value-type="float">
            <text:p>2.53</text:p>
          </table:table-cell>
          <table:table-cell office:value-type="float" office:value="12167" calcext:value-type="float">
            <text:p>12167</text:p>
          </table:table-cell>
          <table:table-cell office:value-type="float" office:value="3583" calcext:value-type="float">
            <text:p>3583</text:p>
          </table:table-cell>
          <table:table-cell office:value-type="float" office:value="2068" calcext:value-type="float">
            <text:p>20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30-k4</text:p>
          </table:table-cell>
          <table:table-cell office:value-type="float" office:value="1643.3" calcext:value-type="float">
            <text:p>1643.3</text:p>
          </table:table-cell>
          <table:table-cell office:value-type="float" office:value="0.23" calcext:value-type="float">
            <text:p>0.23</text:p>
          </table:table-cell>
          <table:table-cell office:value-type="float" office:value="3719.09" calcext:value-type="float">
            <text:p>3719.09</text:p>
          </table:table-cell>
          <table:table-cell office:value-type="float" office:value="1643.3" calcext:value-type="float">
            <text:p>1643.3</text:p>
          </table:table-cell>
          <table:table-cell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4027.16" calcext:value-type="float">
            <text:p>4027.16</text:p>
          </table:table-cell>
          <table:table-cell office:value-type="float" office:value="1.44" calcext:value-type="float">
            <text:p>1.44</text:p>
          </table:table-cell>
          <table:table-cell office:value-type="float" office:value="6315" calcext:value-type="float">
            <text:p>6315</text:p>
          </table:table-cell>
          <table:table-cell office:value-type="float" office:value="2305" calcext:value-type="float">
            <text:p>2305</text:p>
          </table:table-cell>
          <table:table-cell office:value-type="float" office:value="2630" calcext:value-type="float">
            <text:p>2630</text:p>
          </table:table-cell>
          <table:table-cell office:value-type="float" office:value="1643.3" calcext:value-type="float">
            <text:p>1643.3</text:p>
          </table:table-cell>
          <table:table-cell office:value-type="float" office:value="0.22" calcext:value-type="float">
            <text:p>0.22</text:p>
          </table:table-cell>
          <table:table-cell office:value-type="float" office:value="4.37" calcext:value-type="float">
            <text:p>4.37</text:p>
          </table:table-cell>
          <table:table-cell office:value-type="float" office:value="1643.3" calcext:value-type="float">
            <text:p>1643.3</text:p>
          </table:table-cell>
          <table:table-cell office:value-type="float" office:value="0" calcext:value-type="float">
            <text:p>0</text:p>
          </table:table-cell>
          <table:table-cell office:value-type="float" office:value="3046" calcext:value-type="float">
            <text:p>3046</text:p>
          </table:table-cell>
          <table:table-cell office:value-type="float" office:value="301.07" calcext:value-type="float">
            <text:p>301.07</text:p>
          </table:table-cell>
          <table:table-cell office:value-type="float" office:value="1.55" calcext:value-type="float">
            <text:p>1.55</text:p>
          </table:table-cell>
          <table:table-cell office:value-type="float" office:value="3186" calcext:value-type="float">
            <text:p>3186</text:p>
          </table:table-cell>
          <table:table-cell office:value-type="float" office:value="1979" calcext:value-type="float">
            <text:p>1979</text:p>
          </table:table-cell>
          <table:table-cell office:value-type="float" office:value="2142" calcext:value-type="float">
            <text:p>21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33-k4</text:p>
          </table:table-cell>
          <table:table-cell office:value-type="float" office:value="2819.43" calcext:value-type="float">
            <text:p>2819.43</text:p>
          </table:table-cell>
          <table:table-cell office:value-type="float" office:value="0.28" calcext:value-type="float">
            <text:p>0.28</text:p>
          </table:table-cell>
          <table:table-cell office:value-type="float" office:value="3990.01" calcext:value-type="float">
            <text:p>3990.01</text:p>
          </table:table-cell>
          <table:table-cell office:value-type="float" office:value="2819.43" calcext:value-type="float">
            <text:p>2819.43</text:p>
          </table:table-cell>
          <table:table-cell office:value-type="float" office:value="0" calcext:value-type="float">
            <text:p>0</text:p>
          </table:table-cell>
          <table:table-cell office:value-type="float" office:value="1642" calcext:value-type="float">
            <text:p>1642</text:p>
          </table:table-cell>
          <table:table-cell office:value-type="float" office:value="4356.32" calcext:value-type="float">
            <text:p>4356.32</text:p>
          </table:table-cell>
          <table:table-cell office:value-type="float" office:value="1.95" calcext:value-type="float">
            <text:p>1.95</text:p>
          </table:table-cell>
          <table:table-cell office:value-type="float" office:value="12316" calcext:value-type="float">
            <text:p>12316</text:p>
          </table:table-cell>
          <table:table-cell office:value-type="float" office:value="4052" calcext:value-type="float">
            <text:p>4052</text:p>
          </table:table-cell>
          <table:table-cell office:value-type="float" office:value="4790" calcext:value-type="float">
            <text:p>4790</text:p>
          </table:table-cell>
          <table:table-cell office:value-type="float" office:value="2819.43" calcext:value-type="float">
            <text:p>2819.43</text:p>
          </table:table-cell>
          <table:table-cell office:value-type="float" office:value="0.26" calcext:value-type="float">
            <text:p>0.26</text:p>
          </table:table-cell>
          <table:table-cell office:value-type="float" office:value="7.49" calcext:value-type="float">
            <text:p>7.49</text:p>
          </table:table-cell>
          <table:table-cell office:value-type="float" office:value="2819.43" calcext:value-type="float">
            <text:p>2819.43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 office:value-type="float" office:value="414.74" calcext:value-type="float">
            <text:p>414.74</text:p>
          </table:table-cell>
          <table:table-cell office:value-type="float" office:value="1.79" calcext:value-type="float">
            <text:p>1.79</text:p>
          </table:table-cell>
          <table:table-cell office:value-type="float" office:value="11355" calcext:value-type="float">
            <text:p>11355</text:p>
          </table:table-cell>
          <table:table-cell office:value-type="float" office:value="4326" calcext:value-type="float">
            <text:p>4326</text:p>
          </table:table-cell>
          <table:table-cell office:value-type="float" office:value="4866" calcext:value-type="float">
            <text:p>4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51-k5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0.37" calcext:value-type="float">
            <text:p>0.37</text:p>
          </table:table-cell>
          <table:table-cell office:value-type="float" office:value="6533.71" calcext:value-type="float">
            <text:p>6533.71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1.45" calcext:value-type="float">
            <text:p>1.45</text:p>
          </table:table-cell>
          <table:table-cell office:value-type="float" office:value="65" calcext:value-type="float">
            <text:p>65</text:p>
          </table:table-cell>
          <table:table-cell office:value-type="float" office:value="7200.51" calcext:value-type="float">
            <text:p>7200.51</text:p>
          </table:table-cell>
          <table:table-cell office:value-type="float" office:value="1.17" calcext:value-type="float">
            <text:p>1.17</text:p>
          </table:table-cell>
          <table:table-cell office:value-type="float" office:value="17623" calcext:value-type="float">
            <text:p>17623</text:p>
          </table:table-cell>
          <table:table-cell office:value-type="float" office:value="3957" calcext:value-type="float">
            <text:p>3957</text:p>
          </table:table-cell>
          <table:table-cell office:value-type="float" office:value="2461" calcext:value-type="float">
            <text:p>2461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0.36" calcext:value-type="float">
            <text:p>0.36</text:p>
          </table:table-cell>
          <table:table-cell office:value-type="float" office:value="149.02" calcext:value-type="float">
            <text:p>149.02</text:p>
          </table:table-cell>
          <table:table-cell office:value-type="float" office:value="2209.64" calcext:value-type="float">
            <text:p>2209.64</text:p>
          </table:table-cell>
          <table:table-cell office:value-type="float" office:value="1.154" calcext:value-type="float">
            <text:p>1.154</text:p>
          </table:table-cell>
          <table:table-cell office:value-type="float" office:value="1697" calcext:value-type="float">
            <text:p>1697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22.61" calcext:value-type="float">
            <text:p>22.61</text:p>
          </table:table-cell>
          <table:table-cell office:value-type="float" office:value="96664" calcext:value-type="float">
            <text:p>96664</text:p>
          </table:table-cell>
          <table:table-cell office:value-type="float" office:value="22149" calcext:value-type="float">
            <text:p>22149</text:p>
          </table:table-cell>
          <table:table-cell office:value-type="float" office:value="17018" calcext:value-type="float">
            <text:p>170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76-k10</text:p>
          </table:table-cell>
          <table:table-cell office:value-type="float" office:value="2310.09" calcext:value-type="float">
            <text:p>2310.09</text:p>
          </table:table-cell>
          <table:table-cell office:value-type="float" office:value="0.85" calcext:value-type="float">
            <text:p>0.85</text:p>
          </table:table-cell>
          <table:table-cell office:value-type="float" office:value="5444.11" calcext:value-type="float">
            <text:p>5444.11</text:p>
          </table:table-cell>
          <table:table-cell office:value-type="float" office:value="2310.09" calcext:value-type="float">
            <text:p>2310.09</text:p>
          </table:table-cell>
          <table:table-cell office:value-type="float" office:value="0.305" calcext:value-type="float">
            <text:p>0.305</text:p>
          </table:table-cell>
          <table:table-cell office:value-type="float" office:value="553" calcext:value-type="float">
            <text:p>553</text:p>
          </table:table-cell>
          <table:table-cell office:value-type="float" office:value="7201.59" calcext:value-type="float">
            <text:p>7201.59</text:p>
          </table:table-cell>
          <table:table-cell office:value-type="float" office:value="22.95" calcext:value-type="float">
            <text:p>22.95</text:p>
          </table:table-cell>
          <table:table-cell office:value-type="float" office:value="60869" calcext:value-type="float">
            <text:p>60869</text:p>
          </table:table-cell>
          <table:table-cell office:value-type="float" office:value="7538" calcext:value-type="float">
            <text:p>7538</text:p>
          </table:table-cell>
          <table:table-cell office:value-type="float" office:value="4935" calcext:value-type="float">
            <text:p>4935</text:p>
          </table:table-cell>
          <table:table-cell office:value-type="float" office:value="2310.09" calcext:value-type="float">
            <text:p>2310.09</text:p>
          </table:table-cell>
          <table:table-cell office:value-type="float" office:value="0.83" calcext:value-type="float">
            <text:p>0.83</text:p>
          </table:table-cell>
          <table:table-cell office:value-type="float" office:value="285.57" calcext:value-type="float">
            <text:p>285.57</text:p>
          </table:table-cell>
          <table:table-cell office:value-type="float" office:value="2310.09" calcext:value-type="float">
            <text:p>2310.09</text:p>
          </table:table-cell>
          <table:table-cell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office:value-type="float" office:value="2797.17" calcext:value-type="float">
            <text:p>2797.17</text:p>
          </table:table-cell>
          <table:table-cell office:value-type="float" office:value="37.36" calcext:value-type="float">
            <text:p>37.36</text:p>
          </table:table-cell>
          <table:table-cell office:value-type="float" office:value="86537" calcext:value-type="float">
            <text:p>86537</text:p>
          </table:table-cell>
          <table:table-cell office:value-type="float" office:value="9278" calcext:value-type="float">
            <text:p>9278</text:p>
          </table:table-cell>
          <table:table-cell office:value-type="float" office:value="7365" calcext:value-type="float">
            <text:p>73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76-k14</text:p>
          </table:table-cell>
          <table:table-cell office:value-type="float" office:value="2005.4" calcext:value-type="float">
            <text:p>2005.4</text:p>
          </table:table-cell>
          <table:table-cell office:value-type="float" office:value="1.17" calcext:value-type="float">
            <text:p>1.17</text:p>
          </table:table-cell>
          <table:table-cell office:value-type="float" office:value="5348.87" calcext:value-type="float">
            <text:p>5348.87</text:p>
          </table:table-cell>
          <table:table-cell office:value-type="float" office:value="2005.4" calcext:value-type="float">
            <text:p>2005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91.79" calcext:value-type="float">
            <text:p>5391.79</text:p>
          </table:table-cell>
          <table:table-cell office:value-type="float" office:value="0.54" calcext:value-type="float">
            <text:p>0.54</text:p>
          </table:table-cell>
          <table:table-cell office:value-type="float" office:value="14415" calcext:value-type="float">
            <text:p>14415</text:p>
          </table:table-cell>
          <table:table-cell office:value-type="float" office:value="947" calcext:value-type="float">
            <text:p>947</text:p>
          </table:table-cell>
          <table:table-cell office:value-type="float" office:value="1180" calcext:value-type="float">
            <text:p>1180</text:p>
          </table:table-cell>
          <table:table-cell office:value-type="float" office:value="2005.4" calcext:value-type="float">
            <text:p>2005.4</text:p>
          </table:table-cell>
          <table:table-cell office:value-type="float" office:value="1.17" calcext:value-type="float">
            <text:p>1.17</text:p>
          </table:table-cell>
          <table:table-cell office:value-type="float" office:value="108.52" calcext:value-type="float">
            <text:p>108.52</text:p>
          </table:table-cell>
          <table:table-cell office:value-type="float" office:value="2005.4" calcext:value-type="float">
            <text:p>2005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1.04" calcext:value-type="float">
            <text:p>271.04</text:p>
          </table:table-cell>
          <table:table-cell office:value-type="float" office:value="0.78" calcext:value-type="float">
            <text:p>0.78</text:p>
          </table:table-cell>
          <table:table-cell office:value-type="float" office:value="12781" calcext:value-type="float">
            <text:p>12781</text:p>
          </table:table-cell>
          <table:table-cell office:value-type="float" office:value="888" calcext:value-type="float">
            <text:p>888</text:p>
          </table:table-cell>
          <table:table-cell office:value-type="float" office:value="1077" calcext:value-type="float">
            <text:p>10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76-k15</text:p>
          </table:table-cell>
          <table:table-cell office:value-type="float" office:value="1962.47" calcext:value-type="float">
            <text:p>1962.47</text:p>
          </table:table-cell>
          <table:table-cell office:value-type="float" office:value="1.23" calcext:value-type="float">
            <text:p>1.23</text:p>
          </table:table-cell>
          <table:table-cell office:value-type="float" office:value="4145.11" calcext:value-type="float">
            <text:p>4145.11</text:p>
          </table:table-cell>
          <table:table-cell office:value-type="float" office:value="1962.47" calcext:value-type="float">
            <text:p>1962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6.91" calcext:value-type="float">
            <text:p>4146.91</text:p>
          </table:table-cell>
          <table:table-cell office:value-type="float" office:value="0" calcext:value-type="float">
            <text:p>0</text:p>
          </table:table-cell>
          <table:table-cell office:value-type="float" office:value="14671" calcext:value-type="float">
            <text:p>14671</text:p>
          </table:table-cell>
          <table:table-cell office:value-type="float" office:value="681" calcext:value-type="float">
            <text:p>681</text:p>
          </table:table-cell>
          <table:table-cell office:value-type="float" office:value="1005" calcext:value-type="float">
            <text:p>1005</text:p>
          </table:table-cell>
          <table:table-cell office:value-type="float" office:value="1962.47" calcext:value-type="float">
            <text:p>1962.47</text:p>
          </table:table-cell>
          <table:table-cell office:value-type="float" office:value="1.28" calcext:value-type="float">
            <text:p>1.28</text:p>
          </table:table-cell>
          <table:table-cell office:value-type="float" office:value="94.93" calcext:value-type="float">
            <text:p>94.93</text:p>
          </table:table-cell>
          <table:table-cell office:value-type="float" office:value="1962.47" calcext:value-type="float">
            <text:p>1962.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.3" calcext:value-type="float">
            <text:p>109.3</text:p>
          </table:table-cell>
          <table:table-cell office:value-type="float" office:value="0.5" calcext:value-type="float">
            <text:p>0.5</text:p>
          </table:table-cell>
          <table:table-cell office:value-type="float" office:value="11259" calcext:value-type="float">
            <text:p>11259</text:p>
          </table:table-cell>
          <table:table-cell office:value-type="float" office:value="551" calcext:value-type="float">
            <text:p>551</text:p>
          </table:table-cell>
          <table:table-cell office:value-type="float" office:value="801" calcext:value-type="float">
            <text:p>8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76-k7</text:p>
          </table:table-cell>
          <table:table-cell table:number-columns-repeated="11" office:value-type="string" calcext:value-type="string">
            <text:p>--</text:p>
          </table:table-cell>
          <table:table-cell office:value-type="float" office:value="2945.25" calcext:value-type="float">
            <text:p>2945.25</text:p>
          </table:table-cell>
          <table:table-cell office:value-type="float" office:value="0.68" calcext:value-type="float">
            <text:p>0.68</text:p>
          </table:table-cell>
          <table:table-cell office:value-type="float" office:value="1554.35" calcext:value-type="float">
            <text:p>1554.35</text:p>
          </table:table-cell>
          <table:table-cell office:value-type="float" office:value="2945.25" calcext:value-type="float">
            <text:p>2945.25</text:p>
          </table:table-cell>
          <table:table-cell office:value-type="float" office:value="2.228" calcext:value-type="float">
            <text:p>2.228</text:p>
          </table:table-cell>
          <table:table-cell office:value-type="float" office:value="46" calcext:value-type="float">
            <text:p>46</text:p>
          </table:table-cell>
          <table:table-cell office:value-type="float" office:value="7201.06" calcext:value-type="float">
            <text:p>7201.06</text:p>
          </table:table-cell>
          <table:table-cell office:value-type="float" office:value="4.88" calcext:value-type="float">
            <text:p>4.88</text:p>
          </table:table-cell>
          <table:table-cell office:value-type="float" office:value="58911" calcext:value-type="float">
            <text:p>58911</text:p>
          </table:table-cell>
          <table:table-cell office:value-type="float" office:value="6996" calcext:value-type="float">
            <text:p>6996</text:p>
          </table:table-cell>
          <table:table-cell office:value-type="float" office:value="4749" calcext:value-type="float">
            <text:p>474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-n76-k8</text:p>
          </table:table-cell>
          <table:table-cell office:value-type="float" office:value="2677.39" calcext:value-type="float">
            <text:p>2677.39</text:p>
          </table:table-cell>
          <table:table-cell office:value-type="float" office:value="0.75" calcext:value-type="float">
            <text:p>0.75</text:p>
          </table:table-cell>
          <table:table-cell office:value-type="float" office:value="6872.73" calcext:value-type="float">
            <text:p>6872.73</text:p>
          </table:table-cell>
          <table:table-cell office:value-type="float" office:value="2677.39" calcext:value-type="float">
            <text:p>2677.39</text:p>
          </table:table-cell>
          <table:table-cell office:value-type="float" office:value="1.878" calcext:value-type="float">
            <text:p>1.878</text:p>
          </table:table-cell>
          <table:table-cell office:value-type="float" office:value="1" calcext:value-type="float">
            <text:p>1</text:p>
          </table:table-cell>
          <table:table-cell office:value-type="float" office:value="7224.49" calcext:value-type="float">
            <text:p>7224.49</text:p>
          </table:table-cell>
          <table:table-cell office:value-type="float" office:value="0" calcext:value-type="float">
            <text:p>0</text:p>
          </table:table-cell>
          <table:table-cell office:value-type="float" office:value="45074" calcext:value-type="float">
            <text:p>45074</text:p>
          </table:table-cell>
          <table:table-cell office:value-type="float" office:value="5310" calcext:value-type="float">
            <text:p>5310</text:p>
          </table:table-cell>
          <table:table-cell office:value-type="float" office:value="3954" calcext:value-type="float">
            <text:p>3954</text:p>
          </table:table-cell>
          <table:table-cell office:value-type="float" office:value="2677.39" calcext:value-type="float">
            <text:p>2677.39</text:p>
          </table:table-cell>
          <table:table-cell office:value-type="float" office:value="0.71" calcext:value-type="float">
            <text:p>0.71</text:p>
          </table:table-cell>
          <table:table-cell office:value-type="float" office:value="1297.6" calcext:value-type="float">
            <text:p>1297.6</text:p>
          </table:table-cell>
          <table:table-cell office:value-type="float" office:value="2677.39" calcext:value-type="float">
            <text:p>2677.39</text:p>
          </table:table-cell>
          <table:table-cell office:value-type="float" office:value="1.724" calcext:value-type="float">
            <text:p>1.724</text:p>
          </table:table-cell>
          <table:table-cell office:value-type="float" office:value="275" calcext:value-type="float">
            <text:p>275</text:p>
          </table:table-cell>
          <table:table-cell office:value-type="float" office:value="7201.75" calcext:value-type="float">
            <text:p>7201.75</text:p>
          </table:table-cell>
          <table:table-cell office:value-type="float" office:value="18.02" calcext:value-type="float">
            <text:p>18.02</text:p>
          </table:table-cell>
          <table:table-cell office:value-type="float" office:value="71888" calcext:value-type="float">
            <text:p>71888</text:p>
          </table:table-cell>
          <table:table-cell office:value-type="float" office:value="7373" calcext:value-type="float">
            <text:p>7373</text:p>
          </table:table-cell>
          <table:table-cell office:value-type="float" office:value="5583" calcext:value-type="float">
            <text:p>55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E-n101-k14</text:p>
          </table:table-cell>
          <table:table-cell table:number-columns-repeated="11" office:value-type="string" calcext:value-type="string">
            <text:p>--</text:p>
          </table:table-cell>
          <table:table-cell office:value-type="float" office:value="2922.82" calcext:value-type="float">
            <text:p>2922.82</text:p>
          </table:table-cell>
          <table:table-cell office:value-type="float" office:value="1.78" calcext:value-type="float">
            <text:p>1.78</text:p>
          </table:table-cell>
          <table:table-cell office:value-type="float" office:value="1510.68" calcext:value-type="float">
            <text:p>1510.68</text:p>
          </table:table-cell>
          <table:table-cell office:value-type="float" office:value="2922.82" calcext:value-type="float">
            <text:p>2922.82</text:p>
          </table:table-cell>
          <table:table-cell office:value-type="float" office:value="0.553" calcext:value-type="float">
            <text:p>0.553</text:p>
          </table:table-cell>
          <table:table-cell office:value-type="float" office:value="73" calcext:value-type="float">
            <text:p>73</text:p>
          </table:table-cell>
          <table:table-cell office:value-type="float" office:value="7202.94" calcext:value-type="float">
            <text:p>7202.94</text:p>
          </table:table-cell>
          <table:table-cell office:value-type="float" office:value="15.94" calcext:value-type="float">
            <text:p>15.94</text:p>
          </table:table-cell>
          <table:table-cell office:value-type="float" office:value="66453" calcext:value-type="float">
            <text:p>66453</text:p>
          </table:table-cell>
          <table:table-cell office:value-type="float" office:value="5014" calcext:value-type="float">
            <text:p>5014</text:p>
          </table:table-cell>
          <table:table-cell office:value-type="float" office:value="4233" calcext:value-type="float">
            <text:p>4233</text:p>
          </table:table-cell>
          <table:table-cell table:number-columns-repeated="1001"/>
        </table:table-row>
        <table:table-row table:style-name="ro1">
          <table:table-cell table:style-name="ce28" table:number-columns-repeated="9"/>
          <table:table-cell table:style-name="ce29" table:number-columns-repeated="3"/>
          <table:table-cell table:style-name="ce28" table:formula="of:=AVERAGE([.M28:.M39])" office:value-type="float" office:value="2145.1775" calcext:value-type="float">
            <text:p>2145.18</text:p>
          </table:table-cell>
          <table:table-cell table:style-name="ce28" table:formula="of:=AVERAGE([.N28:.N39])" office:value-type="float" office:value="0.646666666666667" calcext:value-type="float">
            <text:p>0.65</text:p>
          </table:table-cell>
          <table:table-cell table:style-name="ce28" table:formula="of:=AVERAGE([.O28:.O39])" office:value-type="float" office:value="418.481666666667" calcext:value-type="float">
            <text:p>418.48</text:p>
          </table:table-cell>
          <table:table-cell table:style-name="ce28" table:formula="of:=AVERAGE([.P28:.P39])" office:value-type="float" office:value="2145.1775" calcext:value-type="float">
            <text:p>2145.18</text:p>
          </table:table-cell>
          <table:table-cell table:style-name="ce28" table:formula="of:=AVERAGE([.Q28:.Q39])" office:value-type="float" office:value="0.471583333333333" calcext:value-type="float">
            <text:p>0.47</text:p>
          </table:table-cell>
          <table:table-cell table:style-name="ce28" table:formula="of:=AVERAGE([.R28:.R39])" office:value-type="float" office:value="958.416666666667" calcext:value-type="float">
            <text:p>958.42</text:p>
          </table:table-cell>
          <table:table-cell table:style-name="ce28" table:formula="of:=AVERAGE([.S28:.S39])" office:value-type="float" office:value="2817.1725" calcext:value-type="float">
            <text:p>2817.17</text:p>
          </table:table-cell>
          <table:table-cell table:style-name="ce28" table:formula="of:=AVERAGE([.T28:.T39])" office:value-type="float" office:value="8.83166666666667" calcext:value-type="float">
            <text:p>8.83</text:p>
          </table:table-cell>
          <table:table-cell table:style-name="ce29" table:formula="of:=AVERAGE([.U28:.U39])" office:value-type="float" office:value="36052.1666666667" calcext:value-type="float">
            <text:p>36052</text:p>
          </table:table-cell>
          <table:table-cell table:style-name="ce29" table:formula="of:=AVERAGE([.V28:.V39])" office:value-type="float" office:value="5234.66666666667" calcext:value-type="float">
            <text:p>5235</text:p>
          </table:table-cell>
          <table:table-cell table:style-name="ce29" table:formula="of:=AVERAGE([.W28:.W39])" office:value-type="float" office:value="4202.41666666667" calcext:value-type="float">
            <text:p>4202</text:p>
          </table:table-cell>
          <table:table-cell table:style-name="ce28" table:number-columns-repeated="1001"/>
        </table:table-row>
        <table:table-row table:style-name="ro1">
          <table:table-cell table:style-name="ce28" office:value-type="string" calcext:value-type="string">
            <text:p>avg e</text:p>
          </table:table-cell>
          <table:table-cell table:style-name="ce28" table:formula="of:=AVERAGE([.B38];[.B28:.B36])" office:value-type="float" office:value="1987.406" calcext:value-type="float">
            <text:p>1987.41</text:p>
          </table:table-cell>
          <table:table-cell table:style-name="ce28" table:formula="of:=AVERAGE([.C38];[.C28:.C36])" office:value-type="float" office:value="0.534" calcext:value-type="float">
            <text:p>0.53</text:p>
          </table:table-cell>
          <table:table-cell table:style-name="ce28" table:formula="of:=AVERAGE([.D38];[.D28:.D36])" office:value-type="float" office:value="4002.921" calcext:value-type="float">
            <text:p>4002.92</text:p>
          </table:table-cell>
          <table:table-cell table:style-name="ce28" table:formula="of:=AVERAGE([.E38];[.E28:.E36])" office:value-type="float" office:value="1987.406" calcext:value-type="float">
            <text:p>1987.41</text:p>
          </table:table-cell>
          <table:table-cell table:style-name="ce28" table:formula="of:=AVERAGE([.F38];[.F28:.F36])" office:value-type="float" office:value="0.3633" calcext:value-type="float">
            <text:p>0.36</text:p>
          </table:table-cell>
          <table:table-cell table:style-name="ce28" table:formula="of:=AVERAGE([.G38];[.G28:.G36])" office:value-type="float" office:value="812.6" calcext:value-type="float">
            <text:p>812.60</text:p>
          </table:table-cell>
          <table:table-cell table:style-name="ce28" table:formula="of:=AVERAGE([.H38];[.H28:.H36])" office:value-type="float" office:value="4460.966" calcext:value-type="float">
            <text:p>4460.97</text:p>
          </table:table-cell>
          <table:table-cell table:style-name="ce28" table:formula="of:=AVERAGE([.I38];[.I28:.I36])" office:value-type="float" office:value="2.991" calcext:value-type="float">
            <text:p>2.99</text:p>
          </table:table-cell>
          <table:table-cell table:style-name="ce29" table:formula="of:=AVERAGE([.J38];[.J28:.J36])" office:value-type="float" office:value="18340.4" calcext:value-type="float">
            <text:p>18340</text:p>
          </table:table-cell>
          <table:table-cell table:style-name="ce29" table:formula="of:=AVERAGE([.K38];[.K28:.K36])" office:value-type="float" office:value="2868.1" calcext:value-type="float">
            <text:p>2868</text:p>
          </table:table-cell>
          <table:table-cell table:style-name="ce29" table:formula="of:=AVERAGE([.L38];[.L28:.L36])" office:value-type="float" office:value="2320.8" calcext:value-type="float">
            <text:p>2321</text:p>
          </table:table-cell>
          <table:table-cell table:style-name="ce28" table:formula="of:=AVERAGE([.M38];[.M28:.M36])" office:value-type="float" office:value="1987.406" calcext:value-type="float">
            <text:p>1987.41</text:p>
          </table:table-cell>
          <table:table-cell table:style-name="ce28" table:formula="of:=AVERAGE([.N38];[.N28:.N36])" office:value-type="float" office:value="0.53" calcext:value-type="float">
            <text:p>0.53</text:p>
          </table:table-cell>
          <table:table-cell table:style-name="ce28" table:formula="of:=AVERAGE([.O38];[.O28:.O36])" office:value-type="float" office:value="195.675" calcext:value-type="float">
            <text:p>195.68</text:p>
          </table:table-cell>
          <table:table-cell table:style-name="ce28" table:formula="of:=AVERAGE([.P38];[.P28:.P36])" office:value-type="float" office:value="1987.406" calcext:value-type="float">
            <text:p>1987.41</text:p>
          </table:table-cell>
          <table:table-cell table:style-name="ce28" table:formula="of:=AVERAGE([.Q38];[.Q28:.Q36])" office:value-type="float" office:value="0.2878" calcext:value-type="float">
            <text:p>0.29</text:p>
          </table:table-cell>
          <table:table-cell table:style-name="ce28" table:formula="of:=AVERAGE([.R38];[.R28:.R36])" office:value-type="float" office:value="1138.2" calcext:value-type="float">
            <text:p>1138.20</text:p>
          </table:table-cell>
          <table:table-cell table:style-name="ce28" table:formula="of:=AVERAGE([.S38];[.S28:.S36])" office:value-type="float" office:value="1940.207" calcext:value-type="float">
            <text:p>1940.21</text:p>
          </table:table-cell>
          <table:table-cell table:style-name="ce28" table:formula="of:=AVERAGE([.T38];[.T28:.T36])" office:value-type="float" office:value="8.516" calcext:value-type="float">
            <text:p>8.52</text:p>
          </table:table-cell>
          <table:table-cell table:style-name="ce29" table:formula="of:=AVERAGE([.U38];[.U28:.U36])" office:value-type="float" office:value="30726.2" calcext:value-type="float">
            <text:p>30726</text:p>
          </table:table-cell>
          <table:table-cell table:style-name="ce29" table:formula="of:=AVERAGE([.V38];[.V28:.V36])" office:value-type="float" office:value="5080.6" calcext:value-type="float">
            <text:p>5081</text:p>
          </table:table-cell>
          <table:table-cell table:style-name="ce29" table:formula="of:=AVERAGE([.W38];[.W28:.W36])" office:value-type="float" office:value="4144.7" calcext:value-type="float">
            <text:p>4145</text:p>
          </table:table-cell>
          <table:table-cell table:style-name="ce28" table:number-columns-repeated="100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rig 50 B&amp;C'.A1:'rig 50 B&amp;C'.Q23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dvGulliv-R" svg:font-family="AdvGulliv-R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Liberation Sans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4:53:53.5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1T09:24:28.307481366</meta:creation-date>
    <dc:date>2020-05-13T15:13:20.087000000</dc:date>
    <meta:editing-duration>PT7H46M13S</meta:editing-duration>
    <meta:editing-cycles>216</meta:editing-cycles>
    <meta:generator>LibreOffice/6.4.3.2$Windows_X86_64 LibreOffice_project/747b5d0ebf89f41c860ec2a39efd7cb15b54f2d8</meta:generator>
    <meta:document-statistic meta:table-count="7" meta:cell-count="3390" meta:object-count="0"/>
  </office:meta>
</office:document-meta>
</file>